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fo:color="#000000" style:font-name="Monospace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valeur94.93761814744802</text:span></text:p>
      <text:p text:style-name="P1"><text:span text:style-name="T1">2valeur97.90170132325142</text:span></text:p>
      <text:p text:style-name="P1"><text:span text:style-name="T1">7valeur91.50094517958412</text:span></text:p>
      <text:p text:style-name="P1"><text:span text:style-name="T1">8valeur89.52173913043478</text:span></text:p>
      <text:p text:style-name="P1"><text:span text:style-name="T1">9valeur86.10964083175803</text:span></text:p>
      <text:p text:style-name="P1"><text:span text:style-name="T1">10valeur86.03213610586012</text:span></text:p>
      <text:p text:style-name="P1"><text:span text:style-name="T1">11valeur88.68620037807183</text:span></text:p>
      <text:p text:style-name="P1"><text:span text:style-name="T1">13valeur76.39508506616257</text:span></text:p>
      <text:p text:style-name="P1"><text:span text:style-name="T1">20valeur87.91493383742912</text:span></text:p>
      <text:p text:style-name="P1"><text:span text:style-name="T1">21valeur91.03780718336483</text:span></text:p>
      <text:p text:style-name="P1"><text:span text:style-name="T1">22valeur93.413988657845</text:span></text:p>
      <text:p text:style-name="P1"><text:span text:style-name="T1">26valeur79.92249527410208</text:span></text:p>
      <text:p text:style-name="P1"><text:span text:style-name="T1">28valeur85.30434782608695</text:span></text:p>
      <text:p text:style-name="P1"><text:span text:style-name="T1">29valeur83.47826086956522</text:span></text:p>
      <text:p text:style-name="P1"><text:span text:style-name="T1">30valeur83.882797731569</text:span></text:p>
      <text:p text:style-name="P1"><text:span text:style-name="T1">31valeur87.74858223062382</text:span></text:p>
      <text:p text:style-name="P1"><text:span text:style-name="T1">33valeur73.52741020793951</text:span></text:p>
      <text:p text:style-name="P1"><text:span text:style-name="T1">34valeur74.59735349716446</text:span></text:p>
      <text:p text:style-name="P1"><text:span text:style-name="T1">37valeur96.81474480151229</text:span></text:p>
      <text:p text:style-name="P1"><text:span text:style-name="T1">40valeur85.58223062381853</text:span></text:p>
      <text:p text:style-name="P1"><text:span text:style-name="T1">46valeur77.92627599243856</text:span></text:p>
      <text:p text:style-name="P1"><text:span text:style-name="T1">47valeur78.73724007561437</text:span></text:p>
      <text:p text:style-name="P1"><text:span text:style-name="T1">54valeur70.93950850661626</text:span></text:p>
      <text:p text:style-name="P1"><text:span text:style-name="T1">60valeur83.59357277882798</text:span></text:p>
      <text:p text:style-name="P1"><text:span text:style-name="T1">61valeur80.58790170132325</text:span></text:p>
      <text:p text:style-name="P1"><text:span text:style-name="T1">62valeur76.20604914933837</text:span></text:p>
      <text:p text:style-name="P1"><text:span text:style-name="T1">63valeur71.45368620037807</text:span></text:p>
      <text:p text:style-name="P1"><text:span text:style-name="T1">64valeur70.7429111531191</text:span></text:p>
      <text:p text:style-name="P1"><text:span text:style-name="T1">65valeur68.80340264650283</text:span></text:p>
      <text:p text:style-name="P1"><text:span text:style-name="T1">67valeur76.13232514177693</text:span></text:p>
      <text:p text:style-name="P1"><text:span text:style-name="T1">69valeur72.2249527410208</text:span></text:p>
      <text:p text:style-name="P1"><text:span text:style-name="T1">75valeur70.92627599243856</text:span></text:p>
      <text:p text:style-name="P1"><text:span text:style-name="T1">80valeur84.0453686200378</text:span></text:p>
      <text:p text:style-name="P1"><text:span text:style-name="T1">81valeur78.65406427221173</text:span></text:p>
      <text:p text:style-name="P1"><text:span text:style-name="T1">84valeur67.07939508506617</text:span></text:p>
      <text:p text:style-name="P1"><text:span text:style-name="T1">89valeur68.55198487712666</text:span></text:p>
      <text:p text:style-name="P1"><text:span text:style-name="T1">93valeur77.10207939508507</text:span></text:p>
      <text:p text:style-name="P1"><text:span text:style-name="T1">100valeur76.3421550094518</text:span></text:p>
      <text:p text:style-name="P1"><text:span text:style-name="T1">101valeur77.7164461247637</text:span></text:p>
      <text:p text:style-name="P1"><text:span text:style-name="T1">105valeur69.296786389414</text:span></text:p>
      <text:p text:style-name="P1"><text:span text:style-name="T1">106valeur71.31758034026466</text:span></text:p>
      <text:p text:style-name="P1"><text:span text:style-name="T1">108valeur65.47637051039698</text:span></text:p>
      <text:p text:style-name="P1"><text:span text:style-name="T1">120valeur69.43100189035917</text:span></text:p>
      <text:p text:style-name="P1"><text:span text:style-name="T1">122valeur75.50283553875236</text:span></text:p>
      <text:p text:style-name="P1"><text:span text:style-name="T1">123valeur74.81474480151229</text:span></text:p>
      <text:p text:style-name="P1"><text:span text:style-name="T1">129valeur69.44990548204159</text:span></text:p>
      <text:p text:style-name="P1"><text:span text:style-name="T1">130valeur71.2476370510397</text:span></text:p>
      <text:p text:style-name="P1"><text:span text:style-name="T1">139valeur80.8794466403162</text:span></text:p>
      <text:p text:style-name="P1"><text:span text:style-name="T1">140valeur66.26275992438563</text:span></text:p>
      <text:p text:style-name="P1"><text:span text:style-name="T1">141valeur67.5406427221172</text:span></text:p>
      <text:p text:style-name="P1"><text:span text:style-name="T1">142valeur69.42533081285444</text:span></text:p>
      <text:p text:style-name="P1"><text:span text:style-name="T1">145valeur59.58034026465028</text:span></text:p>
      <text:p text:style-name="P1"><text:span text:style-name="T1">146valeur60.48393194706994</text:span></text:p>
      <text:p text:style-name="P1"><text:span text:style-name="T1">148valeur77.4007561436673</text:span></text:p>
      <text:p text:style-name="P1"><text:span text:style-name="T1">155valeur69.89413988657844</text:span></text:p>
      <text:p text:style-name="P1"><text:span text:style-name="T1">163valeur59.86578449905482</text:span></text:p>
      <text:p text:style-name="P1"><text:span text:style-name="T1">164valeur57.48960302457467</text:span></text:p>
      <text:p text:style-name="P1"><text:span text:style-name="T1">169valeur68.74858223062382</text:span></text:p>
      <text:p text:style-name="P1"><text:span text:style-name="T1">170valeur66.37240075614366</text:span></text:p>
      <text:p text:style-name="P1"><text:span text:style-name="T1">171valeur66.41776937618147</text:span></text:p>
      <text:p text:style-name="P1"><text:span text:style-name="T1">172valeur70.98109640831758</text:span></text:p>
      <text:p text:style-name="P1"><text:span text:style-name="T1">173valeur70.72778827977315</text:span></text:p>
      <text:p text:style-name="P1"><text:soft-page-break/><text:span text:style-name="T1">186valeur76.6578449905482</text:span></text:p>
      <text:p text:style-name="P1"><text:span text:style-name="T1">201valeur56.87523629489603</text:span></text:p>
      <text:p text:style-name="P1"><text:span text:style-name="T1">204valeur79.84120982986768</text:span></text:p>
      <text:p text:style-name="P1"><text:span text:style-name="T1">205valeur78.17013232514178</text:span></text:p>
      <text:p text:style-name="P1"><text:span text:style-name="T1">206valeur77.54442344045368</text:span></text:p>
      <text:p text:style-name="P1"><text:span text:style-name="T1">211valeur85.14177693761815</text:span></text:p>
      <text:p text:style-name="P1"><text:span text:style-name="T1">212valeur85.76181474480151</text:span></text:p>
      <text:p text:style-name="P1"><text:span text:style-name="T1">213valeur84.85822306238185</text:span></text:p>
      <text:p text:style-name="P1"><text:span text:style-name="T1">214valeur79.75425330812854</text:span></text:p>
      <text:p text:style-name="P1"><text:span text:style-name="T1">217valeur88.6578449905482</text:span></text:p>
      <text:p text:style-name="P1"><text:span text:style-name="T1">218valeur89.648393194707</text:span></text:p>
      <text:p text:style-name="P1"><text:span text:style-name="T1">225valeur76.67485822306239</text:span></text:p>
      <text:p text:style-name="P1"><text:span text:style-name="T1">229valeur75.61814744801512</text:span></text:p>
      <text:p text:style-name="P1"><text:span text:style-name="T1">230valeur79.44990548204159</text:span></text:p>
      <text:p text:style-name="P1"><text:span text:style-name="T1">231valeur85.18525519848771</text:span></text:p>
      <text:p text:style-name="P1"><text:span text:style-name="T1">232valeur84.99810964083176</text:span></text:p>
      <text:p text:style-name="P1"><text:span text:style-name="T1">233valeur83.78071833648393</text:span></text:p>
      <text:p text:style-name="P1"><text:span text:style-name="T1">234valeur80.65028355387524</text:span></text:p>
      <text:p text:style-name="P1"><text:span text:style-name="T1">237valeur88.60491493383743</text:span></text:p>
      <text:p text:style-name="P1"><text:span text:style-name="T1">249valeur77.70510396975425</text:span></text:p>
      <text:p text:style-name="P1"><text:span text:style-name="T1">250valeur82.27788279773156</text:span></text:p>
      <text:p text:style-name="P1"><text:span text:style-name="T1">268valeur81.74480151228734</text:span></text:p>
      <text:p text:style-name="P1"><text:span text:style-name="T1">272valeur69.648393194707</text:span></text:p>
      <text:p text:style-name="P1"><text:span text:style-name="T1">286valeur79.73156899810964</text:span></text:p>
      <text:p text:style-name="P1"><text:span text:style-name="T1">287valeur78.94328922495274</text:span></text:p>
      <text:p text:style-name="P1"><text:span text:style-name="T1">289valeur89.42722117202268</text:span></text:p>
      <text:p text:style-name="P1"><text:span text:style-name="T1">306valeur75.72400756143668</text:span></text:p>
      <text:p text:style-name="P1"><text:span text:style-name="T1">307valeur78.51984877126654</text:span></text:p>
      <text:p text:style-name="P1"><text:span text:style-name="T1">326valeur75.92249527410208</text:span></text:p>
      <text:p text:style-name="P1"><text:span text:style-name="T1">333valeur70.79962192816635</text:span></text:p>
      <text:p text:style-name="P1"><text:span text:style-name="T1">338valeur111.41965973534971</text:span></text:p>
      <text:p text:style-name="P1"><text:span text:style-name="T1">345valeur63.0945179584121</text:span></text:p>
      <text:p text:style-name="P1"><text:span text:style-name="T1">352valeur71.46313799621929</text:span></text:p>
      <text:p text:style-name="P1"><text:span text:style-name="T1">358valeur111.15122873345936</text:span></text:p>
      <text:p text:style-name="P1"><text:span text:style-name="T1">366valeur66.6086956521739</text:span></text:p>
      <text:p text:style-name="P1"><text:span text:style-name="T1">367valeur68.05293005671078</text:span></text:p>
      <text:p text:style-name="P1"><text:span text:style-name="T1">371valeur74.58790170132325</text:span></text:p>
      <text:p text:style-name="P1"><text:span text:style-name="T1">377valeur108.69187145557656</text:span></text:p>
      <text:p text:style-name="P1"><text:span text:style-name="T1">378valeur109.57844990548205</text:span></text:p>
      <text:p text:style-name="P1"><text:span text:style-name="T1">379valeur110.68379446640316</text:span></text:p>
      <text:p text:style-name="P1"><text:span text:style-name="T1">380valeur85.3913043478261</text:span></text:p>
      <text:p text:style-name="P1"><text:span text:style-name="T1">384valeur57.78656126482213</text:span></text:p>
      <text:p text:style-name="P1"><text:span text:style-name="T1">385valeur62.95652173913044</text:span></text:p>
      <text:p text:style-name="P1"><text:span text:style-name="T1">386valeur65.95256916996047</text:span></text:p>
      <text:p text:style-name="P1"><text:span text:style-name="T1">391valeur76.3300395256917</text:span></text:p>
      <text:p text:style-name="P1"><text:span text:style-name="T1">397valeur109.44268774703558</text:span></text:p>
      <text:p text:style-name="P1"><text:span text:style-name="T1">398valeur110.44664031620553</text:span></text:p>
      <text:p text:style-name="P1"><text:span text:style-name="T1">399valeur110.85330578512396</text:span></text:p>
      <text:p text:style-name="P1"><text:span text:style-name="T1">compteur110</text:span></text:p>
      <text:p text:style-name="P1"><text:span text:style-name="T1">Affichage des moyennes :</text:span></text:p>
      <text:p text:style-name="P1"><text:span text:style-name="T1">*************************</text:span></text:p>
      <text:p text:style-name="P2"/>
      <text:p text:style-name="P1"><text:span text:style-name="T1">NDVI=-1.1094338947069943E7</text:span></text:p>
      <text:p text:style-name="P1"><text:span text:style-name="T1">IR=91.29867674858222</text:span></text:p>
      <text:p text:style-name="P1"><text:span text:style-name="T1">variance NDVI=4.776922546251845E8</text:span></text:p>
      <text:p text:style-name="P1"><text:span text:style-name="T1">varianceIR=17.164947920162753</text:span></text:p>
      <text:p text:style-name="P2"/>
      <text:p text:style-name="P1"><text:span text:style-name="T1">NDVI=-1.0917776608695652E7</text:span></text:p>
      <text:p text:style-name="P1"><text:span text:style-name="T1">IR=94.93761814744802</text:span></text:p>
      <text:p text:style-name="P1"><text:span text:style-name="T1">variance NDVI=3.1712874351685263E7</text:span></text:p>
      <text:p text:style-name="P1"><text:span text:style-name="T1">varianceIR=8.276167747403473</text:span></text:p>
      <text:p text:style-name="P2"/>
      <text:p text:style-name="P1"><text:soft-page-break/><text:span text:style-name="T1">NDVI=-1.0830783489603024E7</text:span></text:p>
      <text:p text:style-name="P1"><text:span text:style-name="T1">IR=97.90170132325142</text:span></text:p>
      <text:p text:style-name="P1"><text:span text:style-name="T1">variance NDVI=5.764605387577087E7</text:span></text:p>
      <text:p text:style-name="P1"><text:span text:style-name="T1">varianceIR=4.498358394699819</text:span></text:p>
      <text:p text:style-name="P2"/>
      <text:p text:style-name="P1"><text:span text:style-name="T1">NDVI=-1.1125364848771267E7</text:span></text:p>
      <text:p text:style-name="P1"><text:span text:style-name="T1">IR=91.24196597353497</text:span></text:p>
      <text:p text:style-name="P1"><text:span text:style-name="T1">variance NDVI=5.400347492103149E8</text:span></text:p>
      <text:p text:style-name="P1"><text:span text:style-name="T1">varianceIR=100.09097298696334</text:span></text:p>
      <text:p text:style-name="P2"/>
      <text:p text:style-name="P1"><text:span text:style-name="T1">NDVI=-1.1598599493383743E7</text:span></text:p>
      <text:p text:style-name="P1"><text:span text:style-name="T1">IR=73.32325141776937</text:span></text:p>
      <text:p text:style-name="P1"><text:span text:style-name="T1">variance NDVI=2.4170300975152932E7</text:span></text:p>
      <text:p text:style-name="P1"><text:span text:style-name="T1">varianceIR=35.98870171273105</text:span></text:p>
      <text:p text:style-name="P2"/>
      <text:p text:style-name="P1"><text:span text:style-name="T1">NDVI=-1.1179198448015124E7</text:span></text:p>
      <text:p text:style-name="P1"><text:span text:style-name="T1">IR=85.87712665406427</text:span></text:p>
      <text:p text:style-name="P1"><text:span text:style-name="T1">variance NDVI=2.889150158326633E8</text:span></text:p>
      <text:p text:style-name="P1"><text:span text:style-name="T1">varianceIR=86.61227620958884</text:span></text:p>
      <text:p text:style-name="P2"/>
      <text:p text:style-name="P1"><text:span text:style-name="T1">NDVI=-1.1132219051039698E7</text:span></text:p>
      <text:p text:style-name="P1"><text:span text:style-name="T1">IR=89.03213610586012</text:span></text:p>
      <text:p text:style-name="P1"><text:span text:style-name="T1">variance NDVI=8.50589864556031E7</text:span></text:p>
      <text:p text:style-name="P1"><text:span text:style-name="T1">varianceIR=28.54664450996747</text:span></text:p>
      <text:p text:style-name="P2"/>
      <text:p text:style-name="P1"><text:span text:style-name="T1">NDVI=-1.1116006313799622E7</text:span></text:p>
      <text:p text:style-name="P1"><text:span text:style-name="T1">IR=91.50094517958412</text:span></text:p>
      <text:p text:style-name="P1"><text:span text:style-name="T1">variance NDVI=1.2971954167399378E8</text:span></text:p>
      <text:p text:style-name="P1"><text:span text:style-name="T1">varianceIR=6.247017951167232</text:span></text:p>
      <text:p text:style-name="P2"/>
      <text:p text:style-name="P1"><text:span text:style-name="T1">NDVI=-1.1199780784499055E7</text:span></text:p>
      <text:p text:style-name="P1"><text:span text:style-name="T1">IR=89.52173913043478</text:span></text:p>
      <text:p text:style-name="P1"><text:span text:style-name="T1">variance NDVI=1.2884916099219048E7</text:span></text:p>
      <text:p text:style-name="P1"><text:span text:style-name="T1">varianceIR=4.918982565099481</text:span></text:p>
      <text:p text:style-name="P2"/>
      <text:p text:style-name="P1"><text:span text:style-name="T1">NDVI=-1.136316736483932E7</text:span></text:p>
      <text:p text:style-name="P1"><text:span text:style-name="T1">IR=86.10964083175803</text:span></text:p>
      <text:p text:style-name="P1"><text:span text:style-name="T1">variance NDVI=1.1434524224645184E8</text:span></text:p>
      <text:p text:style-name="P1"><text:span text:style-name="T1">varianceIR=4.840285587773925</text:span></text:p>
      <text:p text:style-name="P2"/>
      <text:p text:style-name="P1"><text:span text:style-name="T1">NDVI=-1.1382600213610586E7</text:span></text:p>
      <text:p text:style-name="P1"><text:span text:style-name="T1">IR=86.03213610586012</text:span></text:p>
      <text:p text:style-name="P1"><text:span text:style-name="T1">variance NDVI=8740566.983387379</text:span></text:p>
      <text:p text:style-name="P1"><text:span text:style-name="T1">varianceIR=5.444200622188319</text:span></text:p>
      <text:p text:style-name="P2"/>
      <text:p text:style-name="P1"><text:span text:style-name="T1">NDVI=-1.113118813799622E7</text:span></text:p>
      <text:p text:style-name="P1"><text:span text:style-name="T1">IR=88.68620037807183</text:span></text:p>
      <text:p text:style-name="P1"><text:span text:style-name="T1">variance NDVI=5077750.299741949</text:span></text:p>
      <text:p text:style-name="P1"><text:span text:style-name="T1">varianceIR=4.9700404541765915</text:span></text:p>
      <text:p text:style-name="P2"/>
      <text:p text:style-name="P1"><text:span text:style-name="T1">NDVI=-1.1077704153119093E7</text:span></text:p>
      <text:p text:style-name="P1"><text:span text:style-name="T1">IR=81.25330812854442</text:span></text:p>
      <text:p text:style-name="P1"><text:span text:style-name="T1">variance NDVI=4.634423414406914E7</text:span></text:p>
      <text:p text:style-name="P1"><text:span text:style-name="T1">varianceIR=15.467215108898365</text:span></text:p>
      <text:p text:style-name="P2"/>
      <text:p text:style-name="P1"><text:span text:style-name="T1">NDVI=-1.114679029678639E7</text:span></text:p>
      <text:p text:style-name="P1"><text:span text:style-name="T1">IR=76.39508506616257</text:span></text:p>
      <text:p text:style-name="P1"><text:span text:style-name="T1">variance NDVI=2.0577550973054375E7</text:span></text:p>
      <text:p text:style-name="P1"><text:span text:style-name="T1">varianceIR=5.366042048087405</text:span></text:p>
      <text:p text:style-name="P2"/>
      <text:p text:style-name="P1"><text:span text:style-name="T1">NDVI=-1.0928557077504726E7</text:span></text:p>
      <text:p text:style-name="P1"><text:span text:style-name="T1">IR=80.50283553875236</text:span></text:p>
      <text:p text:style-name="P1"><text:soft-page-break/><text:span text:style-name="T1">variance NDVI=77372.55066333814</text:span></text:p>
      <text:p text:style-name="P1"><text:span text:style-name="T1">varianceIR=14.137906004671585</text:span></text:p>
      <text:p text:style-name="P2"/>
      <text:p text:style-name="P1"><text:span text:style-name="T1">NDVI=-1.0583434877126655E7</text:span></text:p>
      <text:p text:style-name="P1"><text:span text:style-name="T1">IR=89.05482041587902</text:span></text:p>
      <text:p text:style-name="P1"><text:span text:style-name="T1">variance NDVI=8.010261790048924E7</text:span></text:p>
      <text:p text:style-name="P1"><text:span text:style-name="T1">varianceIR=22.280096875697602</text:span></text:p>
      <text:p text:style-name="P2"/>
      <text:p text:style-name="P1"><text:span text:style-name="T1">NDVI=-1.063666300189036E7</text:span></text:p>
      <text:p text:style-name="P1"><text:span text:style-name="T1">IR=90.05671077504726</text:span></text:p>
      <text:p text:style-name="P1"><text:span text:style-name="T1">variance NDVI=5.861301985218423E7</text:span></text:p>
      <text:p text:style-name="P1"><text:span text:style-name="T1">varianceIR=14.110604598051207</text:span></text:p>
      <text:p text:style-name="P2"/>
      <text:p text:style-name="P1"><text:span text:style-name="T1">NDVI=-1.0563948822306238E7</text:span></text:p>
      <text:p text:style-name="P1"><text:span text:style-name="T1">IR=90.07372400756144</text:span></text:p>
      <text:p text:style-name="P1"><text:span text:style-name="T1">variance NDVI=5.4258503386800766E7</text:span></text:p>
      <text:p text:style-name="P1"><text:span text:style-name="T1">varianceIR=20.70964181530327</text:span></text:p>
      <text:p text:style-name="P2"/>
      <text:p text:style-name="P1"><text:span text:style-name="T1">NDVI=-1.0435950525519848E7</text:span></text:p>
      <text:p text:style-name="P1"><text:span text:style-name="T1">IR=91.27410207939508</text:span></text:p>
      <text:p text:style-name="P1"><text:span text:style-name="T1">variance NDVI=9.382247802883872E7</text:span></text:p>
      <text:p text:style-name="P1"><text:span text:style-name="T1">varianceIR=113.44086372190476</text:span></text:p>
      <text:p text:style-name="P2"/>
      <text:p text:style-name="P1"><text:span text:style-name="T1">NDVI=-1.0311722003952568E7</text:span></text:p>
      <text:p text:style-name="P1"><text:span text:style-name="T1">IR=94.0909090909091</text:span></text:p>
      <text:p text:style-name="P1"><text:span text:style-name="T1">variance NDVI=4.45543601339659E7</text:span></text:p>
      <text:p text:style-name="P1"><text:span text:style-name="T1">varianceIR=169.2824453663477</text:span></text:p>
      <text:p text:style-name="P2"/>
      <text:p text:style-name="P1"><text:span text:style-name="T1">NDVI=-1.136885272778828E7</text:span></text:p>
      <text:p text:style-name="P1"><text:span text:style-name="T1">IR=87.91493383742912</text:span></text:p>
      <text:p text:style-name="P1"><text:span text:style-name="T1">variance NDVI=1.4346027739758545E8</text:span></text:p>
      <text:p text:style-name="P1"><text:span text:style-name="T1">varianceIR=8.484324412710494</text:span></text:p>
      <text:p text:style-name="P2"/>
      <text:p text:style-name="P1"><text:span text:style-name="T1">NDVI=-1.1189454096408317E7</text:span></text:p>
      <text:p text:style-name="P1"><text:span text:style-name="T1">IR=91.03780718336483</text:span></text:p>
      <text:p text:style-name="P1"><text:span text:style-name="T1">variance NDVI=9863183.678370478</text:span></text:p>
      <text:p text:style-name="P1"><text:span text:style-name="T1">varianceIR=7.465266905648774</text:span></text:p>
      <text:p text:style-name="P2"/>
      <text:p text:style-name="P1"><text:span text:style-name="T1">NDVI=-1.115309875236295E7</text:span></text:p>
      <text:p text:style-name="P1"><text:span text:style-name="T1">IR=93.413988657845</text:span></text:p>
      <text:p text:style-name="P1"><text:span text:style-name="T1">variance NDVI=1.7038327710919287E7</text:span></text:p>
      <text:p text:style-name="P1"><text:span text:style-name="T1">varianceIR=8.50757988827965</text:span></text:p>
      <text:p text:style-name="P2"/>
      <text:p text:style-name="P1"><text:span text:style-name="T1">NDVI=-1.1241600120982986E7</text:span></text:p>
      <text:p text:style-name="P1"><text:span text:style-name="T1">IR=91.58412098298676</text:span></text:p>
      <text:p text:style-name="P1"><text:span text:style-name="T1">variance NDVI=1.243526876172307E8</text:span></text:p>
      <text:p text:style-name="P1"><text:span text:style-name="T1">varianceIR=12.019201951764545</text:span></text:p>
      <text:p text:style-name="P2"/>
      <text:p text:style-name="P1"><text:span text:style-name="T1">NDVI=-1.149617543100189E7</text:span></text:p>
      <text:p text:style-name="P1"><text:span text:style-name="T1">IR=80.44801512287334</text:span></text:p>
      <text:p text:style-name="P1"><text:span text:style-name="T1">variance NDVI=4626911.556509846</text:span></text:p>
      <text:p text:style-name="P1"><text:span text:style-name="T1">varianceIR=29.94461919298499</text:span></text:p>
      <text:p text:style-name="P2"/>
      <text:p text:style-name="P1"><text:span text:style-name="T1">NDVI=-1.149251043478261E7</text:span></text:p>
      <text:p text:style-name="P1"><text:span text:style-name="T1">IR=75.7882797731569</text:span></text:p>
      <text:p text:style-name="P1"><text:span text:style-name="T1">variance NDVI=1.5267028140044317E8</text:span></text:p>
      <text:p text:style-name="P1"><text:span text:style-name="T1">varianceIR=12.608980502018653</text:span></text:p>
      <text:p text:style-name="P2"/>
      <text:p text:style-name="P1"><text:span text:style-name="T1">NDVI=-1.1142900311909262E7</text:span></text:p>
      <text:p text:style-name="P1"><text:span text:style-name="T1">IR=79.92249527410208</text:span></text:p>
      <text:p text:style-name="P1"><text:span text:style-name="T1">variance NDVI=1.0801326863042846E8</text:span></text:p>
      <text:p text:style-name="P1"><text:span text:style-name="T1">varianceIR=5.257897083321441</text:span></text:p>
      <text:p text:style-name="P2"><text:soft-page-break/></text:p>
      <text:p text:style-name="P1"><text:span text:style-name="T1">NDVI=-1.1161045139886579E7</text:span></text:p>
      <text:p text:style-name="P1"><text:span text:style-name="T1">IR=84.47826086956522</text:span></text:p>
      <text:p text:style-name="P1"><text:span text:style-name="T1">variance NDVI=4.4871292412374616E7</text:span></text:p>
      <text:p text:style-name="P1"><text:span text:style-name="T1">varianceIR=15.44910502749781</text:span></text:p>
      <text:p text:style-name="P2"/>
      <text:p text:style-name="P1"><text:span text:style-name="T1">NDVI=-1.1358014778827976E7</text:span></text:p>
      <text:p text:style-name="P1"><text:span text:style-name="T1">IR=85.30434782608695</text:span></text:p>
      <text:p text:style-name="P1"><text:span text:style-name="T1">variance NDVI=946670.0846512803</text:span></text:p>
      <text:p text:style-name="P1"><text:span text:style-name="T1">varianceIR=6.984559088911184</text:span></text:p>
      <text:p text:style-name="P2"/>
      <text:p text:style-name="P1"><text:span text:style-name="T1">NDVI=-1.152689288468809E7</text:span></text:p>
      <text:p text:style-name="P1"><text:span text:style-name="T1">IR=83.47826086956522</text:span></text:p>
      <text:p text:style-name="P1"><text:span text:style-name="T1">variance NDVI=8.519361577677274E7</text:span></text:p>
      <text:p text:style-name="P1"><text:span text:style-name="T1">varianceIR=5.728960373926642</text:span></text:p>
      <text:p text:style-name="P2"/>
      <text:p text:style-name="P1"><text:span text:style-name="T1">NDVI=-1.1567936684310019E7</text:span></text:p>
      <text:p text:style-name="P1"><text:span text:style-name="T1">IR=83.882797731569</text:span></text:p>
      <text:p text:style-name="P1"><text:span text:style-name="T1">variance NDVI=182942.5207875863</text:span></text:p>
      <text:p text:style-name="P1"><text:span text:style-name="T1">varianceIR=7.215609101384864</text:span></text:p>
      <text:p text:style-name="P2"/>
      <text:p text:style-name="P1"><text:span text:style-name="T1">NDVI=-1.1294406255198488E7</text:span></text:p>
      <text:p text:style-name="P1"><text:span text:style-name="T1">IR=87.74858223062382</text:span></text:p>
      <text:p text:style-name="P1"><text:span text:style-name="T1">variance NDVI=1.3977440325822199E7</text:span></text:p>
      <text:p text:style-name="P1"><text:span text:style-name="T1">varianceIR=3.2275522120179967</text:span></text:p>
      <text:p text:style-name="P2"/>
      <text:p text:style-name="P1"><text:span text:style-name="T1">NDVI=-1.1239932947069943E7</text:span></text:p>
      <text:p text:style-name="P1"><text:span text:style-name="T1">IR=81.44990548204159</text:span></text:p>
      <text:p text:style-name="P1"><text:span text:style-name="T1">variance NDVI=1.2174722270137882E8</text:span></text:p>
      <text:p text:style-name="P1"><text:span text:style-name="T1">varianceIR=36.493401887159955</text:span></text:p>
      <text:p text:style-name="P2"/>
      <text:p text:style-name="P1"><text:span text:style-name="T1">NDVI=-1.137743077504726E7</text:span></text:p>
      <text:p text:style-name="P1"><text:span text:style-name="T1">IR=73.52741020793951</text:span></text:p>
      <text:p text:style-name="P1"><text:span text:style-name="T1">variance NDVI=3.0279078382745206E7</text:span></text:p>
      <text:p text:style-name="P1"><text:span text:style-name="T1">varianceIR=5.073974676505689</text:span></text:p>
      <text:p text:style-name="P2"/>
      <text:p text:style-name="P1"><text:span text:style-name="T1">NDVI=-1.1338968245746693E7</text:span></text:p>
      <text:p text:style-name="P1"><text:span text:style-name="T1">IR=74.59735349716446</text:span></text:p>
      <text:p text:style-name="P1"><text:span text:style-name="T1">variance NDVI=919043.2541549155</text:span></text:p>
      <text:p text:style-name="P1"><text:span text:style-name="T1">varianceIR=8.782611424720097</text:span></text:p>
      <text:p text:style-name="P2"/>
      <text:p text:style-name="P1"><text:span text:style-name="T1">NDVI=-1.0843889062381852E7</text:span></text:p>
      <text:p text:style-name="P1"><text:span text:style-name="T1">IR=81.23629489603024</text:span></text:p>
      <text:p text:style-name="P1"><text:span text:style-name="T1">variance NDVI=294291.2070749465</text:span></text:p>
      <text:p text:style-name="P1"><text:span text:style-name="T1">varianceIR=11.487332223877145</text:span></text:p>
      <text:p text:style-name="P2"/>
      <text:p text:style-name="P1"><text:span text:style-name="T1">NDVI=-1.057142740831758E7</text:span></text:p>
      <text:p text:style-name="P1"><text:span text:style-name="T1">IR=86.78449905482042</text:span></text:p>
      <text:p text:style-name="P1"><text:span text:style-name="T1">variance NDVI=5.829684979282243E7</text:span></text:p>
      <text:p text:style-name="P1"><text:span text:style-name="T1">varianceIR=34.0850324545286</text:span></text:p>
      <text:p text:style-name="P2"/>
      <text:p text:style-name="P1"><text:span text:style-name="T1">NDVI=-1.0310441105860114E7</text:span></text:p>
      <text:p text:style-name="P1"><text:span text:style-name="T1">IR=96.81474480151229</text:span></text:p>
      <text:p text:style-name="P1"><text:span text:style-name="T1">variance NDVI=1.3530216972484019E7</text:span></text:p>
      <text:p text:style-name="P1"><text:span text:style-name="T1">varianceIR=8.13032098587932</text:span></text:p>
      <text:p text:style-name="P2"/>
      <text:p text:style-name="P1"><text:span text:style-name="T1">NDVI=-9980449.90926276</text:span></text:p>
      <text:p text:style-name="P1"><text:span text:style-name="T1">IR=106.91493383742912</text:span></text:p>
      <text:p text:style-name="P1"><text:span text:style-name="T1">variance NDVI=4.3049067202469796E7</text:span></text:p>
      <text:p text:style-name="P1"><text:span text:style-name="T1">varianceIR=12.434735539028608</text:span></text:p>
      <text:p text:style-name="P2"/>
      <text:p text:style-name="P1"><text:span text:style-name="T1">NDVI=-1.0112006031620553E7</text:span></text:p>
      <text:p text:style-name="P1"><text:soft-page-break/><text:span text:style-name="T1">IR=103.24901185770752</text:span></text:p>
      <text:p text:style-name="P1"><text:span text:style-name="T1">variance NDVI=3.851539461707253E8</text:span></text:p>
      <text:p text:style-name="P1"><text:span text:style-name="T1">varianceIR=107.47625090024076</text:span></text:p>
      <text:p text:style-name="P2"/>
      <text:p text:style-name="P1"><text:span text:style-name="T1">NDVI=-1.1582349381852552E7</text:span></text:p>
      <text:p text:style-name="P1"><text:span text:style-name="T1">IR=85.58223062381853</text:span></text:p>
      <text:p text:style-name="P1"><text:span text:style-name="T1">variance NDVI=1.3551934757574525E8</text:span></text:p>
      <text:p text:style-name="P1"><text:span text:style-name="T1">varianceIR=6.4101912408551005</text:span></text:p>
      <text:p text:style-name="P2"/>
      <text:p text:style-name="P1"><text:span text:style-name="T1">NDVI=-1.1647667969754253E7</text:span></text:p>
      <text:p text:style-name="P1"><text:span text:style-name="T1">IR=84.2570888468809</text:span></text:p>
      <text:p text:style-name="P1"><text:span text:style-name="T1">variance NDVI=2.0970562917675337E8</text:span></text:p>
      <text:p text:style-name="P1"><text:span text:style-name="T1">varianceIR=10.155563209405251</text:span></text:p>
      <text:p text:style-name="P2"/>
      <text:p text:style-name="P1"><text:span text:style-name="T1">NDVI=-1.179293018147448E7</text:span></text:p>
      <text:p text:style-name="P1"><text:span text:style-name="T1">IR=82.4461247637051</text:span></text:p>
      <text:p text:style-name="P1"><text:span text:style-name="T1">variance NDVI=8.792910644500834E7</text:span></text:p>
      <text:p text:style-name="P1"><text:span text:style-name="T1">varianceIR=14.10222692687717</text:span></text:p>
      <text:p text:style-name="P2"/>
      <text:p text:style-name="P1"><text:span text:style-name="T1">NDVI=-1.185432056710775E7</text:span></text:p>
      <text:p text:style-name="P1"><text:span text:style-name="T1">IR=80.76370510396976</text:span></text:p>
      <text:p text:style-name="P1"><text:span text:style-name="T1">variance NDVI=5.506584101757767E8</text:span></text:p>
      <text:p text:style-name="P1"><text:span text:style-name="T1">varianceIR=16.023136484153532</text:span></text:p>
      <text:p text:style-name="P2"/>
      <text:p text:style-name="P1"><text:span text:style-name="T1">NDVI=-1.1896195918714555E7</text:span></text:p>
      <text:p text:style-name="P1"><text:span text:style-name="T1">IR=78.10775047258979</text:span></text:p>
      <text:p text:style-name="P1"><text:span text:style-name="T1">variance NDVI=5.019390728475424E8</text:span></text:p>
      <text:p text:style-name="P1"><text:span text:style-name="T1">varianceIR=15.390697366636486</text:span></text:p>
      <text:p text:style-name="P2"/>
      <text:p text:style-name="P1"><text:span text:style-name="T1">NDVI=-1.1767589536862005E7</text:span></text:p>
      <text:p text:style-name="P1"><text:span text:style-name="T1">IR=75.703213610586</text:span></text:p>
      <text:p text:style-name="P1"><text:span text:style-name="T1">variance NDVI=2.81525423104813E8</text:span></text:p>
      <text:p text:style-name="P1"><text:span text:style-name="T1">varianceIR=12.078225118775093</text:span></text:p>
      <text:p text:style-name="P2"/>
      <text:p text:style-name="P1"><text:span text:style-name="T1">NDVI=-1.1113869778827976E7</text:span></text:p>
      <text:p text:style-name="P1"><text:span text:style-name="T1">IR=77.92627599243856</text:span></text:p>
      <text:p text:style-name="P1"><text:span text:style-name="T1">variance NDVI=55379.4227575021</text:span></text:p>
      <text:p text:style-name="P1"><text:span text:style-name="T1">varianceIR=6.761113901237824</text:span></text:p>
      <text:p text:style-name="P2"/>
      <text:p text:style-name="P1"><text:span text:style-name="T1">NDVI=-1.1015935175803402E7</text:span></text:p>
      <text:p text:style-name="P1"><text:span text:style-name="T1">IR=78.73724007561437</text:span></text:p>
      <text:p text:style-name="P1"><text:span text:style-name="T1">variance NDVI=2.0190893208612874E7</text:span></text:p>
      <text:p text:style-name="P1"><text:span text:style-name="T1">varianceIR=5.7694316545091375</text:span></text:p>
      <text:p text:style-name="P2"/>
      <text:p text:style-name="P1"><text:span text:style-name="T1">NDVI=-1.1633358688090738E7</text:span></text:p>
      <text:p text:style-name="P1"><text:span text:style-name="T1">IR=77.37996219281663</text:span></text:p>
      <text:p text:style-name="P1"><text:span text:style-name="T1">variance NDVI=6.586007191998474E7</text:span></text:p>
      <text:p text:style-name="P1"><text:span text:style-name="T1">varianceIR=10.333244136494466</text:span></text:p>
      <text:p text:style-name="P2"/>
      <text:p text:style-name="P1"><text:span text:style-name="T1">NDVI=-1.1867082820415879E7</text:span></text:p>
      <text:p text:style-name="P1"><text:span text:style-name="T1">IR=76.40831758034027</text:span></text:p>
      <text:p text:style-name="P1"><text:span text:style-name="T1">variance NDVI=4.4776001658105206E8</text:span></text:p>
      <text:p text:style-name="P1"><text:span text:style-name="T1">varianceIR=27.039762567305612</text:span></text:p>
      <text:p text:style-name="P2"/>
      <text:p text:style-name="P1"><text:span text:style-name="T1">NDVI=-1.1879551964083176E7</text:span></text:p>
      <text:p text:style-name="P1"><text:span text:style-name="T1">IR=77.22306238185256</text:span></text:p>
      <text:p text:style-name="P1"><text:span text:style-name="T1">variance NDVI=1.0527206991711277E8</text:span></text:p>
      <text:p text:style-name="P1"><text:span text:style-name="T1">varianceIR=41.07198488199027</text:span></text:p>
      <text:p text:style-name="P2"/>
      <text:p text:style-name="P1"><text:span text:style-name="T1">NDVI=-1.153915554820416E7</text:span></text:p>
      <text:p text:style-name="P1"><text:span text:style-name="T1">IR=82.19848771266541</text:span></text:p>
      <text:p text:style-name="P1"><text:span text:style-name="T1">variance NDVI=1422522.21622277</text:span></text:p>
      <text:p text:style-name="P1"><text:soft-page-break/><text:span text:style-name="T1">varianceIR=46.160208265443046</text:span></text:p>
      <text:p text:style-name="P2"/>
      <text:p text:style-name="P1"><text:span text:style-name="T1">NDVI=-1.1192585041587902E7</text:span></text:p>
      <text:p text:style-name="P1"><text:span text:style-name="T1">IR=86.29300567107751</text:span></text:p>
      <text:p text:style-name="P1"><text:span text:style-name="T1">variance NDVI=1.0590238898131344E7</text:span></text:p>
      <text:p text:style-name="P1"><text:span text:style-name="T1">varianceIR=13.323377974918053</text:span></text:p>
      <text:p text:style-name="P2"/>
      <text:p text:style-name="P1"><text:span text:style-name="T1">NDVI=-1.174555511153119E7</text:span></text:p>
      <text:p text:style-name="P1"><text:span text:style-name="T1">IR=72.83553875236295</text:span></text:p>
      <text:p text:style-name="P1"><text:span text:style-name="T1">variance NDVI=5.256258703343472E7</text:span></text:p>
      <text:p text:style-name="P1"><text:span text:style-name="T1">varianceIR=16.729125854069054</text:span></text:p>
      <text:p text:style-name="P2"/>
      <text:p text:style-name="P1"><text:span text:style-name="T1">NDVI=-1.1801900236294895E7</text:span></text:p>
      <text:p text:style-name="P1"><text:span text:style-name="T1">IR=70.93950850661626</text:span></text:p>
      <text:p text:style-name="P1"><text:span text:style-name="T1">variance NDVI=2.3608488381616533E8</text:span></text:p>
      <text:p text:style-name="P1"><text:span text:style-name="T1">varianceIR=7.017917087659753</text:span></text:p>
      <text:p text:style-name="P2"/>
      <text:p text:style-name="P1"><text:span text:style-name="T1">NDVI=-1.1659375034026464E7</text:span></text:p>
      <text:p text:style-name="P1"><text:span text:style-name="T1">IR=72.37618147448015</text:span></text:p>
      <text:p text:style-name="P1"><text:span text:style-name="T1">variance NDVI=1.2037601425079131E7</text:span></text:p>
      <text:p text:style-name="P1"><text:span text:style-name="T1">varianceIR=10.061345049915566</text:span></text:p>
      <text:p text:style-name="P2"/>
      <text:p text:style-name="P1"><text:span text:style-name="T1">NDVI=-1.111539477504726E7</text:span></text:p>
      <text:p text:style-name="P1"><text:span text:style-name="T1">IR=78.2835538752363</text:span></text:p>
      <text:p text:style-name="P1"><text:span text:style-name="T1">variance NDVI=7.058399038216683E7</text:span></text:p>
      <text:p text:style-name="P1"><text:span text:style-name="T1">varianceIR=48.31716772410502</text:span></text:p>
      <text:p text:style-name="P2"/>
      <text:p text:style-name="P1"><text:span text:style-name="T1">NDVI=-1.086666333837429E7</text:span></text:p>
      <text:p text:style-name="P1"><text:span text:style-name="T1">IR=85.63705103969754</text:span></text:p>
      <text:p text:style-name="P1"><text:span text:style-name="T1">variance NDVI=8.473499760269625E8</text:span></text:p>
      <text:p text:style-name="P1"><text:span text:style-name="T1">varianceIR=51.436707581092335</text:span></text:p>
      <text:p text:style-name="P2"/>
      <text:p text:style-name="P1"><text:span text:style-name="T1">NDVI=-1.0312196875236295E7</text:span></text:p>
      <text:p text:style-name="P1"><text:span text:style-name="T1">IR=100.62192816635161</text:span></text:p>
      <text:p text:style-name="P1"><text:span text:style-name="T1">variance NDVI=8.692092145038466E7</text:span></text:p>
      <text:p text:style-name="P1"><text:span text:style-name="T1">varianceIR=59.37458990772177</text:span></text:p>
      <text:p text:style-name="P2"/>
      <text:p text:style-name="P1"><text:span text:style-name="T1">NDVI=-1.0085894998023715E7</text:span></text:p>
      <text:p text:style-name="P1"><text:span text:style-name="T1">IR=103.29446640316206</text:span></text:p>
      <text:p text:style-name="P1"><text:span text:style-name="T1">variance NDVI=1.4835671736525195E7</text:span></text:p>
      <text:p text:style-name="P1"><text:span text:style-name="T1">varianceIR=27.847571730124056</text:span></text:p>
      <text:p text:style-name="P2"/>
      <text:p text:style-name="P1"><text:span text:style-name="T1">NDVI=-1.1640864550094519E7</text:span></text:p>
      <text:p text:style-name="P1"><text:span text:style-name="T1">IR=83.59357277882798</text:span></text:p>
      <text:p text:style-name="P1"><text:span text:style-name="T1">variance NDVI=2.079419860179744E8</text:span></text:p>
      <text:p text:style-name="P1"><text:span text:style-name="T1">varianceIR=6.225904645325578</text:span></text:p>
      <text:p text:style-name="P2"/>
      <text:p text:style-name="P1"><text:span text:style-name="T1">NDVI=-1.1767316553875236E7</text:span></text:p>
      <text:p text:style-name="P1"><text:span text:style-name="T1">IR=80.58790170132325</text:span></text:p>
      <text:p text:style-name="P1"><text:span text:style-name="T1">variance NDVI=1.2275056106306016E8</text:span></text:p>
      <text:p text:style-name="P1"><text:span text:style-name="T1">varianceIR=6.0464507968064325</text:span></text:p>
      <text:p text:style-name="P2"/>
      <text:p text:style-name="P1"><text:span text:style-name="T1">NDVI=-1.2031907824196598E7</text:span></text:p>
      <text:p text:style-name="P1"><text:span text:style-name="T1">IR=76.20604914933837</text:span></text:p>
      <text:p text:style-name="P1"><text:span text:style-name="T1">variance NDVI=2.9375384249743123E7</text:span></text:p>
      <text:p text:style-name="P1"><text:span text:style-name="T1">varianceIR=9.712481228116259</text:span></text:p>
      <text:p text:style-name="P2"/>
      <text:p text:style-name="P1"><text:span text:style-name="T1">NDVI=-1.2339405355387524E7</text:span></text:p>
      <text:p text:style-name="P1"><text:span text:style-name="T1">IR=71.45368620037807</text:span></text:p>
      <text:p text:style-name="P1"><text:span text:style-name="T1">variance NDVI=5.430816424540992E7</text:span></text:p>
      <text:p text:style-name="P1"><text:span text:style-name="T1">varianceIR=8.33411074391563</text:span></text:p>
      <text:p text:style-name="P2"/>
      <text:p text:style-name="P1"><text:soft-page-break/><text:span text:style-name="T1">NDVI=-1.2358533960302457E7</text:span></text:p>
      <text:p text:style-name="P1"><text:span text:style-name="T1">IR=70.7429111531191</text:span></text:p>
      <text:p text:style-name="P1"><text:span text:style-name="T1">variance NDVI=1.928970351577107E8</text:span></text:p>
      <text:p text:style-name="P1"><text:span text:style-name="T1">varianceIR=8.50207069043911</text:span></text:p>
      <text:p text:style-name="P2"/>
      <text:p text:style-name="P1"><text:span text:style-name="T1">NDVI=-1.2381844482041588E7</text:span></text:p>
      <text:p text:style-name="P1"><text:span text:style-name="T1">IR=68.80340264650283</text:span></text:p>
      <text:p text:style-name="P1"><text:span text:style-name="T1">variance NDVI=2.2240598223900336E8</text:span></text:p>
      <text:p text:style-name="P1"><text:span text:style-name="T1">varianceIR=7.39406822490186</text:span></text:p>
      <text:p text:style-name="P2"/>
      <text:p text:style-name="P1"><text:span text:style-name="T1">NDVI=-1.1710680283553876E7</text:span></text:p>
      <text:p text:style-name="P1"><text:span text:style-name="T1">IR=71.65595463137996</text:span></text:p>
      <text:p text:style-name="P1"><text:span text:style-name="T1">variance NDVI=2.0357176475985384E8</text:span></text:p>
      <text:p text:style-name="P1"><text:span text:style-name="T1">varianceIR=14.631303548290216</text:span></text:p>
      <text:p text:style-name="P2"/>
      <text:p text:style-name="P1"><text:span text:style-name="T1">NDVI=-1.1199545916824197E7</text:span></text:p>
      <text:p text:style-name="P1"><text:span text:style-name="T1">IR=76.13232514177693</text:span></text:p>
      <text:p text:style-name="P1"><text:span text:style-name="T1">variance NDVI=1.4544771283197293E8</text:span></text:p>
      <text:p text:style-name="P1"><text:span text:style-name="T1">varianceIR=5.253058925460967</text:span></text:p>
      <text:p text:style-name="P2"/>
      <text:p text:style-name="P1"><text:span text:style-name="T1">NDVI=-1.1836372822306238E7</text:span></text:p>
      <text:p text:style-name="P1"><text:span text:style-name="T1">IR=70.76181474480151</text:span></text:p>
      <text:p text:style-name="P1"><text:span text:style-name="T1">variance NDVI=8.018643755100598E8</text:span></text:p>
      <text:p text:style-name="P1"><text:span text:style-name="T1">varianceIR=12.304769534636353</text:span></text:p>
      <text:p text:style-name="P2"/>
      <text:p text:style-name="P1"><text:span text:style-name="T1">NDVI=-1.1891403616257088E7</text:span></text:p>
      <text:p text:style-name="P1"><text:span text:style-name="T1">IR=72.2249527410208</text:span></text:p>
      <text:p text:style-name="P1"><text:span text:style-name="T1">variance NDVI=4570977.027075664</text:span></text:p>
      <text:p text:style-name="P1"><text:span text:style-name="T1">varianceIR=4.375566015616655</text:span></text:p>
      <text:p text:style-name="P2"/>
      <text:p text:style-name="P1"><text:span text:style-name="T1">NDVI=-1.2084099054820416E7</text:span></text:p>
      <text:p text:style-name="P1"><text:span text:style-name="T1">IR=69.77693761814744</text:span></text:p>
      <text:p text:style-name="P1"><text:span text:style-name="T1">variance NDVI=816999.8473296482</text:span></text:p>
      <text:p text:style-name="P1"><text:span text:style-name="T1">varianceIR=23.97447951287</text:span></text:p>
      <text:p text:style-name="P2"/>
      <text:p text:style-name="P1"><text:span text:style-name="T1">NDVI=-1.2176620054820416E7</text:span></text:p>
      <text:p text:style-name="P1"><text:span text:style-name="T1">IR=68.82230623818525</text:span></text:p>
      <text:p text:style-name="P1"><text:span text:style-name="T1">variance NDVI=3.588482861298981E7</text:span></text:p>
      <text:p text:style-name="P1"><text:span text:style-name="T1">varianceIR=12.086590968491391</text:span></text:p>
      <text:p text:style-name="P2"/>
      <text:p text:style-name="P1"><text:span text:style-name="T1">NDVI=-1.1626842071833648E7</text:span></text:p>
      <text:p text:style-name="P1"><text:span text:style-name="T1">IR=77.36862003780719</text:span></text:p>
      <text:p text:style-name="P1"><text:span text:style-name="T1">variance NDVI=4456561.194187872</text:span></text:p>
      <text:p text:style-name="P1"><text:span text:style-name="T1">varianceIR=43.45372865629903</text:span></text:p>
      <text:p text:style-name="P2"/>
      <text:p text:style-name="P1"><text:span text:style-name="T1">NDVI=-1.1428693030245747E7</text:span></text:p>
      <text:p text:style-name="P1"><text:span text:style-name="T1">IR=80.47448015122873</text:span></text:p>
      <text:p text:style-name="P1"><text:span text:style-name="T1">variance NDVI=613102.2974098386</text:span></text:p>
      <text:p text:style-name="P1"><text:span text:style-name="T1">varianceIR=15.361148275334758</text:span></text:p>
      <text:p text:style-name="P2"/>
      <text:p text:style-name="P1"><text:span text:style-name="T1">NDVI=-1.1658468062381852E7</text:span></text:p>
      <text:p text:style-name="P1"><text:span text:style-name="T1">IR=73.42722117202268</text:span></text:p>
      <text:p text:style-name="P1"><text:span text:style-name="T1">variance NDVI=2.6194366788783833E7</text:span></text:p>
      <text:p text:style-name="P1"><text:span text:style-name="T1">varianceIR=25.506625376499258</text:span></text:p>
      <text:p text:style-name="P2"/>
      <text:p text:style-name="P1"><text:span text:style-name="T1">NDVI=-1.1820766820415879E7</text:span></text:p>
      <text:p text:style-name="P1"><text:span text:style-name="T1">IR=70.92627599243856</text:span></text:p>
      <text:p text:style-name="P1"><text:span text:style-name="T1">variance NDVI=3757504.8756831237</text:span></text:p>
      <text:p text:style-name="P1"><text:span text:style-name="T1">varianceIR=5.74794213584248</text:span></text:p>
      <text:p text:style-name="P2"/>
      <text:p text:style-name="P1"><text:span text:style-name="T1">NDVI=-1.209421722495274E7</text:span></text:p>
      <text:p text:style-name="P1"><text:span text:style-name="T1">IR=67.23629489603024</text:span></text:p>
      <text:p text:style-name="P1"><text:soft-page-break/><text:span text:style-name="T1">variance NDVI=6.481107385374454E7</text:span></text:p>
      <text:p text:style-name="P1"><text:span text:style-name="T1">varianceIR=16.1137665204956</text:span></text:p>
      <text:p text:style-name="P2"/>
      <text:p text:style-name="P1"><text:span text:style-name="T1">NDVI=-1.1196863105860114E7</text:span></text:p>
      <text:p text:style-name="P1"><text:span text:style-name="T1">IR=80.37996219281663</text:span></text:p>
      <text:p text:style-name="P1"><text:span text:style-name="T1">variance NDVI=8.311189306930389E7</text:span></text:p>
      <text:p text:style-name="P1"><text:span text:style-name="T1">varianceIR=47.7912399269612</text:span></text:p>
      <text:p text:style-name="P2"/>
      <text:p text:style-name="P1"><text:span text:style-name="T1">NDVI=-1.0555860924385633E7</text:span></text:p>
      <text:p text:style-name="P1"><text:span text:style-name="T1">IR=94.85633270321361</text:span></text:p>
      <text:p text:style-name="P1"><text:span text:style-name="T1">variance NDVI=1.7162633193027478E7</text:span></text:p>
      <text:p text:style-name="P1"><text:span text:style-name="T1">varianceIR=12.689612739786341</text:span></text:p>
      <text:p text:style-name="P2"/>
      <text:p text:style-name="P1"><text:span text:style-name="T1">NDVI=-1.0463525774703557E7</text:span></text:p>
      <text:p text:style-name="P1"><text:span text:style-name="T1">IR=95.28458498023716</text:span></text:p>
      <text:p text:style-name="P1"><text:span text:style-name="T1">variance NDVI=1.4023358478299057E8</text:span></text:p>
      <text:p text:style-name="P1"><text:span text:style-name="T1">varianceIR=18.92128833537915</text:span></text:p>
      <text:p text:style-name="P2"/>
      <text:p text:style-name="P1"><text:span text:style-name="T1">NDVI=-1.150568254820416E7</text:span></text:p>
      <text:p text:style-name="P1"><text:span text:style-name="T1">IR=84.0453686200378</text:span></text:p>
      <text:p text:style-name="P1"><text:span text:style-name="T1">variance NDVI=9823723.451692035</text:span></text:p>
      <text:p text:style-name="P1"><text:span text:style-name="T1">varianceIR=9.120104233642948</text:span></text:p>
      <text:p text:style-name="P2"/>
      <text:p text:style-name="P1"><text:span text:style-name="T1">NDVI=-1.1878608801512288E7</text:span></text:p>
      <text:p text:style-name="P1"><text:span text:style-name="T1">IR=78.65406427221173</text:span></text:p>
      <text:p text:style-name="P1"><text:span text:style-name="T1">variance NDVI=1.7020811062528256E8</text:span></text:p>
      <text:p text:style-name="P1"><text:span text:style-name="T1">varianceIR=9.758328144332616</text:span></text:p>
      <text:p text:style-name="P2"/>
      <text:p text:style-name="P1"><text:span text:style-name="T1">NDVI=-1.2268116054820416E7</text:span></text:p>
      <text:p text:style-name="P1"><text:span text:style-name="T1">IR=70.3194706994329</text:span></text:p>
      <text:p text:style-name="P1"><text:span text:style-name="T1">variance NDVI=1923795.1480290822</text:span></text:p>
      <text:p text:style-name="P1"><text:span text:style-name="T1">varianceIR=19.5497871668133</text:span></text:p>
      <text:p text:style-name="P2"/>
      <text:p text:style-name="P1"><text:span text:style-name="T1">NDVI=-1.2531240608695652E7</text:span></text:p>
      <text:p text:style-name="P1"><text:span text:style-name="T1">IR=64.40453686200378</text:span></text:p>
      <text:p text:style-name="P1"><text:span text:style-name="T1">variance NDVI=1917710.7431220098</text:span></text:p>
      <text:p text:style-name="P1"><text:span text:style-name="T1">varianceIR=14.577265557543296</text:span></text:p>
      <text:p text:style-name="P2"/>
      <text:p text:style-name="P1"><text:span text:style-name="T1">NDVI=-1.2445309041587902E7</text:span></text:p>
      <text:p text:style-name="P1"><text:span text:style-name="T1">IR=67.07939508506617</text:span></text:p>
      <text:p text:style-name="P1"><text:span text:style-name="T1">variance NDVI=3.8817807186752275E7</text:span></text:p>
      <text:p text:style-name="P1"><text:span text:style-name="T1">varianceIR=8.866371741787587</text:span></text:p>
      <text:p text:style-name="P2"/>
      <text:p text:style-name="P1"><text:span text:style-name="T1">NDVI=-1.2178397162570888E7</text:span></text:p>
      <text:p text:style-name="P1"><text:span text:style-name="T1">IR=68.71266540642722</text:span></text:p>
      <text:p text:style-name="P1"><text:span text:style-name="T1">variance NDVI=2.820528130806882E8</text:span></text:p>
      <text:p text:style-name="P1"><text:span text:style-name="T1">varianceIR=10.835076614428282</text:span></text:p>
      <text:p text:style-name="P2"/>
      <text:p text:style-name="P1"><text:span text:style-name="T1">NDVI=-1.1870632096408317E7</text:span></text:p>
      <text:p text:style-name="P1"><text:span text:style-name="T1">IR=70.4820415879017</text:span></text:p>
      <text:p text:style-name="P1"><text:span text:style-name="T1">variance NDVI=7.485527338875729E8</text:span></text:p>
      <text:p text:style-name="P1"><text:span text:style-name="T1">varianceIR=17.179201477285048</text:span></text:p>
      <text:p text:style-name="P2"/>
      <text:p text:style-name="P1"><text:span text:style-name="T1">NDVI=-1.1762258035916824E7</text:span></text:p>
      <text:p text:style-name="P1"><text:span text:style-name="T1">IR=70.40264650283554</text:span></text:p>
      <text:p text:style-name="P1"><text:span text:style-name="T1">variance NDVI=7.82133739539941E8</text:span></text:p>
      <text:p text:style-name="P1"><text:span text:style-name="T1">varianceIR=18.517521605858736</text:span></text:p>
      <text:p text:style-name="P2"/>
      <text:p text:style-name="P1"><text:span text:style-name="T1">NDVI=-1.2127355376181474E7</text:span></text:p>
      <text:p text:style-name="P1"><text:span text:style-name="T1">IR=65.84120982986768</text:span></text:p>
      <text:p text:style-name="P1"><text:span text:style-name="T1">variance NDVI=2.3243970111702666E8</text:span></text:p>
      <text:p text:style-name="P1"><text:span text:style-name="T1">varianceIR=12.169615382929184</text:span></text:p>
      <text:p text:style-name="P2"><text:soft-page-break/></text:p>
      <text:p text:style-name="P1"><text:span text:style-name="T1">NDVI=-1.1913717519848771E7</text:span></text:p>
      <text:p text:style-name="P1"><text:span text:style-name="T1">IR=68.55198487712666</text:span></text:p>
      <text:p text:style-name="P1"><text:span text:style-name="T1">variance NDVI=6.927268616439252E7</text:span></text:p>
      <text:p text:style-name="P1"><text:span text:style-name="T1">varianceIR=9.660104057604512</text:span></text:p>
      <text:p text:style-name="P2"/>
      <text:p text:style-name="P1"><text:span text:style-name="T1">NDVI=-1.19459263610586E7</text:span></text:p>
      <text:p text:style-name="P1"><text:span text:style-name="T1">IR=68.76937618147448</text:span></text:p>
      <text:p text:style-name="P1"><text:span text:style-name="T1">variance NDVI=2.5371278026643157E8</text:span></text:p>
      <text:p text:style-name="P1"><text:span text:style-name="T1">varianceIR=15.756315679638995</text:span></text:p>
      <text:p text:style-name="P2"/>
      <text:p text:style-name="P1"><text:span text:style-name="T1">NDVI=-1.1937575472589793E7</text:span></text:p>
      <text:p text:style-name="P1"><text:span text:style-name="T1">IR=69.41209829867675</text:span></text:p>
      <text:p text:style-name="P1"><text:span text:style-name="T1">variance NDVI=9.10246045059844E8</text:span></text:p>
      <text:p text:style-name="P1"><text:span text:style-name="T1">varianceIR=20.627981022899156</text:span></text:p>
      <text:p text:style-name="P2"/>
      <text:p text:style-name="P1"><text:span text:style-name="T1">NDVI=-1.1777895241965974E7</text:span></text:p>
      <text:p text:style-name="P1"><text:span text:style-name="T1">IR=71.94139886578449</text:span></text:p>
      <text:p text:style-name="P1"><text:span text:style-name="T1">variance NDVI=7.237406493035623E7</text:span></text:p>
      <text:p text:style-name="P1"><text:span text:style-name="T1">varianceIR=16.67816301626698</text:span></text:p>
      <text:p text:style-name="P2"/>
      <text:p text:style-name="P1"><text:span text:style-name="T1">NDVI=-1.1591533695652174E7</text:span></text:p>
      <text:p text:style-name="P1"><text:span text:style-name="T1">IR=77.10207939508507</text:span></text:p>
      <text:p text:style-name="P1"><text:span text:style-name="T1">variance NDVI=1.1655904176346187E7</text:span></text:p>
      <text:p text:style-name="P1"><text:span text:style-name="T1">varianceIR=4.784911833102808</text:span></text:p>
      <text:p text:style-name="P2"/>
      <text:p text:style-name="P1"><text:span text:style-name="T1">NDVI=-1.1318037017013233E7</text:span></text:p>
      <text:p text:style-name="P1"><text:span text:style-name="T1">IR=77.70510396975425</text:span></text:p>
      <text:p text:style-name="P1"><text:span text:style-name="T1">variance NDVI=3.393774090167357E7</text:span></text:p>
      <text:p text:style-name="P1"><text:span text:style-name="T1">varianceIR=15.618297546752357</text:span></text:p>
      <text:p text:style-name="P2"/>
      <text:p text:style-name="P1"><text:span text:style-name="T1">NDVI=-1.1017121245746693E7</text:span></text:p>
      <text:p text:style-name="P1"><text:span text:style-name="T1">IR=79.26843100189036</text:span></text:p>
      <text:p text:style-name="P1"><text:span text:style-name="T1">variance NDVI=4.6437769123698187E8</text:span></text:p>
      <text:p text:style-name="P1"><text:span text:style-name="T1">varianceIR=12.33528724240662</text:span></text:p>
      <text:p text:style-name="P2"/>
      <text:p text:style-name="P1"><text:span text:style-name="T1">NDVI=-1.1282681124763705E7</text:span></text:p>
      <text:p text:style-name="P1"><text:span text:style-name="T1">IR=77.0453686200378</text:span></text:p>
      <text:p text:style-name="P1"><text:span text:style-name="T1">variance NDVI=1.862444185818828E7</text:span></text:p>
      <text:p text:style-name="P1"><text:span text:style-name="T1">varianceIR=10.266351566950087</text:span></text:p>
      <text:p text:style-name="P2"/>
      <text:p text:style-name="P1"><text:span text:style-name="T1">NDVI=-1.1008194166351607E7</text:span></text:p>
      <text:p text:style-name="P1"><text:span text:style-name="T1">IR=82.15879017013232</text:span></text:p>
      <text:p text:style-name="P1"><text:span text:style-name="T1">variance NDVI=1.3157804884321582E9</text:span></text:p>
      <text:p text:style-name="P1"><text:span text:style-name="T1">varianceIR=17.11290818133965</text:span></text:p>
      <text:p text:style-name="P2"/>
      <text:p text:style-name="P1"><text:span text:style-name="T1">NDVI=-1.0785534688090738E7</text:span></text:p>
      <text:p text:style-name="P1"><text:span text:style-name="T1">IR=84.06427221172022</text:span></text:p>
      <text:p text:style-name="P1"><text:span text:style-name="T1">variance NDVI=5.32229550272983E8</text:span></text:p>
      <text:p text:style-name="P1"><text:span text:style-name="T1">varianceIR=12.466193964627045</text:span></text:p>
      <text:p text:style-name="P2"/>
      <text:p text:style-name="P1"><text:span text:style-name="T1">NDVI=-1.0620790007905139E7</text:span></text:p>
      <text:p text:style-name="P1"><text:span text:style-name="T1">IR=85.37549407114625</text:span></text:p>
      <text:p text:style-name="P1"><text:span text:style-name="T1">variance NDVI=1.752159994896042E7</text:span></text:p>
      <text:p text:style-name="P1"><text:span text:style-name="T1">varianceIR=21.378717617340968</text:span></text:p>
      <text:p text:style-name="P2"/>
      <text:p text:style-name="P1"><text:span text:style-name="T1">NDVI=-1.180623909073724E7</text:span></text:p>
      <text:p text:style-name="P1"><text:span text:style-name="T1">IR=76.3421550094518</text:span></text:p>
      <text:p text:style-name="P1"><text:span text:style-name="T1">variance NDVI=4.9550645972060636E7</text:span></text:p>
      <text:p text:style-name="P1"><text:span text:style-name="T1">varianceIR=8.96256063284761</text:span></text:p>
      <text:p text:style-name="P2"/>
      <text:p text:style-name="P1"><text:span text:style-name="T1">NDVI=-1.1568910230623819E7</text:span></text:p>
      <text:p text:style-name="P1"><text:soft-page-break/><text:span text:style-name="T1">IR=77.7164461247637</text:span></text:p>
      <text:p text:style-name="P1"><text:span text:style-name="T1">variance NDVI=8.080742137118715E7</text:span></text:p>
      <text:p text:style-name="P1"><text:span text:style-name="T1">varianceIR=8.996810807141538</text:span></text:p>
      <text:p text:style-name="P2"/>
      <text:p text:style-name="P1"><text:span text:style-name="T1">NDVI=-1.1540620595463138E7</text:span></text:p>
      <text:p text:style-name="P1"><text:span text:style-name="T1">IR=74.75425330812854</text:span></text:p>
      <text:p text:style-name="P1"><text:span text:style-name="T1">variance NDVI=2.5410081477631703E8</text:span></text:p>
      <text:p text:style-name="P1"><text:span text:style-name="T1">varianceIR=20.718811564673974</text:span></text:p>
      <text:p text:style-name="P2"/>
      <text:p text:style-name="P1"><text:span text:style-name="T1">NDVI=-1.2026771897920605E7</text:span></text:p>
      <text:p text:style-name="P1"><text:span text:style-name="T1">IR=66.96786389413988</text:span></text:p>
      <text:p text:style-name="P1"><text:span text:style-name="T1">variance NDVI=1.8864448104653044E9</text:span></text:p>
      <text:p text:style-name="P1"><text:span text:style-name="T1">varianceIR=52.19876839460197</text:span></text:p>
      <text:p text:style-name="P2"/>
      <text:p text:style-name="P1"><text:span text:style-name="T1">NDVI=-1.2330222618147448E7</text:span></text:p>
      <text:p text:style-name="P1"><text:span text:style-name="T1">IR=64.80718336483932</text:span></text:p>
      <text:p text:style-name="P1"><text:span text:style-name="T1">variance NDVI=5.442745542569622E7</text:span></text:p>
      <text:p text:style-name="P1"><text:span text:style-name="T1">varianceIR=24.975999468615388</text:span></text:p>
      <text:p text:style-name="P2"/>
      <text:p text:style-name="P1"><text:span text:style-name="T1">NDVI=-1.2073271557655955E7</text:span></text:p>
      <text:p text:style-name="P1"><text:span text:style-name="T1">IR=69.296786389414</text:span></text:p>
      <text:p text:style-name="P1"><text:span text:style-name="T1">variance NDVI=1.879432956447943E7</text:span></text:p>
      <text:p text:style-name="P1"><text:span text:style-name="T1">varianceIR=9.516917090287482</text:span></text:p>
      <text:p text:style-name="P2"/>
      <text:p text:style-name="P1"><text:span text:style-name="T1">NDVI=-1.189873270510397E7</text:span></text:p>
      <text:p text:style-name="P1"><text:span text:style-name="T1">IR=71.31758034026466</text:span></text:p>
      <text:p text:style-name="P1"><text:span text:style-name="T1">variance NDVI=6.705667221461083E7</text:span></text:p>
      <text:p text:style-name="P1"><text:span text:style-name="T1">varianceIR=9.532785951655297</text:span></text:p>
      <text:p text:style-name="P2"/>
      <text:p text:style-name="P1"><text:span text:style-name="T1">NDVI=-1.1980011710775048E7</text:span></text:p>
      <text:p text:style-name="P1"><text:span text:style-name="T1">IR=68.68241965973534</text:span></text:p>
      <text:p text:style-name="P1"><text:span text:style-name="T1">variance NDVI=7.814077584745723E7</text:span></text:p>
      <text:p text:style-name="P1"><text:span text:style-name="T1">varianceIR=10.275843616543545</text:span></text:p>
      <text:p text:style-name="P2"/>
      <text:p text:style-name="P1"><text:span text:style-name="T1">NDVI=-1.2196460255198488E7</text:span></text:p>
      <text:p text:style-name="P1"><text:span text:style-name="T1">IR=65.47637051039698</text:span></text:p>
      <text:p text:style-name="P1"><text:span text:style-name="T1">variance NDVI=5.61683484923593E7</text:span></text:p>
      <text:p text:style-name="P1"><text:span text:style-name="T1">varianceIR=7.045576042712157</text:span></text:p>
      <text:p text:style-name="P2"/>
      <text:p text:style-name="P1"><text:span text:style-name="T1">NDVI=-1.1831347402646502E7</text:span></text:p>
      <text:p text:style-name="P1"><text:span text:style-name="T1">IR=69.58034026465029</text:span></text:p>
      <text:p text:style-name="P1"><text:span text:style-name="T1">variance NDVI=5.461073220026532E8</text:span></text:p>
      <text:p text:style-name="P1"><text:span text:style-name="T1">varianceIR=11.380452344228496</text:span></text:p>
      <text:p text:style-name="P2"/>
      <text:p text:style-name="P1"><text:span text:style-name="T1">NDVI=-1.1487967419659736E7</text:span></text:p>
      <text:p text:style-name="P1"><text:span text:style-name="T1">IR=74.68241965973534</text:span></text:p>
      <text:p text:style-name="P1"><text:span text:style-name="T1">variance NDVI=3.339622713315492E8</text:span></text:p>
      <text:p text:style-name="P1"><text:span text:style-name="T1">varianceIR=26.219490187274737</text:span></text:p>
      <text:p text:style-name="P2"/>
      <text:p text:style-name="P1"><text:span text:style-name="T1">NDVI=-1.1199802421550095E7</text:span></text:p>
      <text:p text:style-name="P1"><text:span text:style-name="T1">IR=78.531190926276</text:span></text:p>
      <text:p text:style-name="P1"><text:span text:style-name="T1">variance NDVI=1.457189430830373E8</text:span></text:p>
      <text:p text:style-name="P1"><text:span text:style-name="T1">varianceIR=12.568777500974823</text:span></text:p>
      <text:p text:style-name="P2"/>
      <text:p text:style-name="P1"><text:span text:style-name="T1">NDVI=-1.1666876427221172E7</text:span></text:p>
      <text:p text:style-name="P1"><text:span text:style-name="T1">IR=72.89603024574669</text:span></text:p>
      <text:p text:style-name="P1"><text:span text:style-name="T1">variance NDVI=1.1016565391324644E8</text:span></text:p>
      <text:p text:style-name="P1"><text:span text:style-name="T1">varianceIR=27.881120773355228</text:span></text:p>
      <text:p text:style-name="P2"/>
      <text:p text:style-name="P1"><text:span text:style-name="T1">NDVI=-1.1734168646502836E7</text:span></text:p>
      <text:p text:style-name="P1"><text:span text:style-name="T1">IR=74.31758034026466</text:span></text:p>
      <text:p text:style-name="P1"><text:span text:style-name="T1">variance NDVI=9.202870201781413E7</text:span></text:p>
      <text:p text:style-name="P1"><text:soft-page-break/><text:span text:style-name="T1">varianceIR=11.175329395968273</text:span></text:p>
      <text:p text:style-name="P2"/>
      <text:p text:style-name="P1"><text:span text:style-name="T1">NDVI=-1.1864936686200378E7</text:span></text:p>
      <text:p text:style-name="P1"><text:span text:style-name="T1">IR=71.94896030245746</text:span></text:p>
      <text:p text:style-name="P1"><text:span text:style-name="T1">variance NDVI=2.341281800343665E8</text:span></text:p>
      <text:p text:style-name="P1"><text:span text:style-name="T1">varianceIR=13.482561090304237</text:span></text:p>
      <text:p text:style-name="P2"/>
      <text:p text:style-name="P1"><text:span text:style-name="T1">NDVI=-1.0970860221172024E7</text:span></text:p>
      <text:p text:style-name="P1"><text:span text:style-name="T1">IR=80.75425330812854</text:span></text:p>
      <text:p text:style-name="P1"><text:span text:style-name="T1">variance NDVI=503726.45360709005</text:span></text:p>
      <text:p text:style-name="P1"><text:span text:style-name="T1">varianceIR=10.471270996994528</text:span></text:p>
      <text:p text:style-name="P2"/>
      <text:p text:style-name="P1"><text:span text:style-name="T1">NDVI=-1.1183966712665407E7</text:span></text:p>
      <text:p text:style-name="P1"><text:span text:style-name="T1">IR=78.53497164461248</text:span></text:p>
      <text:p text:style-name="P1"><text:span text:style-name="T1">variance NDVI=8.148858289906147E8</text:span></text:p>
      <text:p text:style-name="P1"><text:span text:style-name="T1">varianceIR=14.940160294507994</text:span></text:p>
      <text:p text:style-name="P2"/>
      <text:p text:style-name="P1"><text:span text:style-name="T1">NDVI=-1.0737444270321362E7</text:span></text:p>
      <text:p text:style-name="P1"><text:span text:style-name="T1">IR=89.06805293005671</text:span></text:p>
      <text:p text:style-name="P1"><text:span text:style-name="T1">variance NDVI=1.1789781021380857E8</text:span></text:p>
      <text:p text:style-name="P1"><text:span text:style-name="T1">varianceIR=13.139259257598013</text:span></text:p>
      <text:p text:style-name="P2"/>
      <text:p text:style-name="P1"><text:span text:style-name="T1">NDVI=-1.076642479395085E7</text:span></text:p>
      <text:p text:style-name="P1"><text:span text:style-name="T1">IR=82.5179584120983</text:span></text:p>
      <text:p text:style-name="P1"><text:span text:style-name="T1">variance NDVI=2.3468404083568022E8</text:span></text:p>
      <text:p text:style-name="P1"><text:span text:style-name="T1">varianceIR=16.475033753470413</text:span></text:p>
      <text:p text:style-name="P2"/>
      <text:p text:style-name="P1"><text:span text:style-name="T1">NDVI=-1.0599577907114625E7</text:span></text:p>
      <text:p text:style-name="P1"><text:span text:style-name="T1">IR=82.86758893280633</text:span></text:p>
      <text:p text:style-name="P1"><text:span text:style-name="T1">variance NDVI=68012.20399228444</text:span></text:p>
      <text:p text:style-name="P1"><text:span text:style-name="T1">varianceIR=10.508232715483336</text:span></text:p>
      <text:p text:style-name="P2"/>
      <text:p text:style-name="P1"><text:span text:style-name="T1">NDVI=-1.2299490735349717E7</text:span></text:p>
      <text:p text:style-name="P1"><text:span text:style-name="T1">IR=69.43100189035917</text:span></text:p>
      <text:p text:style-name="P1"><text:span text:style-name="T1">variance NDVI=1.2842973686290468E8</text:span></text:p>
      <text:p text:style-name="P1"><text:span text:style-name="T1">varianceIR=6.942146677688386</text:span></text:p>
      <text:p text:style-name="P2"/>
      <text:p text:style-name="P1"><text:span text:style-name="T1">NDVI=-1.152252472778828E7</text:span></text:p>
      <text:p text:style-name="P1"><text:span text:style-name="T1">IR=74.47069943289225</text:span></text:p>
      <text:p text:style-name="P1"><text:span text:style-name="T1">variance NDVI=5987242.927069837</text:span></text:p>
      <text:p text:style-name="P1"><text:span text:style-name="T1">varianceIR=14.351003620480165</text:span></text:p>
      <text:p text:style-name="P2"/>
      <text:p text:style-name="P1"><text:span text:style-name="T1">NDVI=-1.117348729489603E7</text:span></text:p>
      <text:p text:style-name="P1"><text:span text:style-name="T1">IR=75.50283553875236</text:span></text:p>
      <text:p text:style-name="P1"><text:span text:style-name="T1">variance NDVI=2.7452729325192053E7</text:span></text:p>
      <text:p text:style-name="P1"><text:span text:style-name="T1">varianceIR=6.924241816793482</text:span></text:p>
      <text:p text:style-name="P2"/>
      <text:p text:style-name="P1"><text:span text:style-name="T1">NDVI=-1.1227778856332703E7</text:span></text:p>
      <text:p text:style-name="P1"><text:span text:style-name="T1">IR=74.81474480151229</text:span></text:p>
      <text:p text:style-name="P1"><text:span text:style-name="T1">variance NDVI=1.7745467327217814E8</text:span></text:p>
      <text:p text:style-name="P1"><text:span text:style-name="T1">varianceIR=6.977487769874492</text:span></text:p>
      <text:p text:style-name="P2"/>
      <text:p text:style-name="P1"><text:span text:style-name="T1">NDVI=-1.176216004536862E7</text:span></text:p>
      <text:p text:style-name="P1"><text:span text:style-name="T1">IR=69.18714555765595</text:span></text:p>
      <text:p text:style-name="P1"><text:span text:style-name="T1">variance NDVI=6.284013704341739E7</text:span></text:p>
      <text:p text:style-name="P1"><text:span text:style-name="T1">varianceIR=19.522369943683163</text:span></text:p>
      <text:p text:style-name="P2"/>
      <text:p text:style-name="P1"><text:span text:style-name="T1">NDVI=-1.2307277586011343E7</text:span></text:p>
      <text:p text:style-name="P1"><text:span text:style-name="T1">IR=65.6578449905482</text:span></text:p>
      <text:p text:style-name="P1"><text:span text:style-name="T1">variance NDVI=9407189.771730147</text:span></text:p>
      <text:p text:style-name="P1"><text:span text:style-name="T1">varianceIR=11.081328075788432</text:span></text:p>
      <text:p text:style-name="P2"/>
      <text:p text:style-name="P1"><text:soft-page-break/><text:span text:style-name="T1">NDVI=-1.2287866468809074E7</text:span></text:p>
      <text:p text:style-name="P1"><text:span text:style-name="T1">IR=66.26465028355388</text:span></text:p>
      <text:p text:style-name="P1"><text:span text:style-name="T1">variance NDVI=6.311230806491642E7</text:span></text:p>
      <text:p text:style-name="P1"><text:span text:style-name="T1">varianceIR=12.650194399818846</text:span></text:p>
      <text:p text:style-name="P2"/>
      <text:p text:style-name="P1"><text:span text:style-name="T1">NDVI=-1.179273752173913E7</text:span></text:p>
      <text:p text:style-name="P1"><text:span text:style-name="T1">IR=71.37051039697542</text:span></text:p>
      <text:p text:style-name="P1"><text:span text:style-name="T1">variance NDVI=2.7039299121483403E8</text:span></text:p>
      <text:p text:style-name="P1"><text:span text:style-name="T1">varianceIR=40.459602488691</text:span></text:p>
      <text:p text:style-name="P2"/>
      <text:p text:style-name="P1"><text:span text:style-name="T1">NDVI=-1.1688874850661626E7</text:span></text:p>
      <text:p text:style-name="P1"><text:span text:style-name="T1">IR=73.05103969754254</text:span></text:p>
      <text:p text:style-name="P1"><text:span text:style-name="T1">variance NDVI=5.684579081505435E8</text:span></text:p>
      <text:p text:style-name="P1"><text:span text:style-name="T1">varianceIR=48.86592878839001</text:span></text:p>
      <text:p text:style-name="P2"/>
      <text:p text:style-name="P1"><text:span text:style-name="T1">NDVI=-1.198670904536862E7</text:span></text:p>
      <text:p text:style-name="P1"><text:span text:style-name="T1">IR=69.44990548204159</text:span></text:p>
      <text:p text:style-name="P1"><text:span text:style-name="T1">variance NDVI=326795.75203089556</text:span></text:p>
      <text:p text:style-name="P1"><text:span text:style-name="T1">varianceIR=7.293406175309308</text:span></text:p>
      <text:p text:style-name="P2"/>
      <text:p text:style-name="P1"><text:span text:style-name="T1">NDVI=-1.1920075141776938E7</text:span></text:p>
      <text:p text:style-name="P1"><text:span text:style-name="T1">IR=71.2476370510397</text:span></text:p>
      <text:p text:style-name="P1"><text:span text:style-name="T1">variance NDVI=1.4265513681333318E8</text:span></text:p>
      <text:p text:style-name="P1"><text:span text:style-name="T1">varianceIR=7.975019530568066</text:span></text:p>
      <text:p text:style-name="P2"/>
      <text:p text:style-name="P1"><text:span text:style-name="T1">NDVI=-1.171828197731569E7</text:span></text:p>
      <text:p text:style-name="P1"><text:span text:style-name="T1">IR=73.98487712665407</text:span></text:p>
      <text:p text:style-name="P1"><text:span text:style-name="T1">variance NDVI=8.360973012265271E8</text:span></text:p>
      <text:p text:style-name="P1"><text:span text:style-name="T1">varianceIR=18.51349916911025</text:span></text:p>
      <text:p text:style-name="P2"/>
      <text:p text:style-name="P1"><text:span text:style-name="T1">NDVI=-1.1815456939508507E7</text:span></text:p>
      <text:p text:style-name="P1"><text:span text:style-name="T1">IR=72.55765595463139</text:span></text:p>
      <text:p text:style-name="P1"><text:span text:style-name="T1">variance NDVI=1.5864177370136827E8</text:span></text:p>
      <text:p text:style-name="P1"><text:span text:style-name="T1">varianceIR=15.892447884715262</text:span></text:p>
      <text:p text:style-name="P2"/>
      <text:p text:style-name="P1"><text:span text:style-name="T1">NDVI=-1.2235179990548205E7</text:span></text:p>
      <text:p text:style-name="P1"><text:span text:style-name="T1">IR=68.03969754253308</text:span></text:p>
      <text:p text:style-name="P1"><text:span text:style-name="T1">variance NDVI=2.918868499957549E8</text:span></text:p>
      <text:p text:style-name="P1"><text:span text:style-name="T1">varianceIR=38.53982380583404</text:span></text:p>
      <text:p text:style-name="P2"/>
      <text:p text:style-name="P1"><text:span text:style-name="T1">NDVI=-1.1311836378071833E7</text:span></text:p>
      <text:p text:style-name="P1"><text:span text:style-name="T1">IR=78.20793950850661</text:span></text:p>
      <text:p text:style-name="P1"><text:span text:style-name="T1">variance NDVI=2.380903773849409E9</text:span></text:p>
      <text:p text:style-name="P1"><text:span text:style-name="T1">varianceIR=26.53990256376293</text:span></text:p>
      <text:p text:style-name="P2"/>
      <text:p text:style-name="P1"><text:span text:style-name="T1">NDVI=-1.1208413882797731E7</text:span></text:p>
      <text:p text:style-name="P1"><text:span text:style-name="T1">IR=78.63894139886578</text:span></text:p>
      <text:p text:style-name="P1"><text:span text:style-name="T1">variance NDVI=1.51047011338697E7</text:span></text:p>
      <text:p text:style-name="P1"><text:span text:style-name="T1">varianceIR=27.470927999088072</text:span></text:p>
      <text:p text:style-name="P2"/>
      <text:p text:style-name="P1"><text:span text:style-name="T1">NDVI=-1.1366435485822307E7</text:span></text:p>
      <text:p text:style-name="P1"><text:span text:style-name="T1">IR=76.30245746691871</text:span></text:p>
      <text:p text:style-name="P1"><text:span text:style-name="T1">variance NDVI=500708.6693581187</text:span></text:p>
      <text:p text:style-name="P1"><text:span text:style-name="T1">varianceIR=28.50599588049895</text:span></text:p>
      <text:p text:style-name="P2"/>
      <text:p text:style-name="P1"><text:span text:style-name="T1">NDVI=-1.095806365973535E7</text:span></text:p>
      <text:p text:style-name="P1"><text:span text:style-name="T1">IR=83.60680529300568</text:span></text:p>
      <text:p text:style-name="P1"><text:span text:style-name="T1">variance NDVI=2.4238614185787985E8</text:span></text:p>
      <text:p text:style-name="P1"><text:span text:style-name="T1">varianceIR=43.13480792485375</text:span></text:p>
      <text:p text:style-name="P2"/>
      <text:p text:style-name="P1"><text:span text:style-name="T1">NDVI=-1.0873434298676748E7</text:span></text:p>
      <text:p text:style-name="P1"><text:span text:style-name="T1">IR=81.01323251417769</text:span></text:p>
      <text:p text:style-name="P1"><text:soft-page-break/><text:span text:style-name="T1">variance NDVI=4.3262428755386573E8</text:span></text:p>
      <text:p text:style-name="P1"><text:span text:style-name="T1">varianceIR=25.72788509413428</text:span></text:p>
      <text:p text:style-name="P2"/>
      <text:p text:style-name="P1"><text:span text:style-name="T1">NDVI=-1.074746340513834E7</text:span></text:p>
      <text:p text:style-name="P1"><text:span text:style-name="T1">IR=80.8794466403162</text:span></text:p>
      <text:p text:style-name="P1"><text:span text:style-name="T1">variance NDVI=2.3439159103438877E7</text:span></text:p>
      <text:p text:style-name="P1"><text:span text:style-name="T1">varianceIR=7.361919236962541</text:span></text:p>
      <text:p text:style-name="P2"/>
      <text:p text:style-name="P1"><text:span text:style-name="T1">NDVI=-1.26791143194707E7</text:span></text:p>
      <text:p text:style-name="P1"><text:span text:style-name="T1">IR=66.26275992438563</text:span></text:p>
      <text:p text:style-name="P1"><text:span text:style-name="T1">variance NDVI=2.695554708488175E8</text:span></text:p>
      <text:p text:style-name="P1"><text:span text:style-name="T1">varianceIR=7.820850138576876</text:span></text:p>
      <text:p text:style-name="P2"/>
      <text:p text:style-name="P1"><text:span text:style-name="T1">NDVI=-1.2501314992438564E7</text:span></text:p>
      <text:p text:style-name="P1"><text:span text:style-name="T1">IR=67.5406427221172</text:span></text:p>
      <text:p text:style-name="P1"><text:span text:style-name="T1">variance NDVI=3.1528237684210032E7</text:span></text:p>
      <text:p text:style-name="P1"><text:span text:style-name="T1">varianceIR=8.992655199983282</text:span></text:p>
      <text:p text:style-name="P2"/>
      <text:p text:style-name="P1"><text:span text:style-name="T1">NDVI=-1.1754124117202269E7</text:span></text:p>
      <text:p text:style-name="P1"><text:span text:style-name="T1">IR=69.42533081285444</text:span></text:p>
      <text:p text:style-name="P1"><text:span text:style-name="T1">variance NDVI=3615317.3148226556</text:span></text:p>
      <text:p text:style-name="P1"><text:span text:style-name="T1">varianceIR=9.057045606015237</text:span></text:p>
      <text:p text:style-name="P2"/>
      <text:p text:style-name="P1"><text:span text:style-name="T1">NDVI=-1.1929568948960302E7</text:span></text:p>
      <text:p text:style-name="P1"><text:span text:style-name="T1">IR=65.89413988657844</text:span></text:p>
      <text:p text:style-name="P1"><text:span text:style-name="T1">variance NDVI=5.669056578347827E8</text:span></text:p>
      <text:p text:style-name="P1"><text:span text:style-name="T1">varianceIR=15.705310973611311</text:span></text:p>
      <text:p text:style-name="P2"/>
      <text:p text:style-name="P1"><text:span text:style-name="T1">NDVI=-1.2299643824196598E7</text:span></text:p>
      <text:p text:style-name="P1"><text:span text:style-name="T1">IR=63.45746691871456</text:span></text:p>
      <text:p text:style-name="P1"><text:span text:style-name="T1">variance NDVI=1.3694434881426435E9</text:span></text:p>
      <text:p text:style-name="P1"><text:span text:style-name="T1">varianceIR=17.94355976070096</text:span></text:p>
      <text:p text:style-name="P2"/>
      <text:p text:style-name="P1"><text:span text:style-name="T1">NDVI=-1.2692655126654064E7</text:span></text:p>
      <text:p text:style-name="P1"><text:span text:style-name="T1">IR=59.58034026465028</text:span></text:p>
      <text:p text:style-name="P1"><text:span text:style-name="T1">variance NDVI=1.2635825890047395E8</text:span></text:p>
      <text:p text:style-name="P1"><text:span text:style-name="T1">varianceIR=9.059834564846637</text:span></text:p>
      <text:p text:style-name="P2"/>
      <text:p text:style-name="P1"><text:span text:style-name="T1">NDVI=-1.2678344839319471E7</text:span></text:p>
      <text:p text:style-name="P1"><text:span text:style-name="T1">IR=60.48393194706994</text:span></text:p>
      <text:p text:style-name="P1"><text:span text:style-name="T1">variance NDVI=2.3987364213209208E7</text:span></text:p>
      <text:p text:style-name="P1"><text:span text:style-name="T1">varianceIR=9.947862845610356</text:span></text:p>
      <text:p text:style-name="P2"/>
      <text:p text:style-name="P1"><text:span text:style-name="T1">NDVI=-1.155519315879017E7</text:span></text:p>
      <text:p text:style-name="P1"><text:span text:style-name="T1">IR=73.86578449905483</text:span></text:p>
      <text:p text:style-name="P1"><text:span text:style-name="T1">variance NDVI=8.780679315968876E8</text:span></text:p>
      <text:p text:style-name="P1"><text:span text:style-name="T1">varianceIR=33.345226501122404</text:span></text:p>
      <text:p text:style-name="P2"/>
      <text:p text:style-name="P1"><text:span text:style-name="T1">NDVI=-1.1285412081285445E7</text:span></text:p>
      <text:p text:style-name="P1"><text:span text:style-name="T1">IR=77.4007561436673</text:span></text:p>
      <text:p text:style-name="P1"><text:span text:style-name="T1">variance NDVI=2.5049680278471562E8</text:span></text:p>
      <text:p text:style-name="P1"><text:span text:style-name="T1">varianceIR=9.444077030536855</text:span></text:p>
      <text:p text:style-name="P2"/>
      <text:p text:style-name="P1"><text:span text:style-name="T1">NDVI=-1.1837025442344045E7</text:span></text:p>
      <text:p text:style-name="P1"><text:span text:style-name="T1">IR=71.44990548204159</text:span></text:p>
      <text:p text:style-name="P1"><text:span text:style-name="T1">variance NDVI=1.9782967063594404E8</text:span></text:p>
      <text:p text:style-name="P1"><text:span text:style-name="T1">varianceIR=12.43102360806574</text:span></text:p>
      <text:p text:style-name="P2"/>
      <text:p text:style-name="P1"><text:span text:style-name="T1">NDVI=-1.1790072345935728E7</text:span></text:p>
      <text:p text:style-name="P1"><text:span text:style-name="T1">IR=72.98487712665407</text:span></text:p>
      <text:p text:style-name="P1"><text:span text:style-name="T1">variance NDVI=364702.36142421875</text:span></text:p>
      <text:p text:style-name="P1"><text:span text:style-name="T1">varianceIR=25.744180162960344</text:span></text:p>
      <text:p text:style-name="P2"><text:soft-page-break/></text:p>
      <text:p text:style-name="P1"><text:span text:style-name="T1">NDVI=-1.1377123005671078E7</text:span></text:p>
      <text:p text:style-name="P1"><text:span text:style-name="T1">IR=77.3875236294896</text:span></text:p>
      <text:p text:style-name="P1"><text:span text:style-name="T1">variance NDVI=8.290118212311051E8</text:span></text:p>
      <text:p text:style-name="P1"><text:span text:style-name="T1">varianceIR=23.686930944157762</text:span></text:p>
      <text:p text:style-name="P2"/>
      <text:p text:style-name="P1"><text:span text:style-name="T1">NDVI=-1.1227676648393195E7</text:span></text:p>
      <text:p text:style-name="P1"><text:span text:style-name="T1">IR=79.7523629489603</text:span></text:p>
      <text:p text:style-name="P1"><text:span text:style-name="T1">variance NDVI=4.4984067957441196E7</text:span></text:p>
      <text:p text:style-name="P1"><text:span text:style-name="T1">varianceIR=13.89980896456809</text:span></text:p>
      <text:p text:style-name="P2"/>
      <text:p text:style-name="P1"><text:span text:style-name="T1">NDVI=-1.2050553595463138E7</text:span></text:p>
      <text:p text:style-name="P1"><text:span text:style-name="T1">IR=69.07372400756144</text:span></text:p>
      <text:p text:style-name="P1"><text:span text:style-name="T1">variance NDVI=1.3428191357419994E9</text:span></text:p>
      <text:p text:style-name="P1"><text:span text:style-name="T1">varianceIR=59.752937829825555</text:span></text:p>
      <text:p text:style-name="P2"/>
      <text:p text:style-name="P1"><text:span text:style-name="T1">NDVI=-1.1598063011342155E7</text:span></text:p>
      <text:p text:style-name="P1"><text:span text:style-name="T1">IR=73.6086956521739</text:span></text:p>
      <text:p text:style-name="P1"><text:span text:style-name="T1">variance NDVI=1.7699763405148325E9</text:span></text:p>
      <text:p text:style-name="P1"><text:span text:style-name="T1">varianceIR=24.560000142938314</text:span></text:p>
      <text:p text:style-name="P2"/>
      <text:p text:style-name="P1"><text:span text:style-name="T1">NDVI=-1.1849907330812855E7</text:span></text:p>
      <text:p text:style-name="P1"><text:span text:style-name="T1">IR=69.89413988657844</text:span></text:p>
      <text:p text:style-name="P1"><text:span text:style-name="T1">variance NDVI=8.361887003641741E8</text:span></text:p>
      <text:p text:style-name="P1"><text:span text:style-name="T1">varianceIR=8.690477550345944</text:span></text:p>
      <text:p text:style-name="P2"/>
      <text:p text:style-name="P1"><text:span text:style-name="T1">NDVI=-1.1491181924385633E7</text:span></text:p>
      <text:p text:style-name="P1"><text:span text:style-name="T1">IR=73.48582230623819</text:span></text:p>
      <text:p text:style-name="P1"><text:span text:style-name="T1">variance NDVI=1.541010129005437E8</text:span></text:p>
      <text:p text:style-name="P1"><text:span text:style-name="T1">varianceIR=12.102664928772747</text:span></text:p>
      <text:p text:style-name="P2"/>
      <text:p text:style-name="P1"><text:span text:style-name="T1">NDVI=-1.1226631245746693E7</text:span></text:p>
      <text:p text:style-name="P1"><text:span text:style-name="T1">IR=75.99054820415878</text:span></text:p>
      <text:p text:style-name="P1"><text:span text:style-name="T1">variance NDVI=1.540931338303138E7</text:span></text:p>
      <text:p text:style-name="P1"><text:span text:style-name="T1">varianceIR=17.692847178429822</text:span></text:p>
      <text:p text:style-name="P2"/>
      <text:p text:style-name="P1"><text:span text:style-name="T1">NDVI=-1.0830148551984876E7</text:span></text:p>
      <text:p text:style-name="P1"><text:span text:style-name="T1">IR=80.98298676748583</text:span></text:p>
      <text:p text:style-name="P1"><text:span text:style-name="T1">variance NDVI=7.228043154903237E8</text:span></text:p>
      <text:p text:style-name="P1"><text:span text:style-name="T1">varianceIR=43.26104163835561</text:span></text:p>
      <text:p text:style-name="P2"/>
      <text:p text:style-name="P1"><text:span text:style-name="T1">NDVI=-1.0667367709486166E7</text:span></text:p>
      <text:p text:style-name="P1"><text:span text:style-name="T1">IR=82.97826086956522</text:span></text:p>
      <text:p text:style-name="P1"><text:span text:style-name="T1">variance NDVI=2.9875597599320937E7</text:span></text:p>
      <text:p text:style-name="P1"><text:span text:style-name="T1">varianceIR=64.32836491403725</text:span></text:p>
      <text:p text:style-name="P2"/>
      <text:p text:style-name="P1"><text:span text:style-name="T1">NDVI=-1.2910974614366729E7</text:span></text:p>
      <text:p text:style-name="P1"><text:span text:style-name="T1">IR=62.119092627599244</text:span></text:p>
      <text:p text:style-name="P1"><text:span text:style-name="T1">variance NDVI=5.577270275456084E8</text:span></text:p>
      <text:p text:style-name="P1"><text:span text:style-name="T1">varianceIR=42.166878701961295</text:span></text:p>
      <text:p text:style-name="P2"/>
      <text:p text:style-name="P1"><text:span text:style-name="T1">NDVI=-1.2878297035916824E7</text:span></text:p>
      <text:p text:style-name="P1"><text:span text:style-name="T1">IR=62.19281663516068</text:span></text:p>
      <text:p text:style-name="P1"><text:span text:style-name="T1">variance NDVI=6.2646573886684455E7</text:span></text:p>
      <text:p text:style-name="P1"><text:span text:style-name="T1">varianceIR=12.469336756575307</text:span></text:p>
      <text:p text:style-name="P2"/>
      <text:p text:style-name="P1"><text:span text:style-name="T1">NDVI=-1.2819275623818526E7</text:span></text:p>
      <text:p text:style-name="P1"><text:span text:style-name="T1">IR=60.36105860113422</text:span></text:p>
      <text:p text:style-name="P1"><text:span text:style-name="T1">variance NDVI=1.9343444063036805E8</text:span></text:p>
      <text:p text:style-name="P1"><text:span text:style-name="T1">varianceIR=12.853488095714411</text:span></text:p>
      <text:p text:style-name="P2"/>
      <text:p text:style-name="P1"><text:span text:style-name="T1">NDVI=-1.2778821344045369E7</text:span></text:p>
      <text:p text:style-name="P1"><text:soft-page-break/><text:span text:style-name="T1">IR=59.86578449905482</text:span></text:p>
      <text:p text:style-name="P1"><text:span text:style-name="T1">variance NDVI=8.586145868633163E7</text:span></text:p>
      <text:p text:style-name="P1"><text:span text:style-name="T1">varianceIR=8.237018625936052</text:span></text:p>
      <text:p text:style-name="P2"/>
      <text:p text:style-name="P1"><text:span text:style-name="T1">NDVI=-1.282856418147448E7</text:span></text:p>
      <text:p text:style-name="P1"><text:span text:style-name="T1">IR=57.48960302457467</text:span></text:p>
      <text:p text:style-name="P1"><text:span text:style-name="T1">variance NDVI=2.941257596840044E8</text:span></text:p>
      <text:p text:style-name="P1"><text:span text:style-name="T1">varianceIR=6.512754768541272</text:span></text:p>
      <text:p text:style-name="P2"/>
      <text:p text:style-name="P1"><text:span text:style-name="T1">NDVI=-1.2966122275992438E7</text:span></text:p>
      <text:p text:style-name="P1"><text:span text:style-name="T1">IR=55.599243856332706</text:span></text:p>
      <text:p text:style-name="P1"><text:span text:style-name="T1">variance NDVI=60705.024154046805</text:span></text:p>
      <text:p text:style-name="P1"><text:span text:style-name="T1">varianceIR=11.860710047142693</text:span></text:p>
      <text:p text:style-name="P2"/>
      <text:p text:style-name="P1"><text:span text:style-name="T1">NDVI=-1.229299365784499E7</text:span></text:p>
      <text:p text:style-name="P1"><text:span text:style-name="T1">IR=65.36672967863895</text:span></text:p>
      <text:p text:style-name="P1"><text:span text:style-name="T1">variance NDVI=2.1659952539990932E8</text:span></text:p>
      <text:p text:style-name="P1"><text:span text:style-name="T1">varianceIR=40.30938334825023</text:span></text:p>
      <text:p text:style-name="P2"/>
      <text:p text:style-name="P1"><text:span text:style-name="T1">NDVI=-1.192690331758034E7</text:span></text:p>
      <text:p text:style-name="P1"><text:span text:style-name="T1">IR=70.38374291115312</text:span></text:p>
      <text:p text:style-name="P1"><text:span text:style-name="T1">variance NDVI=1.120405895207067E9</text:span></text:p>
      <text:p text:style-name="P1"><text:span text:style-name="T1">varianceIR=18.780664376595837</text:span></text:p>
      <text:p text:style-name="P2"/>
      <text:p text:style-name="P1"><text:span text:style-name="T1">NDVI=-1.1880248810964083E7</text:span></text:p>
      <text:p text:style-name="P1"><text:span text:style-name="T1">IR=69.49527410207939</text:span></text:p>
      <text:p text:style-name="P1"><text:span text:style-name="T1">variance NDVI=2.542261374157618E8</text:span></text:p>
      <text:p text:style-name="P1"><text:span text:style-name="T1">varianceIR=12.536543114892915</text:span></text:p>
      <text:p text:style-name="P2"/>
      <text:p text:style-name="P1"><text:span text:style-name="T1">NDVI=-1.192073627221172E7</text:span></text:p>
      <text:p text:style-name="P1"><text:span text:style-name="T1">IR=68.74858223062382</text:span></text:p>
      <text:p text:style-name="P1"><text:span text:style-name="T1">variance NDVI=1.1573394100854078E7</text:span></text:p>
      <text:p text:style-name="P1"><text:span text:style-name="T1">varianceIR=5.398731560290763</text:span></text:p>
      <text:p text:style-name="P2"/>
      <text:p text:style-name="P1"><text:span text:style-name="T1">NDVI=-1.2109819570888469E7</text:span></text:p>
      <text:p text:style-name="P1"><text:span text:style-name="T1">IR=66.37240075614366</text:span></text:p>
      <text:p text:style-name="P1"><text:span text:style-name="T1">variance NDVI=7.038731160213591E7</text:span></text:p>
      <text:p text:style-name="P1"><text:span text:style-name="T1">varianceIR=5.415751669515766</text:span></text:p>
      <text:p text:style-name="P2"/>
      <text:p text:style-name="P1"><text:span text:style-name="T1">NDVI=-1.2019769952741021E7</text:span></text:p>
      <text:p text:style-name="P1"><text:span text:style-name="T1">IR=66.41776937618147</text:span></text:p>
      <text:p text:style-name="P1"><text:span text:style-name="T1">variance NDVI=1.5141094543817738E8</text:span></text:p>
      <text:p text:style-name="P1"><text:span text:style-name="T1">varianceIR=9.867661733027507</text:span></text:p>
      <text:p text:style-name="P2"/>
      <text:p text:style-name="P1"><text:span text:style-name="T1">NDVI=-1.1792329956521738E7</text:span></text:p>
      <text:p text:style-name="P1"><text:span text:style-name="T1">IR=70.98109640831758</text:span></text:p>
      <text:p text:style-name="P1"><text:span text:style-name="T1">variance NDVI=4.272578178383124E8</text:span></text:p>
      <text:p text:style-name="P1"><text:span text:style-name="T1">varianceIR=9.051279794725962</text:span></text:p>
      <text:p text:style-name="P2"/>
      <text:p text:style-name="P1"><text:span text:style-name="T1">NDVI=-1.1833964810964083E7</text:span></text:p>
      <text:p text:style-name="P1"><text:span text:style-name="T1">IR=70.72778827977315</text:span></text:p>
      <text:p text:style-name="P1"><text:span text:style-name="T1">variance NDVI=1.9379643951140103E8</text:span></text:p>
      <text:p text:style-name="P1"><text:span text:style-name="T1">varianceIR=6.346354531636593</text:span></text:p>
      <text:p text:style-name="P2"/>
      <text:p text:style-name="P1"><text:span text:style-name="T1">NDVI=-1.1716963610586012E7</text:span></text:p>
      <text:p text:style-name="P1"><text:span text:style-name="T1">IR=72.66918714555766</text:span></text:p>
      <text:p text:style-name="P1"><text:span text:style-name="T1">variance NDVI=9690158.093032291</text:span></text:p>
      <text:p text:style-name="P1"><text:span text:style-name="T1">varianceIR=35.88642440617886</text:span></text:p>
      <text:p text:style-name="P2"/>
      <text:p text:style-name="P1"><text:span text:style-name="T1">NDVI=-1.1503942930056712E7</text:span></text:p>
      <text:p text:style-name="P1"><text:span text:style-name="T1">IR=74.24952741020795</text:span></text:p>
      <text:p text:style-name="P1"><text:span text:style-name="T1">variance NDVI=5.434616855655389E8</text:span></text:p>
      <text:p text:style-name="P1"><text:soft-page-break/><text:span text:style-name="T1">varianceIR=37.02845879488053</text:span></text:p>
      <text:p text:style-name="P2"/>
      <text:p text:style-name="P1"><text:span text:style-name="T1">NDVI=-1.1320429105860114E7</text:span></text:p>
      <text:p text:style-name="P1"><text:span text:style-name="T1">IR=75.27221172022685</text:span></text:p>
      <text:p text:style-name="P1"><text:span text:style-name="T1">variance NDVI=3.516033967104543E7</text:span></text:p>
      <text:p text:style-name="P1"><text:span text:style-name="T1">varianceIR=25.846327730703223</text:span></text:p>
      <text:p text:style-name="P2"/>
      <text:p text:style-name="P1"><text:span text:style-name="T1">NDVI=-1.1269749234404536E7</text:span></text:p>
      <text:p text:style-name="P1"><text:span text:style-name="T1">IR=74.88657844990549</text:span></text:p>
      <text:p text:style-name="P1"><text:span text:style-name="T1">variance NDVI=3.230322560318823E8</text:span></text:p>
      <text:p text:style-name="P1"><text:span text:style-name="T1">varianceIR=34.98902521536512</text:span></text:p>
      <text:p text:style-name="P2"/>
      <text:p text:style-name="P1"><text:span text:style-name="T1">NDVI=-1.0546277540642722E7</text:span></text:p>
      <text:p text:style-name="P1"><text:span text:style-name="T1">IR=88.16068052930056</text:span></text:p>
      <text:p text:style-name="P1"><text:span text:style-name="T1">variance NDVI=1.1258270368922943E8</text:span></text:p>
      <text:p text:style-name="P1"><text:span text:style-name="T1">varianceIR=31.035250938372183</text:span></text:p>
      <text:p text:style-name="P2"/>
      <text:p text:style-name="P1"><text:span text:style-name="T1">NDVI=-1.0357165098814229E7</text:span></text:p>
      <text:p text:style-name="P1"><text:span text:style-name="T1">IR=98.0790513833992</text:span></text:p>
      <text:p text:style-name="P1"><text:span text:style-name="T1">variance NDVI=7.591818439942807E8</text:span></text:p>
      <text:p text:style-name="P1"><text:span text:style-name="T1">varianceIR=95.9730005235799</text:span></text:p>
      <text:p text:style-name="P2"/>
      <text:p text:style-name="P1"><text:span text:style-name="T1">NDVI=-1.3328577026465029E7</text:span></text:p>
      <text:p text:style-name="P1"><text:span text:style-name="T1">IR=52.810964083175804</text:span></text:p>
      <text:p text:style-name="P1"><text:span text:style-name="T1">variance NDVI=7.225834500673473E8</text:span></text:p>
      <text:p text:style-name="P1"><text:span text:style-name="T1">varianceIR=26.098477005126796</text:span></text:p>
      <text:p text:style-name="P2"/>
      <text:p text:style-name="P1"><text:span text:style-name="T1">NDVI=-1.3146332149338374E7</text:span></text:p>
      <text:p text:style-name="P1"><text:span text:style-name="T1">IR=53.75614366729678</text:span></text:p>
      <text:p text:style-name="P1"><text:span text:style-name="T1">variance NDVI=228198.70359883874</text:span></text:p>
      <text:p text:style-name="P1"><text:span text:style-name="T1">varianceIR=11.79067205115367</text:span></text:p>
      <text:p text:style-name="P2"/>
      <text:p text:style-name="P1"><text:span text:style-name="T1">NDVI=-1.3211843398865784E7</text:span></text:p>
      <text:p text:style-name="P1"><text:span text:style-name="T1">IR=52.37429111531191</text:span></text:p>
      <text:p text:style-name="P1"><text:span text:style-name="T1">variance NDVI=6.366876211044937E8</text:span></text:p>
      <text:p text:style-name="P1"><text:span text:style-name="T1">varianceIR=10.315608183364219</text:span></text:p>
      <text:p text:style-name="P2"/>
      <text:p text:style-name="P1"><text:span text:style-name="T1">NDVI=-1.2713009950850662E7</text:span></text:p>
      <text:p text:style-name="P1"><text:span text:style-name="T1">IR=61.353497164461245</text:span></text:p>
      <text:p text:style-name="P1"><text:span text:style-name="T1">variance NDVI=6.202598871781941E7</text:span></text:p>
      <text:p text:style-name="P1"><text:span text:style-name="T1">varianceIR=57.91521293866785</text:span></text:p>
      <text:p text:style-name="P2"/>
      <text:p text:style-name="P1"><text:span text:style-name="T1">NDVI=-1.1588023937618148E7</text:span></text:p>
      <text:p text:style-name="P1"><text:span text:style-name="T1">IR=74.4820415879017</text:span></text:p>
      <text:p text:style-name="P1"><text:span text:style-name="T1">variance NDVI=2.911789896751683E9</text:span></text:p>
      <text:p text:style-name="P1"><text:span text:style-name="T1">varianceIR=83.61749322152562</text:span></text:p>
      <text:p text:style-name="P2"/>
      <text:p text:style-name="P1"><text:span text:style-name="T1">NDVI=-1.150269484120983E7</text:span></text:p>
      <text:p text:style-name="P1"><text:span text:style-name="T1">IR=74.76181474480151</text:span></text:p>
      <text:p text:style-name="P1"><text:span text:style-name="T1">variance NDVI=4.0171410478082576E9</text:span></text:p>
      <text:p text:style-name="P1"><text:span text:style-name="T1">varianceIR=35.09511833985076</text:span></text:p>
      <text:p text:style-name="P2"/>
      <text:p text:style-name="P1"><text:span text:style-name="T1">NDVI=-1.1326792393194707E7</text:span></text:p>
      <text:p text:style-name="P1"><text:span text:style-name="T1">IR=76.6578449905482</text:span></text:p>
      <text:p text:style-name="P1"><text:span text:style-name="T1">variance NDVI=7.907603420569766E8</text:span></text:p>
      <text:p text:style-name="P1"><text:span text:style-name="T1">varianceIR=6.010387791841458</text:span></text:p>
      <text:p text:style-name="P2"/>
      <text:p text:style-name="P1"><text:span text:style-name="T1">NDVI=-1.1791912124763705E7</text:span></text:p>
      <text:p text:style-name="P1"><text:span text:style-name="T1">IR=71.17958412098298</text:span></text:p>
      <text:p text:style-name="P1"><text:span text:style-name="T1">variance NDVI=4.102354952252207E7</text:span></text:p>
      <text:p text:style-name="P1"><text:span text:style-name="T1">varianceIR=12.00467429894652</text:span></text:p>
      <text:p text:style-name="P2"/>
      <text:p text:style-name="P1"><text:soft-page-break/><text:span text:style-name="T1">NDVI=-1.1708413153119093E7</text:span></text:p>
      <text:p text:style-name="P1"><text:span text:style-name="T1">IR=72.53308128544424</text:span></text:p>
      <text:p text:style-name="P1"><text:span text:style-name="T1">variance NDVI=2.975382935371676E8</text:span></text:p>
      <text:p text:style-name="P1"><text:span text:style-name="T1">varianceIR=22.746160601636284</text:span></text:p>
      <text:p text:style-name="P2"/>
      <text:p text:style-name="P1"><text:span text:style-name="T1">NDVI=-1.1605627648393195E7</text:span></text:p>
      <text:p text:style-name="P1"><text:span text:style-name="T1">IR=73.31190926275993</text:span></text:p>
      <text:p text:style-name="P1"><text:span text:style-name="T1">variance NDVI=1.060572128960063E8</text:span></text:p>
      <text:p text:style-name="P1"><text:span text:style-name="T1">varianceIR=34.60523820679721</text:span></text:p>
      <text:p text:style-name="P2"/>
      <text:p text:style-name="P1"><text:span text:style-name="T1">NDVI=-1.134844297920605E7</text:span></text:p>
      <text:p text:style-name="P1"><text:span text:style-name="T1">IR=76.703213610586</text:span></text:p>
      <text:p text:style-name="P1"><text:span text:style-name="T1">variance NDVI=9.043985320576699E8</text:span></text:p>
      <text:p text:style-name="P1"><text:span text:style-name="T1">varianceIR=73.67445655019519</text:span></text:p>
      <text:p text:style-name="P2"/>
      <text:p text:style-name="P1"><text:span text:style-name="T1">NDVI=-1.0761438438563326E7</text:span></text:p>
      <text:p text:style-name="P1"><text:span text:style-name="T1">IR=84.3742911153119</text:span></text:p>
      <text:p text:style-name="P1"><text:span text:style-name="T1">variance NDVI=2.779758602072305E9</text:span></text:p>
      <text:p text:style-name="P1"><text:span text:style-name="T1">varianceIR=38.02440710846789</text:span></text:p>
      <text:p text:style-name="P2"/>
      <text:p text:style-name="P1"><text:span text:style-name="T1">NDVI=-1.0827734729678638E7</text:span></text:p>
      <text:p text:style-name="P1"><text:span text:style-name="T1">IR=83.85633270321361</text:span></text:p>
      <text:p text:style-name="P1"><text:span text:style-name="T1">variance NDVI=4.509386641180015E8</text:span></text:p>
      <text:p text:style-name="P1"><text:span text:style-name="T1">varianceIR=14.300502495040309</text:span></text:p>
      <text:p text:style-name="P2"/>
      <text:p text:style-name="P1"><text:span text:style-name="T1">NDVI=-1.0778233037807183E7</text:span></text:p>
      <text:p text:style-name="P1"><text:span text:style-name="T1">IR=84.14933837429112</text:span></text:p>
      <text:p text:style-name="P1"><text:span text:style-name="T1">variance NDVI=2.139042262099627E9</text:span></text:p>
      <text:p text:style-name="P1"><text:span text:style-name="T1">varianceIR=23.176395873841347</text:span></text:p>
      <text:p text:style-name="P2"/>
      <text:p text:style-name="P1"><text:span text:style-name="T1">NDVI=-1.1106508894139886E7</text:span></text:p>
      <text:p text:style-name="P1"><text:span text:style-name="T1">IR=80.14177693761815</text:span></text:p>
      <text:p text:style-name="P1"><text:span text:style-name="T1">variance NDVI=1.434069956885437E8</text:span></text:p>
      <text:p text:style-name="P1"><text:span text:style-name="T1">varianceIR=12.59181690056253</text:span></text:p>
      <text:p text:style-name="P2"/>
      <text:p text:style-name="P1"><text:span text:style-name="T1">NDVI=-1.1302290516068053E7</text:span></text:p>
      <text:p text:style-name="P1"><text:span text:style-name="T1">IR=77.54442344045368</text:span></text:p>
      <text:p text:style-name="P1"><text:span text:style-name="T1">variance NDVI=4.0412838769604854E7</text:span></text:p>
      <text:p text:style-name="P1"><text:span text:style-name="T1">varianceIR=16.741670426959768</text:span></text:p>
      <text:p text:style-name="P2"/>
      <text:p text:style-name="P1"><text:span text:style-name="T1">NDVI=-1.0745927336483931E7</text:span></text:p>
      <text:p text:style-name="P1"><text:span text:style-name="T1">IR=84.48960302457466</text:span></text:p>
      <text:p text:style-name="P1"><text:span text:style-name="T1">variance NDVI=886920.0094942334</text:span></text:p>
      <text:p text:style-name="P1"><text:span text:style-name="T1">varianceIR=19.86519061604037</text:span></text:p>
      <text:p text:style-name="P2"/>
      <text:p text:style-name="P1"><text:span text:style-name="T1">NDVI=-1.0609733018903593E7</text:span></text:p>
      <text:p text:style-name="P1"><text:span text:style-name="T1">IR=85.83931947069944</text:span></text:p>
      <text:p text:style-name="P1"><text:span text:style-name="T1">variance NDVI=1.1294859294996762E9</text:span></text:p>
      <text:p text:style-name="P1"><text:span text:style-name="T1">varianceIR=10.869056563709362</text:span></text:p>
      <text:p text:style-name="P2"/>
      <text:p text:style-name="P1"><text:span text:style-name="T1">NDVI=-1.0757482631379962E7</text:span></text:p>
      <text:p text:style-name="P1"><text:span text:style-name="T1">IR=85.97353497164461</text:span></text:p>
      <text:p text:style-name="P1"><text:span text:style-name="T1">variance NDVI=2053206.5580414184</text:span></text:p>
      <text:p text:style-name="P1"><text:span text:style-name="T1">varianceIR=12.727936115545631</text:span></text:p>
      <text:p text:style-name="P2"/>
      <text:p text:style-name="P1"><text:span text:style-name="T1">NDVI=-1.0829936636363637E7</text:span></text:p>
      <text:p text:style-name="P1"><text:span text:style-name="T1">IR=87.71146245059289</text:span></text:p>
      <text:p text:style-name="P1"><text:span text:style-name="T1">variance NDVI=4.9644496142113066E8</text:span></text:p>
      <text:p text:style-name="P1"><text:span text:style-name="T1">varianceIR=148.30271573717062</text:span></text:p>
      <text:p text:style-name="P2"/>
      <text:p text:style-name="P1"><text:span text:style-name="T1">NDVI=-1.3331914648393195E7</text:span></text:p>
      <text:p text:style-name="P1"><text:span text:style-name="T1">IR=55.28733459357278</text:span></text:p>
      <text:p text:style-name="P1"><text:soft-page-break/><text:span text:style-name="T1">variance NDVI=5.762380849183101E7</text:span></text:p>
      <text:p text:style-name="P1"><text:span text:style-name="T1">varianceIR=99.49530152786119</text:span></text:p>
      <text:p text:style-name="P2"/>
      <text:p text:style-name="P1"><text:span text:style-name="T1">NDVI=-1.2908749415879017E7</text:span></text:p>
      <text:p text:style-name="P1"><text:span text:style-name="T1">IR=56.87523629489603</text:span></text:p>
      <text:p text:style-name="P1"><text:span text:style-name="T1">variance NDVI=402923.4315718197</text:span></text:p>
      <text:p text:style-name="P1"><text:span text:style-name="T1">varianceIR=6.715610773276699</text:span></text:p>
      <text:p text:style-name="P2"/>
      <text:p text:style-name="P1"><text:span text:style-name="T1">NDVI=-1.253549247826087E7</text:span></text:p>
      <text:p text:style-name="P1"><text:span text:style-name="T1">IR=61.9413988657845</text:span></text:p>
      <text:p text:style-name="P1"><text:span text:style-name="T1">variance NDVI=8.938060481355258E8</text:span></text:p>
      <text:p text:style-name="P1"><text:span text:style-name="T1">varianceIR=80.09058649960211</text:span></text:p>
      <text:p text:style-name="P2"/>
      <text:p text:style-name="P1"><text:span text:style-name="T1">NDVI=-1.1261991586011343E7</text:span></text:p>
      <text:p text:style-name="P1"><text:span text:style-name="T1">IR=77.52551984877127</text:span></text:p>
      <text:p text:style-name="P1"><text:span text:style-name="T1">variance NDVI=7.27032352371147E9</text:span></text:p>
      <text:p text:style-name="P1"><text:span text:style-name="T1">varianceIR=41.489814196339836</text:span></text:p>
      <text:p text:style-name="P2"/>
      <text:p text:style-name="P1"><text:span text:style-name="T1">NDVI=-1.107630167863894E7</text:span></text:p>
      <text:p text:style-name="P1"><text:span text:style-name="T1">IR=79.84120982986768</text:span></text:p>
      <text:p text:style-name="P1"><text:span text:style-name="T1">variance NDVI=1.0874438880150823E8</text:span></text:p>
      <text:p text:style-name="P1"><text:span text:style-name="T1">varianceIR=6.626238965606505</text:span></text:p>
      <text:p text:style-name="P2"/>
      <text:p text:style-name="P1"><text:span text:style-name="T1">NDVI=-1.1187065209829867E7</text:span></text:p>
      <text:p text:style-name="P1"><text:span text:style-name="T1">IR=78.17013232514178</text:span></text:p>
      <text:p text:style-name="P1"><text:span text:style-name="T1">variance NDVI=8816827.395414604</text:span></text:p>
      <text:p text:style-name="P1"><text:span text:style-name="T1">varianceIR=4.909749864777729</text:span></text:p>
      <text:p text:style-name="P2"/>
      <text:p text:style-name="P1"><text:span text:style-name="T1">NDVI=-1.1286653223062381E7</text:span></text:p>
      <text:p text:style-name="P1"><text:span text:style-name="T1">IR=77.54442344045368</text:span></text:p>
      <text:p text:style-name="P1"><text:span text:style-name="T1">variance NDVI=1.9603809947639044E7</text:span></text:p>
      <text:p text:style-name="P1"><text:span text:style-name="T1">varianceIR=5.304997459095881</text:span></text:p>
      <text:p text:style-name="P2"/>
      <text:p text:style-name="P1"><text:span text:style-name="T1">NDVI=-1.2255286257088847E7</text:span></text:p>
      <text:p text:style-name="P1"><text:span text:style-name="T1">IR=62.370510396975426</text:span></text:p>
      <text:p text:style-name="P1"><text:span text:style-name="T1">variance NDVI=8.631084473077692E8</text:span></text:p>
      <text:p text:style-name="P1"><text:span text:style-name="T1">varianceIR=32.48291215382241</text:span></text:p>
      <text:p text:style-name="P2"/>
      <text:p text:style-name="P1"><text:span text:style-name="T1">NDVI=-1.1861333124763705E7</text:span></text:p>
      <text:p text:style-name="P1"><text:span text:style-name="T1">IR=69.24952741020795</text:span></text:p>
      <text:p text:style-name="P1"><text:span text:style-name="T1">variance NDVI=671150.0266695287</text:span></text:p>
      <text:p text:style-name="P1"><text:span text:style-name="T1">varianceIR=24.00483823892192</text:span></text:p>
      <text:p text:style-name="P2"/>
      <text:p text:style-name="P1"><text:span text:style-name="T1">NDVI=-1.1718065742911153E7</text:span></text:p>
      <text:p text:style-name="P1"><text:span text:style-name="T1">IR=72.93383742911153</text:span></text:p>
      <text:p text:style-name="P1"><text:span text:style-name="T1">variance NDVI=5.390831059660288E8</text:span></text:p>
      <text:p text:style-name="P1"><text:span text:style-name="T1">varianceIR=25.259033936020824</text:span></text:p>
      <text:p text:style-name="P2"/>
      <text:p text:style-name="P1"><text:span text:style-name="T1">NDVI=-1.1071349047258979E7</text:span></text:p>
      <text:p text:style-name="P1"><text:span text:style-name="T1">IR=80.39697542533081</text:span></text:p>
      <text:p text:style-name="P1"><text:span text:style-name="T1">variance NDVI=4.335883792015677E8</text:span></text:p>
      <text:p text:style-name="P1"><text:span text:style-name="T1">varianceIR=18.144251074143252</text:span></text:p>
      <text:p text:style-name="P2"/>
      <text:p text:style-name="P1"><text:span text:style-name="T1">NDVI=-1.0675481194706995E7</text:span></text:p>
      <text:p text:style-name="P1"><text:span text:style-name="T1">IR=85.14177693761815</text:span></text:p>
      <text:p text:style-name="P1"><text:span text:style-name="T1">variance NDVI=8.646752070477155E7</text:span></text:p>
      <text:p text:style-name="P1"><text:span text:style-name="T1">varianceIR=5.269355216963615</text:span></text:p>
      <text:p text:style-name="P2"/>
      <text:p text:style-name="P1"><text:span text:style-name="T1">NDVI=-1.0604695848771267E7</text:span></text:p>
      <text:p text:style-name="P1"><text:span text:style-name="T1">IR=85.76181474480151</text:span></text:p>
      <text:p text:style-name="P1"><text:span text:style-name="T1">variance NDVI=1.129365167277171E7</text:span></text:p>
      <text:p text:style-name="P1"><text:span text:style-name="T1">varianceIR=5.060638045683646</text:span></text:p>
      <text:p text:style-name="P2"><text:soft-page-break/></text:p>
      <text:p text:style-name="P1"><text:span text:style-name="T1">NDVI=-1.057554711153119E7</text:span></text:p>
      <text:p text:style-name="P1"><text:span text:style-name="T1">IR=84.85822306238185</text:span></text:p>
      <text:p text:style-name="P1"><text:span text:style-name="T1">variance NDVI=4.181022206321209E7</text:span></text:p>
      <text:p text:style-name="P1"><text:span text:style-name="T1">varianceIR=4.244394614335699</text:span></text:p>
      <text:p text:style-name="P2"/>
      <text:p text:style-name="P1"><text:span text:style-name="T1">NDVI=-1.0924749281663517E7</text:span></text:p>
      <text:p text:style-name="P1"><text:span text:style-name="T1">IR=79.75425330812854</text:span></text:p>
      <text:p text:style-name="P1"><text:span text:style-name="T1">variance NDVI=3.403266167354601E7</text:span></text:p>
      <text:p text:style-name="P1"><text:span text:style-name="T1">varianceIR=6.568608413598951</text:span></text:p>
      <text:p text:style-name="P2"/>
      <text:p text:style-name="P1"><text:span text:style-name="T1">NDVI=-1.10972696389414E7</text:span></text:p>
      <text:p text:style-name="P1"><text:span text:style-name="T1">IR=79.20037807183365</text:span></text:p>
      <text:p text:style-name="P1"><text:span text:style-name="T1">variance NDVI=873944.2192635884</text:span></text:p>
      <text:p text:style-name="P1"><text:span text:style-name="T1">varianceIR=15.065141419862094</text:span></text:p>
      <text:p text:style-name="P2"/>
      <text:p text:style-name="P1"><text:span text:style-name="T1">NDVI=-1.0750710398865784E7</text:span></text:p>
      <text:p text:style-name="P1"><text:span text:style-name="T1">IR=85.57844990548205</text:span></text:p>
      <text:p text:style-name="P1"><text:span text:style-name="T1">variance NDVI=1.7409923323321881E9</text:span></text:p>
      <text:p text:style-name="P1"><text:span text:style-name="T1">varianceIR=13.430369408596599</text:span></text:p>
      <text:p text:style-name="P2"/>
      <text:p text:style-name="P1"><text:span text:style-name="T1">NDVI=-1.0488108423440455E7</text:span></text:p>
      <text:p text:style-name="P1"><text:span text:style-name="T1">IR=88.6578449905482</text:span></text:p>
      <text:p text:style-name="P1"><text:span text:style-name="T1">variance NDVI=5.470312063357684E7</text:span></text:p>
      <text:p text:style-name="P1"><text:span text:style-name="T1">varianceIR=4.456112328274655</text:span></text:p>
      <text:p text:style-name="P2"/>
      <text:p text:style-name="P1"><text:span text:style-name="T1">NDVI=-1.0437696725897921E7</text:span></text:p>
      <text:p text:style-name="P1"><text:span text:style-name="T1">IR=89.648393194707</text:span></text:p>
      <text:p text:style-name="P1"><text:span text:style-name="T1">variance NDVI=3438892.9975049277</text:span></text:p>
      <text:p text:style-name="P1"><text:span text:style-name="T1">varianceIR=8.838252432151814</text:span></text:p>
      <text:p text:style-name="P2"/>
      <text:p text:style-name="P1"><text:span text:style-name="T1">NDVI=-1.0839006351778656E7</text:span></text:p>
      <text:p text:style-name="P1"><text:span text:style-name="T1">IR=85.7588932806324</text:span></text:p>
      <text:p text:style-name="P1"><text:span text:style-name="T1">variance NDVI=2.3633551256627414E8</text:span></text:p>
      <text:p text:style-name="P1"><text:span text:style-name="T1">varianceIR=145.00627027066426</text:span></text:p>
      <text:p text:style-name="P2"/>
      <text:p text:style-name="P1"><text:span text:style-name="T1">NDVI=-1.3254169654064272E7</text:span></text:p>
      <text:p text:style-name="P1"><text:span text:style-name="T1">IR=59.517958412098295</text:span></text:p>
      <text:p text:style-name="P1"><text:span text:style-name="T1">variance NDVI=2.496903985692705E9</text:span></text:p>
      <text:p text:style-name="P1"><text:span text:style-name="T1">varianceIR=183.34303736980985</text:span></text:p>
      <text:p text:style-name="P2"/>
      <text:p text:style-name="P1"><text:span text:style-name="T1">NDVI=-1.3002498803402647E7</text:span></text:p>
      <text:p text:style-name="P1"><text:span text:style-name="T1">IR=58.17202268431002</text:span></text:p>
      <text:p text:style-name="P1"><text:span text:style-name="T1">variance NDVI=2.188287944525358E9</text:span></text:p>
      <text:p text:style-name="P1"><text:span text:style-name="T1">varianceIR=100.90988687884995</text:span></text:p>
      <text:p text:style-name="P2"/>
      <text:p text:style-name="P1"><text:span text:style-name="T1">NDVI=-1.2234493640831757E7</text:span></text:p>
      <text:p text:style-name="P1"><text:span text:style-name="T1">IR=68.6578449905482</text:span></text:p>
      <text:p text:style-name="P1"><text:span text:style-name="T1">variance NDVI=4.057674074587464E8</text:span></text:p>
      <text:p text:style-name="P1"><text:span text:style-name="T1">varianceIR=55.642664691938215</text:span></text:p>
      <text:p text:style-name="P2"/>
      <text:p text:style-name="P1"><text:span text:style-name="T1">NDVI=-1.1685873145557657E7</text:span></text:p>
      <text:p text:style-name="P1"><text:span text:style-name="T1">IR=74.37807183364839</text:span></text:p>
      <text:p text:style-name="P1"><text:span text:style-name="T1">variance NDVI=6.074042524976884E8</text:span></text:p>
      <text:p text:style-name="P1"><text:span text:style-name="T1">varianceIR=55.709798115239614</text:span></text:p>
      <text:p text:style-name="P2"/>
      <text:p text:style-name="P1"><text:span text:style-name="T1">NDVI=-1.1364203952741021E7</text:span></text:p>
      <text:p text:style-name="P1"><text:span text:style-name="T1">IR=76.42533081285444</text:span></text:p>
      <text:p text:style-name="P1"><text:span text:style-name="T1">variance NDVI=2.687061593907481E8</text:span></text:p>
      <text:p text:style-name="P1"><text:span text:style-name="T1">varianceIR=10.39722449331191</text:span></text:p>
      <text:p text:style-name="P2"/>
      <text:p text:style-name="P1"><text:span text:style-name="T1">NDVI=-1.1434876156899812E7</text:span></text:p>
      <text:p text:style-name="P1"><text:soft-page-break/><text:span text:style-name="T1">IR=76.67485822306239</text:span></text:p>
      <text:p text:style-name="P1"><text:span text:style-name="T1">variance NDVI=1.1820054019311559E8</text:span></text:p>
      <text:p text:style-name="P1"><text:span text:style-name="T1">varianceIR=7.8622107710651035</text:span></text:p>
      <text:p text:style-name="P2"/>
      <text:p text:style-name="P1"><text:span text:style-name="T1">NDVI=-1.1362220098298676E7</text:span></text:p>
      <text:p text:style-name="P1"><text:span text:style-name="T1">IR=79.06238185255198</text:span></text:p>
      <text:p text:style-name="P1"><text:span text:style-name="T1">variance NDVI=4.298337052764632E7</text:span></text:p>
      <text:p text:style-name="P1"><text:span text:style-name="T1">varianceIR=10.207564504847872</text:span></text:p>
      <text:p text:style-name="P2"/>
      <text:p text:style-name="P1"><text:span text:style-name="T1">NDVI=-1.209420586389414E7</text:span></text:p>
      <text:p text:style-name="P1"><text:span text:style-name="T1">IR=67.46691871455576</text:span></text:p>
      <text:p text:style-name="P1"><text:span text:style-name="T1">variance NDVI=5528450.6568080345</text:span></text:p>
      <text:p text:style-name="P1"><text:span text:style-name="T1">varianceIR=50.81938789856533</text:span></text:p>
      <text:p text:style-name="P2"/>
      <text:p text:style-name="P1"><text:span text:style-name="T1">NDVI=-1.1850203153119093E7</text:span></text:p>
      <text:p text:style-name="P1"><text:span text:style-name="T1">IR=71.20604914933837</text:span></text:p>
      <text:p text:style-name="P1"><text:span text:style-name="T1">variance NDVI=2.8431218269306904E8</text:span></text:p>
      <text:p text:style-name="P1"><text:span text:style-name="T1">varianceIR=25.816336631720436</text:span></text:p>
      <text:p text:style-name="P2"/>
      <text:p text:style-name="P1"><text:span text:style-name="T1">NDVI=-1.1549322279773157E7</text:span></text:p>
      <text:p text:style-name="P1"><text:span text:style-name="T1">IR=75.61814744801512</text:span></text:p>
      <text:p text:style-name="P1"><text:span text:style-name="T1">variance NDVI=1.9510003971660376E7</text:span></text:p>
      <text:p text:style-name="P1"><text:span text:style-name="T1">varianceIR=7.517901716387148</text:span></text:p>
      <text:p text:style-name="P2"/>
      <text:p text:style-name="P1"><text:span text:style-name="T1">NDVI=-1.130290659168242E7</text:span></text:p>
      <text:p text:style-name="P1"><text:span text:style-name="T1">IR=79.44990548204159</text:span></text:p>
      <text:p text:style-name="P1"><text:span text:style-name="T1">variance NDVI=2.2169968942277843E8</text:span></text:p>
      <text:p text:style-name="P1"><text:span text:style-name="T1">varianceIR=8.471096363666248</text:span></text:p>
      <text:p text:style-name="P2"/>
      <text:p text:style-name="P1"><text:span text:style-name="T1">NDVI=-1.080824158979206E7</text:span></text:p>
      <text:p text:style-name="P1"><text:span text:style-name="T1">IR=85.18525519848771</text:span></text:p>
      <text:p text:style-name="P1"><text:span text:style-name="T1">variance NDVI=4239021.540850187</text:span></text:p>
      <text:p text:style-name="P1"><text:span text:style-name="T1">varianceIR=4.216205470282934</text:span></text:p>
      <text:p text:style-name="P2"/>
      <text:p text:style-name="P1"><text:span text:style-name="T1">NDVI=-1.0676297731568998E7</text:span></text:p>
      <text:p text:style-name="P1"><text:span text:style-name="T1">IR=84.99810964083176</text:span></text:p>
      <text:p text:style-name="P1"><text:span text:style-name="T1">variance NDVI=4.190915065054842E7</text:span></text:p>
      <text:p text:style-name="P1"><text:span text:style-name="T1">varianceIR=3.432281195001314</text:span></text:p>
      <text:p text:style-name="P2"/>
      <text:p text:style-name="P1"><text:span text:style-name="T1">NDVI=-1.0646666827977316E7</text:span></text:p>
      <text:p text:style-name="P1"><text:span text:style-name="T1">IR=83.78071833648393</text:span></text:p>
      <text:p text:style-name="P1"><text:span text:style-name="T1">variance NDVI=1.1534349000319954E7</text:span></text:p>
      <text:p text:style-name="P1"><text:span text:style-name="T1">varianceIR=5.6290587750649985</text:span></text:p>
      <text:p text:style-name="P2"/>
      <text:p text:style-name="P1"><text:span text:style-name="T1">NDVI=-1.0862485701323252E7</text:span></text:p>
      <text:p text:style-name="P1"><text:span text:style-name="T1">IR=80.65028355387524</text:span></text:p>
      <text:p text:style-name="P1"><text:span text:style-name="T1">variance NDVI=9845056.870563224</text:span></text:p>
      <text:p text:style-name="P1"><text:span text:style-name="T1">varianceIR=4.356844413586768</text:span></text:p>
      <text:p text:style-name="P2"/>
      <text:p text:style-name="P1"><text:span text:style-name="T1">NDVI=-1.1041802790170133E7</text:span></text:p>
      <text:p text:style-name="P1"><text:span text:style-name="T1">IR=79.70510396975425</text:span></text:p>
      <text:p text:style-name="P1"><text:span text:style-name="T1">variance NDVI=6.554157612846115E7</text:span></text:p>
      <text:p text:style-name="P1"><text:span text:style-name="T1">varianceIR=27.79754218924576</text:span></text:p>
      <text:p text:style-name="P2"/>
      <text:p text:style-name="P1"><text:span text:style-name="T1">NDVI=-1.0818711950850662E7</text:span></text:p>
      <text:p text:style-name="P1"><text:span text:style-name="T1">IR=84.20793950850661</text:span></text:p>
      <text:p text:style-name="P1"><text:span text:style-name="T1">variance NDVI=1.7137814056336503E7</text:span></text:p>
      <text:p text:style-name="P1"><text:span text:style-name="T1">varianceIR=31.716642212349136</text:span></text:p>
      <text:p text:style-name="P2"/>
      <text:p text:style-name="P1"><text:span text:style-name="T1">NDVI=-1.0438246064272212E7</text:span></text:p>
      <text:p text:style-name="P1"><text:span text:style-name="T1">IR=88.60491493383743</text:span></text:p>
      <text:p text:style-name="P1"><text:span text:style-name="T1">variance NDVI=1.4767294269768238E7</text:span></text:p>
      <text:p text:style-name="P1"><text:soft-page-break/><text:span text:style-name="T1">varianceIR=3.4125863357364725</text:span></text:p>
      <text:p text:style-name="P2"/>
      <text:p text:style-name="P1"><text:span text:style-name="T1">NDVI=-1.0280914383742912E7</text:span></text:p>
      <text:p text:style-name="P1"><text:span text:style-name="T1">IR=92.55765595463139</text:span></text:p>
      <text:p text:style-name="P1"><text:span text:style-name="T1">variance NDVI=6.172130407716473E7</text:span></text:p>
      <text:p text:style-name="P1"><text:span text:style-name="T1">varianceIR=48.28622149187081</text:span></text:p>
      <text:p text:style-name="P2"/>
      <text:p text:style-name="P1"><text:span text:style-name="T1">NDVI=-9934552.97826087</text:span></text:p>
      <text:p text:style-name="P1"><text:span text:style-name="T1">IR=110.35770750988142</text:span></text:p>
      <text:p text:style-name="P1"><text:span text:style-name="T1">variance NDVI=8841388.42914735</text:span></text:p>
      <text:p text:style-name="P1"><text:span text:style-name="T1">varianceIR=16.717546536656073</text:span></text:p>
      <text:p text:style-name="P2"/>
      <text:p text:style-name="P1"><text:span text:style-name="T1">NDVI=-1.42479897731569E7</text:span></text:p>
      <text:p text:style-name="P1"><text:span text:style-name="T1">IR=43.98109640831758</text:span></text:p>
      <text:p text:style-name="P1"><text:span text:style-name="T1">variance NDVI=3.0868906854919443E9</text:span></text:p>
      <text:p text:style-name="P1"><text:span text:style-name="T1">varianceIR=146.85472174926466</text:span></text:p>
      <text:p text:style-name="P2"/>
      <text:p text:style-name="P1"><text:span text:style-name="T1">NDVI=-1.3230246597353498E7</text:span></text:p>
      <text:p text:style-name="P1"><text:span text:style-name="T1">IR=59.882797731569</text:span></text:p>
      <text:p text:style-name="P1"><text:span text:style-name="T1">variance NDVI=2.927780674426802E7</text:span></text:p>
      <text:p text:style-name="P1"><text:span text:style-name="T1">varianceIR=107.88786942063754</text:span></text:p>
      <text:p text:style-name="P2"/>
      <text:p text:style-name="P1"><text:span text:style-name="T1">NDVI=-1.2420721650283555E7</text:span></text:p>
      <text:p text:style-name="P1"><text:span text:style-name="T1">IR=71.2117202268431</text:span></text:p>
      <text:p text:style-name="P1"><text:span text:style-name="T1">variance NDVI=7.84700572508918E8</text:span></text:p>
      <text:p text:style-name="P1"><text:span text:style-name="T1">varianceIR=50.27485147875195</text:span></text:p>
      <text:p text:style-name="P2"/>
      <text:p text:style-name="P1"><text:span text:style-name="T1">NDVI=-1.2960941572778828E7</text:span></text:p>
      <text:p text:style-name="P1"><text:span text:style-name="T1">IR=60.16635160680529</text:span></text:p>
      <text:p text:style-name="P1"><text:span text:style-name="T1">variance NDVI=6.650581350214877E8</text:span></text:p>
      <text:p text:style-name="P1"><text:span text:style-name="T1">varianceIR=27.34848945987683</text:span></text:p>
      <text:p text:style-name="P2"/>
      <text:p text:style-name="P1"><text:span text:style-name="T1">NDVI=-1.1964616079395086E7</text:span></text:p>
      <text:p text:style-name="P1"><text:span text:style-name="T1">IR=72.85822306238185</text:span></text:p>
      <text:p text:style-name="P1"><text:span text:style-name="T1">variance NDVI=5.416445406075231E8</text:span></text:p>
      <text:p text:style-name="P1"><text:span text:style-name="T1">varianceIR=29.846289976344895</text:span></text:p>
      <text:p text:style-name="P2"/>
      <text:p text:style-name="P1"><text:span text:style-name="T1">NDVI=-1.1840574283553876E7</text:span></text:p>
      <text:p text:style-name="P1"><text:span text:style-name="T1">IR=75.1531190926276</text:span></text:p>
      <text:p text:style-name="P1"><text:span text:style-name="T1">variance NDVI=5.199020535356698E8</text:span></text:p>
      <text:p text:style-name="P1"><text:span text:style-name="T1">varianceIR=28.704326394797445</text:span></text:p>
      <text:p text:style-name="P2"/>
      <text:p text:style-name="P1"><text:span text:style-name="T1">NDVI=-1.1681232470699433E7</text:span></text:p>
      <text:p text:style-name="P1"><text:span text:style-name="T1">IR=76.56521739130434</text:span></text:p>
      <text:p text:style-name="P1"><text:span text:style-name="T1">variance NDVI=1.6962399392532608E8</text:span></text:p>
      <text:p text:style-name="P1"><text:span text:style-name="T1">varianceIR=17.380401728124205</text:span></text:p>
      <text:p text:style-name="P2"/>
      <text:p text:style-name="P1"><text:span text:style-name="T1">NDVI=-1.1643177924385633E7</text:span></text:p>
      <text:p text:style-name="P1"><text:span text:style-name="T1">IR=75.6710775047259</text:span></text:p>
      <text:p text:style-name="P1"><text:span text:style-name="T1">variance NDVI=5.2652307957504934E8</text:span></text:p>
      <text:p text:style-name="P1"><text:span text:style-name="T1">varianceIR=22.14532978553594</text:span></text:p>
      <text:p text:style-name="P2"/>
      <text:p text:style-name="P1"><text:span text:style-name="T1">NDVI=-1.1618075383742912E7</text:span></text:p>
      <text:p text:style-name="P1"><text:span text:style-name="T1">IR=76.66162570888469</text:span></text:p>
      <text:p text:style-name="P1"><text:span text:style-name="T1">variance NDVI=2.3888205426700404E8</text:span></text:p>
      <text:p text:style-name="P1"><text:span text:style-name="T1">varianceIR=10.006495006085979</text:span></text:p>
      <text:p text:style-name="P2"/>
      <text:p text:style-name="P1"><text:span text:style-name="T1">NDVI=-1.1675103300567107E7</text:span></text:p>
      <text:p text:style-name="P1"><text:span text:style-name="T1">IR=77.70510396975425</text:span></text:p>
      <text:p text:style-name="P1"><text:span text:style-name="T1">variance NDVI=1.6275359478354758E8</text:span></text:p>
      <text:p text:style-name="P1"><text:span text:style-name="T1">varianceIR=9.777087716884678</text:span></text:p>
      <text:p text:style-name="P2"/>
      <text:p text:style-name="P1"><text:soft-page-break/><text:span text:style-name="T1">NDVI=-1.1539911854442343E7</text:span></text:p>
      <text:p text:style-name="P1"><text:span text:style-name="T1">IR=82.27788279773156</text:span></text:p>
      <text:p text:style-name="P1"><text:span text:style-name="T1">variance NDVI=1.642289054131842E7</text:span></text:p>
      <text:p text:style-name="P1"><text:span text:style-name="T1">varianceIR=9.398490031022117</text:span></text:p>
      <text:p text:style-name="P2"/>
      <text:p text:style-name="P1"><text:span text:style-name="T1">NDVI=-1.1298106856332703E7</text:span></text:p>
      <text:p text:style-name="P1"><text:span text:style-name="T1">IR=83.41965973534971</text:span></text:p>
      <text:p text:style-name="P1"><text:span text:style-name="T1">variance NDVI=1.296131556199402E7</text:span></text:p>
      <text:p text:style-name="P1"><text:span text:style-name="T1">varianceIR=18.39258065995063</text:span></text:p>
      <text:p text:style-name="P2"/>
      <text:p text:style-name="P1"><text:span text:style-name="T1">NDVI=-1.1192350444234405E7</text:span></text:p>
      <text:p text:style-name="P1"><text:span text:style-name="T1">IR=78.92438563327032</text:span></text:p>
      <text:p text:style-name="P1"><text:span text:style-name="T1">variance NDVI=1.3879245922210035E8</text:span></text:p>
      <text:p text:style-name="P1"><text:span text:style-name="T1">varianceIR=43.202332841058585</text:span></text:p>
      <text:p text:style-name="P2"/>
      <text:p text:style-name="P1"><text:span text:style-name="T1">NDVI=-1.0900027901701324E7</text:span></text:p>
      <text:p text:style-name="P1"><text:span text:style-name="T1">IR=81.89035916824197</text:span></text:p>
      <text:p text:style-name="P1"><text:span text:style-name="T1">variance NDVI=2.617542989273733E8</text:span></text:p>
      <text:p text:style-name="P1"><text:span text:style-name="T1">varianceIR=23.68557987988966</text:span></text:p>
      <text:p text:style-name="P2"/>
      <text:p text:style-name="P1"><text:span text:style-name="T1">NDVI=-1.0933450139886579E7</text:span></text:p>
      <text:p text:style-name="P1"><text:span text:style-name="T1">IR=83.37996219281663</text:span></text:p>
      <text:p text:style-name="P1"><text:span text:style-name="T1">variance NDVI=8.251286627275623E7</text:span></text:p>
      <text:p text:style-name="P1"><text:span text:style-name="T1">varianceIR=18.965681842191636</text:span></text:p>
      <text:p text:style-name="P2"/>
      <text:p text:style-name="P1"><text:span text:style-name="T1">NDVI=-1.0993005533081286E7</text:span></text:p>
      <text:p text:style-name="P1"><text:span text:style-name="T1">IR=84.03969754253308</text:span></text:p>
      <text:p text:style-name="P1"><text:span text:style-name="T1">variance NDVI=1.2469852848488E8</text:span></text:p>
      <text:p text:style-name="P1"><text:span text:style-name="T1">varianceIR=70.33050494262244</text:span></text:p>
      <text:p text:style-name="P2"/>
      <text:p text:style-name="P1"><text:span text:style-name="T1">NDVI=-1.0790568697542533E7</text:span></text:p>
      <text:p text:style-name="P1"><text:span text:style-name="T1">IR=85.85066162570888</text:span></text:p>
      <text:p text:style-name="P1"><text:span text:style-name="T1">variance NDVI=2.0552427419698903E8</text:span></text:p>
      <text:p text:style-name="P1"><text:span text:style-name="T1">varianceIR=15.435800321366669</text:span></text:p>
      <text:p text:style-name="P2"/>
      <text:p text:style-name="P1"><text:span text:style-name="T1">NDVI=-1.0536145056710776E7</text:span></text:p>
      <text:p text:style-name="P1"><text:span text:style-name="T1">IR=87.59357277882798</text:span></text:p>
      <text:p text:style-name="P1"><text:span text:style-name="T1">variance NDVI=2.1624608456085154E8</text:span></text:p>
      <text:p text:style-name="P1"><text:span text:style-name="T1">varianceIR=36.1365824945328</text:span></text:p>
      <text:p text:style-name="P2"/>
      <text:p text:style-name="P1"><text:span text:style-name="T1">NDVI=-1.067922318147448E7</text:span></text:p>
      <text:p text:style-name="P1"><text:span text:style-name="T1">IR=83.46502835538752</text:span></text:p>
      <text:p text:style-name="P1"><text:span text:style-name="T1">variance NDVI=793674.5834685998</text:span></text:p>
      <text:p text:style-name="P1"><text:span text:style-name="T1">varianceIR=11.943315657732137</text:span></text:p>
      <text:p text:style-name="P2"/>
      <text:p text:style-name="P1"><text:span text:style-name="T1">NDVI=-1.016980435770751E7</text:span></text:p>
      <text:p text:style-name="P1"><text:span text:style-name="T1">IR=103.24703557312253</text:span></text:p>
      <text:p text:style-name="P1"><text:span text:style-name="T1">variance NDVI=4.959472198989887E7</text:span></text:p>
      <text:p text:style-name="P1"><text:span text:style-name="T1">varianceIR=93.40725475888793</text:span></text:p>
      <text:p text:style-name="P2"/>
      <text:p text:style-name="P1"><text:span text:style-name="T1">NDVI=-1.3888896230623819E7</text:span></text:p>
      <text:p text:style-name="P1"><text:span text:style-name="T1">IR=49.37240075614367</text:span></text:p>
      <text:p text:style-name="P1"><text:span text:style-name="T1">variance NDVI=3.3097623491883593E9</text:span></text:p>
      <text:p text:style-name="P1"><text:span text:style-name="T1">varianceIR=264.40315880428153</text:span></text:p>
      <text:p text:style-name="P2"/>
      <text:p text:style-name="P1"><text:span text:style-name="T1">NDVI=-1.3651949809073724E7</text:span></text:p>
      <text:p text:style-name="P1"><text:span text:style-name="T1">IR=55.45368620037807</text:span></text:p>
      <text:p text:style-name="P1"><text:span text:style-name="T1">variance NDVI=4.9775019785632774E7</text:span></text:p>
      <text:p text:style-name="P1"><text:span text:style-name="T1">varianceIR=37.2064775522104</text:span></text:p>
      <text:p text:style-name="P2"/>
      <text:p text:style-name="P1"><text:span text:style-name="T1">NDVI=-1.2376320820415879E7</text:span></text:p>
      <text:p text:style-name="P1"><text:span text:style-name="T1">IR=70.80151228733459</text:span></text:p>
      <text:p text:style-name="P1"><text:soft-page-break/><text:span text:style-name="T1">variance NDVI=2.83913935837282E7</text:span></text:p>
      <text:p text:style-name="P1"><text:span text:style-name="T1">varianceIR=19.820440325791548</text:span></text:p>
      <text:p text:style-name="P2"/>
      <text:p text:style-name="P1"><text:span text:style-name="T1">NDVI=-1.2832306542533081E7</text:span></text:p>
      <text:p text:style-name="P1"><text:span text:style-name="T1">IR=59.79395085066162</text:span></text:p>
      <text:p text:style-name="P1"><text:span text:style-name="T1">variance NDVI=5.326253174186427E8</text:span></text:p>
      <text:p text:style-name="P1"><text:span text:style-name="T1">varianceIR=42.71428582429766</text:span></text:p>
      <text:p text:style-name="P2"/>
      <text:p text:style-name="P1"><text:span text:style-name="T1">NDVI=-1.2488432289224952E7</text:span></text:p>
      <text:p text:style-name="P1"><text:span text:style-name="T1">IR=63.620037807183365</text:span></text:p>
      <text:p text:style-name="P1"><text:span text:style-name="T1">variance NDVI=3.111661372572738E8</text:span></text:p>
      <text:p text:style-name="P1"><text:span text:style-name="T1">varianceIR=48.77908659703451</text:span></text:p>
      <text:p text:style-name="P2"/>
      <text:p text:style-name="P1"><text:span text:style-name="T1">NDVI=-1.169283170510397E7</text:span></text:p>
      <text:p text:style-name="P1"><text:span text:style-name="T1">IR=76.69565217391305</text:span></text:p>
      <text:p text:style-name="P1"><text:span text:style-name="T1">variance NDVI=5.592244142098157E8</text:span></text:p>
      <text:p text:style-name="P1"><text:span text:style-name="T1">varianceIR=16.707415996941126</text:span></text:p>
      <text:p text:style-name="P2"/>
      <text:p text:style-name="P1"><text:span text:style-name="T1">NDVI=-1.1805673538752362E7</text:span></text:p>
      <text:p text:style-name="P1"><text:span text:style-name="T1">IR=73.27410207939508</text:span></text:p>
      <text:p text:style-name="P1"><text:span text:style-name="T1">variance NDVI=1.6248108058294523E8</text:span></text:p>
      <text:p text:style-name="P1"><text:span text:style-name="T1">varianceIR=16.60935582992309</text:span></text:p>
      <text:p text:style-name="P2"/>
      <text:p text:style-name="P1"><text:span text:style-name="T1">NDVI=-1.1228771593572779E7</text:span></text:p>
      <text:p text:style-name="P1"><text:span text:style-name="T1">IR=79.46124763705104</text:span></text:p>
      <text:p text:style-name="P1"><text:span text:style-name="T1">variance NDVI=1.451859856205282E9</text:span></text:p>
      <text:p text:style-name="P1"><text:span text:style-name="T1">varianceIR=20.891390269558183</text:span></text:p>
      <text:p text:style-name="P2"/>
      <text:p text:style-name="P1"><text:span text:style-name="T1">NDVI=-1.1316806693761814E7</text:span></text:p>
      <text:p text:style-name="P1"><text:span text:style-name="T1">IR=81.74480151228734</text:span></text:p>
      <text:p text:style-name="P1"><text:span text:style-name="T1">variance NDVI=4.021118178670742E8</text:span></text:p>
      <text:p text:style-name="P1"><text:span text:style-name="T1">varianceIR=5.260417350552073</text:span></text:p>
      <text:p text:style-name="P2"/>
      <text:p text:style-name="P1"><text:span text:style-name="T1">NDVI=-1.1482132096408317E7</text:span></text:p>
      <text:p text:style-name="P1"><text:span text:style-name="T1">IR=85.88468809073724</text:span></text:p>
      <text:p text:style-name="P1"><text:span text:style-name="T1">variance NDVI=1742514.8142300183</text:span></text:p>
      <text:p text:style-name="P1"><text:span text:style-name="T1">varianceIR=11.111806468767874</text:span></text:p>
      <text:p text:style-name="P2"/>
      <text:p text:style-name="P1"><text:span text:style-name="T1">NDVI=-1.1365573894139886E7</text:span></text:p>
      <text:p text:style-name="P1"><text:span text:style-name="T1">IR=89.07750472589792</text:span></text:p>
      <text:p text:style-name="P1"><text:span text:style-name="T1">variance NDVI=4.051828175397462E7</text:span></text:p>
      <text:p text:style-name="P1"><text:span text:style-name="T1">varianceIR=16.719516359982126</text:span></text:p>
      <text:p text:style-name="P2"/>
      <text:p text:style-name="P1"><text:span text:style-name="T1">NDVI=-1.1392315223062381E7</text:span></text:p>
      <text:p text:style-name="P1"><text:span text:style-name="T1">IR=85.47258979206049</text:span></text:p>
      <text:p text:style-name="P1"><text:span text:style-name="T1">variance NDVI=2.6953658410180762E7</text:span></text:p>
      <text:p text:style-name="P1"><text:span text:style-name="T1">varianceIR=55.37129708458728</text:span></text:p>
      <text:p text:style-name="P2"/>
      <text:p text:style-name="P1"><text:span text:style-name="T1">NDVI=-1.191683197731569E7</text:span></text:p>
      <text:p text:style-name="P1"><text:span text:style-name="T1">IR=69.648393194707</text:span></text:p>
      <text:p text:style-name="P1"><text:span text:style-name="T1">variance NDVI=6083525.369357099</text:span></text:p>
      <text:p text:style-name="P1"><text:span text:style-name="T1">varianceIR=5.496218920264665</text:span></text:p>
      <text:p text:style-name="P2"/>
      <text:p text:style-name="P1"><text:span text:style-name="T1">NDVI=-1.126050786389414E7</text:span></text:p>
      <text:p text:style-name="P1"><text:span text:style-name="T1">IR=83.3194706994329</text:span></text:p>
      <text:p text:style-name="P1"><text:span text:style-name="T1">variance NDVI=6.402729833075784E8</text:span></text:p>
      <text:p text:style-name="P1"><text:span text:style-name="T1">varianceIR=71.19686890251336</text:span></text:p>
      <text:p text:style-name="P2"/>
      <text:p text:style-name="P1"><text:span text:style-name="T1">NDVI=-1.1186736465028355E7</text:span></text:p>
      <text:p text:style-name="P1"><text:span text:style-name="T1">IR=87.03591682419659</text:span></text:p>
      <text:p text:style-name="P1"><text:span text:style-name="T1">variance NDVI=8667616.803936336</text:span></text:p>
      <text:p text:style-name="P1"><text:span text:style-name="T1">varianceIR=105.82149035495037</text:span></text:p>
      <text:p text:style-name="P2"><text:soft-page-break/></text:p>
      <text:p text:style-name="P1"><text:span text:style-name="T1">NDVI=-1.0501118304347826E7</text:span></text:p>
      <text:p text:style-name="P1"><text:span text:style-name="T1">IR=100.90170132325142</text:span></text:p>
      <text:p text:style-name="P1"><text:span text:style-name="T1">variance NDVI=4.472909423681746E9</text:span></text:p>
      <text:p text:style-name="P1"><text:span text:style-name="T1">varianceIR=58.04166691632474</text:span></text:p>
      <text:p text:style-name="P2"/>
      <text:p text:style-name="P1"><text:span text:style-name="T1">NDVI=-1.0564063926275993E7</text:span></text:p>
      <text:p text:style-name="P1"><text:span text:style-name="T1">IR=95.468809073724</text:span></text:p>
      <text:p text:style-name="P1"><text:span text:style-name="T1">variance NDVI=2.5485342028561544E8</text:span></text:p>
      <text:p text:style-name="P1"><text:span text:style-name="T1">varianceIR=62.19665190108048</text:span></text:p>
      <text:p text:style-name="P2"/>
      <text:p text:style-name="P1"><text:span text:style-name="T1">NDVI=-1.0368928644612476E7</text:span></text:p>
      <text:p text:style-name="P1"><text:span text:style-name="T1">IR=100.67863894139886</text:span></text:p>
      <text:p text:style-name="P1"><text:span text:style-name="T1">variance NDVI=2.3868424448495424E8</text:span></text:p>
      <text:p text:style-name="P1"><text:span text:style-name="T1">varianceIR=75.72695077340347</text:span></text:p>
      <text:p text:style-name="P2"/>
      <text:p text:style-name="P1"><text:span text:style-name="T1">NDVI=-1.0429064028355388E7</text:span></text:p>
      <text:p text:style-name="P1"><text:span text:style-name="T1">IR=98.67863894139886</text:span></text:p>
      <text:p text:style-name="P1"><text:span text:style-name="T1">variance NDVI=6.631262520370351E9</text:span></text:p>
      <text:p text:style-name="P1"><text:span text:style-name="T1">varianceIR=45.169834410897394</text:span></text:p>
      <text:p text:style-name="P2"/>
      <text:p text:style-name="P1"><text:span text:style-name="T1">NDVI=-1.0692153685770752E7</text:span></text:p>
      <text:p text:style-name="P1"><text:span text:style-name="T1">IR=91.05731225296442</text:span></text:p>
      <text:p text:style-name="P1"><text:span text:style-name="T1">variance NDVI=1.0598198638897309E8</text:span></text:p>
      <text:p text:style-name="P1"><text:span text:style-name="T1">varianceIR=98.86713845730806</text:span></text:p>
      <text:p text:style-name="P2"/>
      <text:p text:style-name="P1"><text:span text:style-name="T1">NDVI=-1.4507295003780719E7</text:span></text:p>
      <text:p text:style-name="P1"><text:span text:style-name="T1">IR=40.61814744801512</text:span></text:p>
      <text:p text:style-name="P1"><text:span text:style-name="T1">variance NDVI=2.802657559985032E9</text:span></text:p>
      <text:p text:style-name="P1"><text:span text:style-name="T1">varianceIR=132.57599184613954</text:span></text:p>
      <text:p text:style-name="P2"/>
      <text:p text:style-name="P1"><text:span text:style-name="T1">NDVI=-1.4057025141776938E7</text:span></text:p>
      <text:p text:style-name="P1"><text:span text:style-name="T1">IR=48.098298676748584</text:span></text:p>
      <text:p text:style-name="P1"><text:span text:style-name="T1">variance NDVI=1.1183126312096872E9</text:span></text:p>
      <text:p text:style-name="P1"><text:span text:style-name="T1">varianceIR=106.43541550927627</text:span></text:p>
      <text:p text:style-name="P2"/>
      <text:p text:style-name="P1"><text:span text:style-name="T1">NDVI=-1.2460743079395086E7</text:span></text:p>
      <text:p text:style-name="P1"><text:span text:style-name="T1">IR=66.11531190926276</text:span></text:p>
      <text:p text:style-name="P1"><text:span text:style-name="T1">variance NDVI=1.7161565436948937E8</text:span></text:p>
      <text:p text:style-name="P1"><text:span text:style-name="T1">varianceIR=49.12136189488488</text:span></text:p>
      <text:p text:style-name="P2"/>
      <text:p text:style-name="P1"><text:span text:style-name="T1">NDVI=-1.2651652344045369E7</text:span></text:p>
      <text:p text:style-name="P1"><text:span text:style-name="T1">IR=61.71266540642722</text:span></text:p>
      <text:p text:style-name="P1"><text:span text:style-name="T1">variance NDVI=4.382349380743577E7</text:span></text:p>
      <text:p text:style-name="P1"><text:span text:style-name="T1">varianceIR=47.05629151860596</text:span></text:p>
      <text:p text:style-name="P2"/>
      <text:p text:style-name="P1"><text:span text:style-name="T1">NDVI=-1.1588880984877126E7</text:span></text:p>
      <text:p text:style-name="P1"><text:span text:style-name="T1">IR=74.96219281663517</text:span></text:p>
      <text:p text:style-name="P1"><text:span text:style-name="T1">variance NDVI=2.907769751387725E9</text:span></text:p>
      <text:p text:style-name="P1"><text:span text:style-name="T1">varianceIR=39.278968257487975</text:span></text:p>
      <text:p text:style-name="P2"/>
      <text:p text:style-name="P1"><text:span text:style-name="T1">NDVI=-1.1612861576559545E7</text:span></text:p>
      <text:p text:style-name="P1"><text:span text:style-name="T1">IR=76.10207939508507</text:span></text:p>
      <text:p text:style-name="P1"><text:span text:style-name="T1">variance NDVI=2192806.9649722953</text:span></text:p>
      <text:p text:style-name="P1"><text:span text:style-name="T1">varianceIR=15.591709264501425</text:span></text:p>
      <text:p text:style-name="P2"/>
      <text:p text:style-name="P1"><text:span text:style-name="T1">NDVI=-1.1426826763705105E7</text:span></text:p>
      <text:p text:style-name="P1"><text:span text:style-name="T1">IR=79.73156899810964</text:span></text:p>
      <text:p text:style-name="P1"><text:span text:style-name="T1">variance NDVI=8.964734459649009E7</text:span></text:p>
      <text:p text:style-name="P1"><text:span text:style-name="T1">varianceIR=9.506627396279635</text:span></text:p>
      <text:p text:style-name="P2"/>
      <text:p text:style-name="P1"><text:span text:style-name="T1">NDVI=-1.1473758304347826E7</text:span></text:p>
      <text:p text:style-name="P1"><text:soft-page-break/><text:span text:style-name="T1">IR=78.94328922495274</text:span></text:p>
      <text:p text:style-name="P1"><text:span text:style-name="T1">variance NDVI=1.586617485076286E8</text:span></text:p>
      <text:p text:style-name="P1"><text:span text:style-name="T1">varianceIR=8.537507732331047</text:span></text:p>
      <text:p text:style-name="P2"/>
      <text:p text:style-name="P1"><text:span text:style-name="T1">NDVI=-1.1607905937618148E7</text:span></text:p>
      <text:p text:style-name="P1"><text:span text:style-name="T1">IR=79.18147448015122</text:span></text:p>
      <text:p text:style-name="P1"><text:span text:style-name="T1">variance NDVI=4.532343862684726E8</text:span></text:p>
      <text:p text:style-name="P1"><text:span text:style-name="T1">varianceIR=22.182012005210403</text:span></text:p>
      <text:p text:style-name="P2"/>
      <text:p text:style-name="P1"><text:span text:style-name="T1">NDVI=-1.13195743610586E7</text:span></text:p>
      <text:p text:style-name="P1"><text:span text:style-name="T1">IR=89.42722117202268</text:span></text:p>
      <text:p text:style-name="P1"><text:span text:style-name="T1">variance NDVI=6992270.7475781115</text:span></text:p>
      <text:p text:style-name="P1"><text:span text:style-name="T1">varianceIR=8.296173727169647</text:span></text:p>
      <text:p text:style-name="P2"/>
      <text:p text:style-name="P1"><text:span text:style-name="T1">NDVI=-1.1483647485822307E7</text:span></text:p>
      <text:p text:style-name="P1"><text:span text:style-name="T1">IR=85.68620037807183</text:span></text:p>
      <text:p text:style-name="P1"><text:span text:style-name="T1">variance NDVI=5.3858776910152435E7</text:span></text:p>
      <text:p text:style-name="P1"><text:span text:style-name="T1">varianceIR=98.57851455196777</text:span></text:p>
      <text:p text:style-name="P2"/>
      <text:p text:style-name="P1"><text:span text:style-name="T1">NDVI=-1.186189899810964E7</text:span></text:p>
      <text:p text:style-name="P1"><text:span text:style-name="T1">IR=73.44801512287334</text:span></text:p>
      <text:p text:style-name="P1"><text:span text:style-name="T1">variance NDVI=1.243289109035401E9</text:span></text:p>
      <text:p text:style-name="P1"><text:span text:style-name="T1">varianceIR=53.091552630187216</text:span></text:p>
      <text:p text:style-name="P2"/>
      <text:p text:style-name="P1"><text:span text:style-name="T1">NDVI=-1.168463879395085E7</text:span></text:p>
      <text:p text:style-name="P1"><text:span text:style-name="T1">IR=75.6710775047259</text:span></text:p>
      <text:p text:style-name="P1"><text:span text:style-name="T1">variance NDVI=4.679708251965079E7</text:span></text:p>
      <text:p text:style-name="P1"><text:span text:style-name="T1">varianceIR=58.45912940746405</text:span></text:p>
      <text:p text:style-name="P2"/>
      <text:p text:style-name="P1"><text:span text:style-name="T1">NDVI=-1.1282006389413988E7</text:span></text:p>
      <text:p text:style-name="P1"><text:span text:style-name="T1">IR=87.3421550094518</text:span></text:p>
      <text:p text:style-name="P1"><text:span text:style-name="T1">variance NDVI=5.932944876650481E8</text:span></text:p>
      <text:p text:style-name="P1"><text:span text:style-name="T1">varianceIR=93.48529675800435</text:span></text:p>
      <text:p text:style-name="P2"/>
      <text:p text:style-name="P1"><text:span text:style-name="T1">NDVI=-1.0415680268431002E7</text:span></text:p>
      <text:p text:style-name="P1"><text:span text:style-name="T1">IR=104.1398865784499</text:span></text:p>
      <text:p text:style-name="P1"><text:span text:style-name="T1">variance NDVI=2.853681241706122E9</text:span></text:p>
      <text:p text:style-name="P1"><text:span text:style-name="T1">varianceIR=25.453240774607124</text:span></text:p>
      <text:p text:style-name="P2"/>
      <text:p text:style-name="P1"><text:span text:style-name="T1">NDVI=-1.0541007482041588E7</text:span></text:p>
      <text:p text:style-name="P1"><text:span text:style-name="T1">IR=99.81474480151229</text:span></text:p>
      <text:p text:style-name="P1"><text:span text:style-name="T1">variance NDVI=2.2485855372149882E8</text:span></text:p>
      <text:p text:style-name="P1"><text:span text:style-name="T1">varianceIR=76.75014795905332</text:span></text:p>
      <text:p text:style-name="P2"/>
      <text:p text:style-name="P1"><text:span text:style-name="T1">NDVI=-1.0859696608695652E7</text:span></text:p>
      <text:p text:style-name="P1"><text:span text:style-name="T1">IR=90.52173913043478</text:span></text:p>
      <text:p text:style-name="P1"><text:span text:style-name="T1">variance NDVI=6.986595601352176E7</text:span></text:p>
      <text:p text:style-name="P1"><text:span text:style-name="T1">varianceIR=59.11944282646206</text:span></text:p>
      <text:p text:style-name="P2"/>
      <text:p text:style-name="P1"><text:span text:style-name="T1">NDVI=-1.0925949005671078E7</text:span></text:p>
      <text:p text:style-name="P1"><text:span text:style-name="T1">IR=88.89224952741021</text:span></text:p>
      <text:p text:style-name="P1"><text:span text:style-name="T1">variance NDVI=6.765518873705857E8</text:span></text:p>
      <text:p text:style-name="P1"><text:span text:style-name="T1">varianceIR=110.2016828905591</text:span></text:p>
      <text:p text:style-name="P2"/>
      <text:p text:style-name="P1"><text:span text:style-name="T1">NDVI=-1.0696139897920605E7</text:span></text:p>
      <text:p text:style-name="P1"><text:span text:style-name="T1">IR=93.72022684310019</text:span></text:p>
      <text:p text:style-name="P1"><text:span text:style-name="T1">variance NDVI=6.051921002998623E8</text:span></text:p>
      <text:p text:style-name="P1"><text:span text:style-name="T1">varianceIR=231.61828826521898</text:span></text:p>
      <text:p text:style-name="P2"/>
      <text:p text:style-name="P1"><text:span text:style-name="T1">NDVI=-1.0382605173913043E7</text:span></text:p>
      <text:p text:style-name="P1"><text:span text:style-name="T1">IR=99.64822134387352</text:span></text:p>
      <text:p text:style-name="P1"><text:span text:style-name="T1">variance NDVI=5.250831151375771E8</text:span></text:p>
      <text:p text:style-name="P1"><text:soft-page-break/><text:span text:style-name="T1">varianceIR=161.8876510201719</text:span></text:p>
      <text:p text:style-name="P2"/>
      <text:p text:style-name="P1"><text:span text:style-name="T1">NDVI=-1.3650501141776938E7</text:span></text:p>
      <text:p text:style-name="P1"><text:span text:style-name="T1">IR=54.74480151228733</text:span></text:p>
      <text:p text:style-name="P1"><text:span text:style-name="T1">variance NDVI=2.228861982312895E9</text:span></text:p>
      <text:p text:style-name="P1"><text:span text:style-name="T1">varianceIR=465.34884971035626</text:span></text:p>
      <text:p text:style-name="P2"/>
      <text:p text:style-name="P1"><text:span text:style-name="T1">NDVI=-1.4295667550094519E7</text:span></text:p>
      <text:p text:style-name="P1"><text:span text:style-name="T1">IR=45.599243856332706</text:span></text:p>
      <text:p text:style-name="P1"><text:span text:style-name="T1">variance NDVI=3.662488705506139E8</text:span></text:p>
      <text:p text:style-name="P1"><text:span text:style-name="T1">varianceIR=55.33899950437016</text:span></text:p>
      <text:p text:style-name="P2"/>
      <text:p text:style-name="P1"><text:span text:style-name="T1">NDVI=-1.2684548223062381E7</text:span></text:p>
      <text:p text:style-name="P1"><text:span text:style-name="T1">IR=64.01134215500946</text:span></text:p>
      <text:p text:style-name="P1"><text:span text:style-name="T1">variance NDVI=4.0261937354315486E9</text:span></text:p>
      <text:p text:style-name="P1"><text:span text:style-name="T1">varianceIR=39.57539484226015</text:span></text:p>
      <text:p text:style-name="P2"/>
      <text:p text:style-name="P1"><text:span text:style-name="T1">NDVI=-1.1732039712665407E7</text:span></text:p>
      <text:p text:style-name="P1"><text:span text:style-name="T1">IR=73.95085066162571</text:span></text:p>
      <text:p text:style-name="P1"><text:span text:style-name="T1">variance NDVI=3.641514213127469E8</text:span></text:p>
      <text:p text:style-name="P1"><text:span text:style-name="T1">varianceIR=11.949811778412798</text:span></text:p>
      <text:p text:style-name="P2"/>
      <text:p text:style-name="P1"><text:span text:style-name="T1">NDVI=-1.1484024724007562E7</text:span></text:p>
      <text:p text:style-name="P1"><text:span text:style-name="T1">IR=77.20415879017013</text:span></text:p>
      <text:p text:style-name="P1"><text:span text:style-name="T1">variance NDVI=1.0367290922678587E8</text:span></text:p>
      <text:p text:style-name="P1"><text:span text:style-name="T1">varianceIR=29.615185227144504</text:span></text:p>
      <text:p text:style-name="P2"/>
      <text:p text:style-name="P1"><text:span text:style-name="T1">NDVI=-1.2150798030245747E7</text:span></text:p>
      <text:p text:style-name="P1"><text:span text:style-name="T1">IR=70.6578449905482</text:span></text:p>
      <text:p text:style-name="P1"><text:span text:style-name="T1">variance NDVI=2.2772358882833138E9</text:span></text:p>
      <text:p text:style-name="P1"><text:span text:style-name="T1">varianceIR=16.823442347821466</text:span></text:p>
      <text:p text:style-name="P2"/>
      <text:p text:style-name="P1"><text:span text:style-name="T1">NDVI=-1.1874913039697543E7</text:span></text:p>
      <text:p text:style-name="P1"><text:span text:style-name="T1">IR=75.72400756143668</text:span></text:p>
      <text:p text:style-name="P1"><text:span text:style-name="T1">variance NDVI=1.6575112062180915E8</text:span></text:p>
      <text:p text:style-name="P1"><text:span text:style-name="T1">varianceIR=5.2284129019551715</text:span></text:p>
      <text:p text:style-name="P2"/>
      <text:p text:style-name="P1"><text:span text:style-name="T1">NDVI=-1.1638030395085067E7</text:span></text:p>
      <text:p text:style-name="P1"><text:span text:style-name="T1">IR=78.51984877126654</text:span></text:p>
      <text:p text:style-name="P1"><text:span text:style-name="T1">variance NDVI=6631615.703819652</text:span></text:p>
      <text:p text:style-name="P1"><text:span text:style-name="T1">varianceIR=6.550866236227349</text:span></text:p>
      <text:p text:style-name="P2"/>
      <text:p text:style-name="P1"><text:span text:style-name="T1">NDVI=-1.1525108374291115E7</text:span></text:p>
      <text:p text:style-name="P1"><text:span text:style-name="T1">IR=82.27977315689981</text:span></text:p>
      <text:p text:style-name="P1"><text:span text:style-name="T1">variance NDVI=5346100.075414769</text:span></text:p>
      <text:p text:style-name="P1"><text:span text:style-name="T1">varianceIR=27.135263976426643</text:span></text:p>
      <text:p text:style-name="P2"/>
      <text:p text:style-name="P1"><text:span text:style-name="T1">NDVI=-1.123046702268431E7</text:span></text:p>
      <text:p text:style-name="P1"><text:span text:style-name="T1">IR=91.82797731568998</text:span></text:p>
      <text:p text:style-name="P1"><text:span text:style-name="T1">variance NDVI=2.280152384204149E8</text:span></text:p>
      <text:p text:style-name="P1"><text:span text:style-name="T1">varianceIR=16.090214279052308</text:span></text:p>
      <text:p text:style-name="P2"/>
      <text:p text:style-name="P1"><text:span text:style-name="T1">NDVI=-1.1647281941398866E7</text:span></text:p>
      <text:p text:style-name="P1"><text:span text:style-name="T1">IR=83.1398865784499</text:span></text:p>
      <text:p text:style-name="P1"><text:span text:style-name="T1">variance NDVI=7284139.959104536</text:span></text:p>
      <text:p text:style-name="P1"><text:span text:style-name="T1">varianceIR=229.27767322017442</text:span></text:p>
      <text:p text:style-name="P2"/>
      <text:p text:style-name="P1"><text:span text:style-name="T1">NDVI=-1.132255409073724E7</text:span></text:p>
      <text:p text:style-name="P1"><text:span text:style-name="T1">IR=87.81474480151229</text:span></text:p>
      <text:p text:style-name="P1"><text:span text:style-name="T1">variance NDVI=5.1002130588226247E8</text:span></text:p>
      <text:p text:style-name="P1"><text:span text:style-name="T1">varianceIR=139.15930887543075</text:span></text:p>
      <text:p text:style-name="P2"/>
      <text:p text:style-name="P1"><text:soft-page-break/><text:span text:style-name="T1">NDVI=-1.104815134215501E7</text:span></text:p>
      <text:p text:style-name="P1"><text:span text:style-name="T1">IR=91.9546313799622</text:span></text:p>
      <text:p text:style-name="P1"><text:span text:style-name="T1">variance NDVI=1.6188786275710063E9</text:span></text:p>
      <text:p text:style-name="P1"><text:span text:style-name="T1">varianceIR=109.70995346945872</text:span></text:p>
      <text:p text:style-name="P2"/>
      <text:p text:style-name="P1"><text:span text:style-name="T1">NDVI=-1.0918054962192817E7</text:span></text:p>
      <text:p text:style-name="P1"><text:span text:style-name="T1">IR=90.97353497164461</text:span></text:p>
      <text:p text:style-name="P1"><text:span text:style-name="T1">variance NDVI=2.100927268770067E9</text:span></text:p>
      <text:p text:style-name="P1"><text:span text:style-name="T1">varianceIR=179.96184036831787</text:span></text:p>
      <text:p text:style-name="P2"/>
      <text:p text:style-name="P1"><text:span text:style-name="T1">NDVI=-1.059342511153119E7</text:span></text:p>
      <text:p text:style-name="P1"><text:span text:style-name="T1">IR=97.33837429111531</text:span></text:p>
      <text:p text:style-name="P1"><text:span text:style-name="T1">variance NDVI=6.673780020814321E8</text:span></text:p>
      <text:p text:style-name="P1"><text:span text:style-name="T1">varianceIR=167.15158811252851</text:span></text:p>
      <text:p text:style-name="P2"/>
      <text:p text:style-name="P1"><text:span text:style-name="T1">NDVI=-1.0455343967863895E7</text:span></text:p>
      <text:p text:style-name="P1"><text:span text:style-name="T1">IR=100.11531190926276</text:span></text:p>
      <text:p text:style-name="P1"><text:span text:style-name="T1">variance NDVI=2.887251183305389E8</text:span></text:p>
      <text:p text:style-name="P1"><text:span text:style-name="T1">varianceIR=57.12106172443095</text:span></text:p>
      <text:p text:style-name="P2"/>
      <text:p text:style-name="P1"><text:span text:style-name="T1">NDVI=-1.0700251856332703E7</text:span></text:p>
      <text:p text:style-name="P1"><text:span text:style-name="T1">IR=94.69943289224953</text:span></text:p>
      <text:p text:style-name="P1"><text:span text:style-name="T1">variance NDVI=1.09289837115057E8</text:span></text:p>
      <text:p text:style-name="P1"><text:span text:style-name="T1">varianceIR=215.5334450283204</text:span></text:p>
      <text:p text:style-name="P2"/>
      <text:p text:style-name="P1"><text:span text:style-name="T1">NDVI=-1.141410320415879E7</text:span></text:p>
      <text:p text:style-name="P1"><text:span text:style-name="T1">IR=76.84877126654064</text:span></text:p>
      <text:p text:style-name="P1"><text:span text:style-name="T1">variance NDVI=5.907483197904305E8</text:span></text:p>
      <text:p text:style-name="P1"><text:span text:style-name="T1">varianceIR=69.05413108979273</text:span></text:p>
      <text:p text:style-name="P2"/>
      <text:p text:style-name="P1"><text:span text:style-name="T1">NDVI=-1.0152451672967864E7</text:span></text:p>
      <text:p text:style-name="P1"><text:span text:style-name="T1">IR=106.66351606805293</text:span></text:p>
      <text:p text:style-name="P1"><text:span text:style-name="T1">variance NDVI=4.595798582366419E9</text:span></text:p>
      <text:p text:style-name="P1"><text:span text:style-name="T1">varianceIR=128.41060778849376</text:span></text:p>
      <text:p text:style-name="P2"/>
      <text:p text:style-name="P1"><text:span text:style-name="T1">NDVI=-1.0443957942687746E7</text:span></text:p>
      <text:p text:style-name="P1"><text:span text:style-name="T1">IR=97.83596837944664</text:span></text:p>
      <text:p text:style-name="P1"><text:span text:style-name="T1">variance NDVI=9.917404422459831E8</text:span></text:p>
      <text:p text:style-name="P1"><text:span text:style-name="T1">varianceIR=203.20407526529303</text:span></text:p>
      <text:p text:style-name="P2"/>
      <text:p text:style-name="P1"><text:span text:style-name="T1">NDVI=-1.1717750952741021E7</text:span></text:p>
      <text:p text:style-name="P1"><text:span text:style-name="T1">IR=86.71833648393195</text:span></text:p>
      <text:p text:style-name="P1"><text:span text:style-name="T1">variance NDVI=4.166230830710537E8</text:span></text:p>
      <text:p text:style-name="P1"><text:span text:style-name="T1">varianceIR=46.973727823527824</text:span></text:p>
      <text:p text:style-name="P2"/>
      <text:p text:style-name="P1"><text:span text:style-name="T1">NDVI=-1.3445151988657845E7</text:span></text:p>
      <text:p text:style-name="P1"><text:span text:style-name="T1">IR=56.57088846880907</text:span></text:p>
      <text:p text:style-name="P1"><text:span text:style-name="T1">variance NDVI=1.0753447651885113E8</text:span></text:p>
      <text:p text:style-name="P1"><text:span text:style-name="T1">varianceIR=271.5157979292439</text:span></text:p>
      <text:p text:style-name="P2"/>
      <text:p text:style-name="P1"><text:span text:style-name="T1">NDVI=-1.2235518860113421E7</text:span></text:p>
      <text:p text:style-name="P1"><text:span text:style-name="T1">IR=73.24574669187146</text:span></text:p>
      <text:p text:style-name="P1"><text:span text:style-name="T1">variance NDVI=4.711325136618583E9</text:span></text:p>
      <text:p text:style-name="P1"><text:span text:style-name="T1">varianceIR=44.16444676466224</text:span></text:p>
      <text:p text:style-name="P2"/>
      <text:p text:style-name="P1"><text:span text:style-name="T1">NDVI=-1.2358391374291115E7</text:span></text:p>
      <text:p text:style-name="P1"><text:span text:style-name="T1">IR=67.18147448015122</text:span></text:p>
      <text:p text:style-name="P1"><text:span text:style-name="T1">variance NDVI=2.8069855203926796E8</text:span></text:p>
      <text:p text:style-name="P1"><text:span text:style-name="T1">varianceIR=33.916689911592904</text:span></text:p>
      <text:p text:style-name="P2"/>
      <text:p text:style-name="P1"><text:span text:style-name="T1">NDVI=-1.2472312374291115E7</text:span></text:p>
      <text:p text:style-name="P1"><text:span text:style-name="T1">IR=63.27788279773157</text:span></text:p>
      <text:p text:style-name="P1"><text:soft-page-break/><text:span text:style-name="T1">variance NDVI=1.296718155089981E9</text:span></text:p>
      <text:p text:style-name="P1"><text:span text:style-name="T1">varianceIR=14.730135501128292</text:span></text:p>
      <text:p text:style-name="P2"/>
      <text:p text:style-name="P1"><text:span text:style-name="T1">NDVI=-1.2267125260869564E7</text:span></text:p>
      <text:p text:style-name="P1"><text:span text:style-name="T1">IR=67.60113421550095</text:span></text:p>
      <text:p text:style-name="P1"><text:span text:style-name="T1">variance NDVI=1746005.5868260055</text:span></text:p>
      <text:p text:style-name="P1"><text:span text:style-name="T1">varianceIR=15.540175173332454</text:span></text:p>
      <text:p text:style-name="P2"/>
      <text:p text:style-name="P1"><text:span text:style-name="T1">NDVI=-1.1868067139886579E7</text:span></text:p>
      <text:p text:style-name="P1"><text:span text:style-name="T1">IR=75.92249527410208</text:span></text:p>
      <text:p text:style-name="P1"><text:span text:style-name="T1">variance NDVI=5.546031565734552E7</text:span></text:p>
      <text:p text:style-name="P1"><text:span text:style-name="T1">varianceIR=6.983076738911601</text:span></text:p>
      <text:p text:style-name="P2"/>
      <text:p text:style-name="P1"><text:span text:style-name="T1">NDVI=-1.1807056856332703E7</text:span></text:p>
      <text:p text:style-name="P1"><text:span text:style-name="T1">IR=75.45368620037807</text:span></text:p>
      <text:p text:style-name="P1"><text:span text:style-name="T1">variance NDVI=1.766553276251105E7</text:span></text:p>
      <text:p text:style-name="P1"><text:span text:style-name="T1">varianceIR=10.794657983240848</text:span></text:p>
      <text:p text:style-name="P2"/>
      <text:p text:style-name="P1"><text:span text:style-name="T1">NDVI=-1.164236947826087E7</text:span></text:p>
      <text:p text:style-name="P1"><text:span text:style-name="T1">IR=80.79017013232514</text:span></text:p>
      <text:p text:style-name="P1"><text:span text:style-name="T1">variance NDVI=1.3263583355592753E8</text:span></text:p>
      <text:p text:style-name="P1"><text:span text:style-name="T1">varianceIR=30.973082182794162</text:span></text:p>
      <text:p text:style-name="P2"/>
      <text:p text:style-name="P1"><text:span text:style-name="T1">NDVI=-1.1520595587901702E7</text:span></text:p>
      <text:p text:style-name="P1"><text:span text:style-name="T1">IR=87.72400756143668</text:span></text:p>
      <text:p text:style-name="P1"><text:span text:style-name="T1">variance NDVI=6.822399875927886E8</text:span></text:p>
      <text:p text:style-name="P1"><text:span text:style-name="T1">varianceIR=151.4162695777103</text:span></text:p>
      <text:p text:style-name="P2"/>
      <text:p text:style-name="P1"><text:span text:style-name="T1">NDVI=-1.3166497308128545E7</text:span></text:p>
      <text:p text:style-name="P1"><text:span text:style-name="T1">IR=58.880907372400756</text:span></text:p>
      <text:p text:style-name="P1"><text:span text:style-name="T1">variance NDVI=1.0696580876595507E10</text:span></text:p>
      <text:p text:style-name="P1"><text:span text:style-name="T1">varianceIR=372.40540343564925</text:span></text:p>
      <text:p text:style-name="P2"/>
      <text:p text:style-name="P1"><text:span text:style-name="T1">NDVI=-1.1728040132325143E7</text:span></text:p>
      <text:p text:style-name="P1"><text:span text:style-name="T1">IR=78.67296786389414</text:span></text:p>
      <text:p text:style-name="P1"><text:span text:style-name="T1">variance NDVI=1.1247274412954094E9</text:span></text:p>
      <text:p text:style-name="P1"><text:span text:style-name="T1">varianceIR=374.75209699993565</text:span></text:p>
      <text:p text:style-name="P2"/>
      <text:p text:style-name="P1"><text:span text:style-name="T1">NDVI=-1.1111393788279774E7</text:span></text:p>
      <text:p text:style-name="P1"><text:span text:style-name="T1">IR=88.76748582230624</text:span></text:p>
      <text:p text:style-name="P1"><text:span text:style-name="T1">variance NDVI=3.9176445554249525E8</text:span></text:p>
      <text:p text:style-name="P1"><text:span text:style-name="T1">varianceIR=250.14001379084482</text:span></text:p>
      <text:p text:style-name="P2"/>
      <text:p text:style-name="P1"><text:span text:style-name="T1">NDVI=-1.1704229359168243E7</text:span></text:p>
      <text:p text:style-name="P1"><text:span text:style-name="T1">IR=70.79962192816635</text:span></text:p>
      <text:p text:style-name="P1"><text:span text:style-name="T1">variance NDVI=1.966681425070387E8</text:span></text:p>
      <text:p text:style-name="P1"><text:span text:style-name="T1">varianceIR=6.524284290277771</text:span></text:p>
      <text:p text:style-name="P2"/>
      <text:p text:style-name="P1"><text:span text:style-name="T1">NDVI=-1.160369277126654E7</text:span></text:p>
      <text:p text:style-name="P1"><text:span text:style-name="T1">IR=73.91304347826087</text:span></text:p>
      <text:p text:style-name="P1"><text:span text:style-name="T1">variance NDVI=1.0779702162804852E8</text:span></text:p>
      <text:p text:style-name="P1"><text:span text:style-name="T1">varianceIR=57.503096401170694</text:span></text:p>
      <text:p text:style-name="P2"/>
      <text:p text:style-name="P1"><text:span text:style-name="T1">NDVI=-1.0505221332703214E7</text:span></text:p>
      <text:p text:style-name="P1"><text:span text:style-name="T1">IR=100.16446124763705</text:span></text:p>
      <text:p text:style-name="P1"><text:span text:style-name="T1">variance NDVI=1.5253725835486326E8</text:span></text:p>
      <text:p text:style-name="P1"><text:span text:style-name="T1">varianceIR=80.67223283267484</text:span></text:p>
      <text:p text:style-name="P2"/>
      <text:p text:style-name="P1"><text:span text:style-name="T1">NDVI=-1.1615618483931947E7</text:span></text:p>
      <text:p text:style-name="P1"><text:span text:style-name="T1">IR=72.76748582230624</text:span></text:p>
      <text:p text:style-name="P1"><text:span text:style-name="T1">variance NDVI=2.543518933069504E8</text:span></text:p>
      <text:p text:style-name="P1"><text:span text:style-name="T1">varianceIR=37.61343619856937</text:span></text:p>
      <text:p text:style-name="P2"><text:soft-page-break/></text:p>
      <text:p text:style-name="P1"><text:span text:style-name="T1">NDVI=-1.1041658310018905E7</text:span></text:p>
      <text:p text:style-name="P1"><text:span text:style-name="T1">IR=85.78071833648393</text:span></text:p>
      <text:p text:style-name="P1"><text:span text:style-name="T1">variance NDVI=1.0213243453378687E9</text:span></text:p>
      <text:p text:style-name="P1"><text:span text:style-name="T1">varianceIR=327.37409256210935</text:span></text:p>
      <text:p text:style-name="P2"/>
      <text:p text:style-name="P1"><text:span text:style-name="T1">NDVI=-9969708.890359169</text:span></text:p>
      <text:p text:style-name="P1"><text:span text:style-name="T1">IR=111.41965973534971</text:span></text:p>
      <text:p text:style-name="P1"><text:span text:style-name="T1">variance NDVI=1649787.7227831064</text:span></text:p>
      <text:p text:style-name="P1"><text:span text:style-name="T1">varianceIR=2.777270537416765</text:span></text:p>
      <text:p text:style-name="P2"/>
      <text:p text:style-name="P1"><text:span text:style-name="T1">NDVI=-1.0370548173913043E7</text:span></text:p>
      <text:p text:style-name="P1"><text:span text:style-name="T1">IR=101.37549407114625</text:span></text:p>
      <text:p text:style-name="P1"><text:span text:style-name="T1">variance NDVI=6.402695453563832E8</text:span></text:p>
      <text:p text:style-name="P1"><text:span text:style-name="T1">varianceIR=147.00720736097068</text:span></text:p>
      <text:p text:style-name="P2"/>
      <text:p text:style-name="P1"><text:span text:style-name="T1">NDVI=-1.2037810151228733E7</text:span></text:p>
      <text:p text:style-name="P1"><text:span text:style-name="T1">IR=80.26843100189036</text:span></text:p>
      <text:p text:style-name="P1"><text:span text:style-name="T1">variance NDVI=1.3144044711402558E8</text:span></text:p>
      <text:p text:style-name="P1"><text:span text:style-name="T1">varianceIR=53.105678285892004</text:span></text:p>
      <text:p text:style-name="P2"/>
      <text:p text:style-name="P1"><text:span text:style-name="T1">NDVI=-1.2422565621928167E7</text:span></text:p>
      <text:p text:style-name="P1"><text:span text:style-name="T1">IR=69.56899810964083</text:span></text:p>
      <text:p text:style-name="P1"><text:span text:style-name="T1">variance NDVI=3.828635081208175E8</text:span></text:p>
      <text:p text:style-name="P1"><text:span text:style-name="T1">varianceIR=65.59466364267911</text:span></text:p>
      <text:p text:style-name="P2"/>
      <text:p text:style-name="P1"><text:span text:style-name="T1">NDVI=-1.2531195776937619E7</text:span></text:p>
      <text:p text:style-name="P1"><text:span text:style-name="T1">IR=63.746691871455575</text:span></text:p>
      <text:p text:style-name="P1"><text:span text:style-name="T1">variance NDVI=3.447961338462013E8</text:span></text:p>
      <text:p text:style-name="P1"><text:span text:style-name="T1">varianceIR=36.078823129167</text:span></text:p>
      <text:p text:style-name="P2"/>
      <text:p text:style-name="P1"><text:span text:style-name="T1">NDVI=-1.2539181291115312E7</text:span></text:p>
      <text:p text:style-name="P1"><text:span text:style-name="T1">IR=63.109640831758036</text:span></text:p>
      <text:p text:style-name="P1"><text:span text:style-name="T1">variance NDVI=1.5807674426567173E8</text:span></text:p>
      <text:p text:style-name="P1"><text:span text:style-name="T1">varianceIR=13.46780264210111</text:span></text:p>
      <text:p text:style-name="P2"/>
      <text:p text:style-name="P1"><text:span text:style-name="T1">NDVI=-1.2710364353497164E7</text:span></text:p>
      <text:p text:style-name="P1"><text:span text:style-name="T1">IR=60.810964083175804</text:span></text:p>
      <text:p text:style-name="P1"><text:span text:style-name="T1">variance NDVI=1.4479765463757005E8</text:span></text:p>
      <text:p text:style-name="P1"><text:span text:style-name="T1">varianceIR=10.338506164542311</text:span></text:p>
      <text:p text:style-name="P2"/>
      <text:p text:style-name="P1"><text:span text:style-name="T1">NDVI=-1.2528208149338374E7</text:span></text:p>
      <text:p text:style-name="P1"><text:span text:style-name="T1">IR=63.0945179584121</text:span></text:p>
      <text:p text:style-name="P1"><text:span text:style-name="T1">variance NDVI=2657171.3736293516</text:span></text:p>
      <text:p text:style-name="P1"><text:span text:style-name="T1">varianceIR=9.074087520763356</text:span></text:p>
      <text:p text:style-name="P2"/>
      <text:p text:style-name="P1"><text:span text:style-name="T1">NDVI=-1.204332011531191E7</text:span></text:p>
      <text:p text:style-name="P1"><text:span text:style-name="T1">IR=70.67485822306239</text:span></text:p>
      <text:p text:style-name="P1"><text:span text:style-name="T1">variance NDVI=7.034024052573854E7</text:span></text:p>
      <text:p text:style-name="P1"><text:span text:style-name="T1">varianceIR=14.228754629899278</text:span></text:p>
      <text:p text:style-name="P2"/>
      <text:p text:style-name="P1"><text:span text:style-name="T1">NDVI=-1.1932956270321362E7</text:span></text:p>
      <text:p text:style-name="P1"><text:span text:style-name="T1">IR=71.90359168241966</text:span></text:p>
      <text:p text:style-name="P1"><text:span text:style-name="T1">variance NDVI=1248699.6165203506</text:span></text:p>
      <text:p text:style-name="P1"><text:span text:style-name="T1">varianceIR=12.85861941897075</text:span></text:p>
      <text:p text:style-name="P2"/>
      <text:p text:style-name="P1"><text:span text:style-name="T1">NDVI=-1.1600759843100188E7</text:span></text:p>
      <text:p text:style-name="P1"><text:span text:style-name="T1">IR=81.47258979206049</text:span></text:p>
      <text:p text:style-name="P1"><text:span text:style-name="T1">variance NDVI=1.542400721945631E8</text:span></text:p>
      <text:p text:style-name="P1"><text:span text:style-name="T1">varianceIR=41.235605745576855</text:span></text:p>
      <text:p text:style-name="P2"/>
      <text:p text:style-name="P1"><text:span text:style-name="T1">NDVI=-1.2037367436672969E7</text:span></text:p>
      <text:p text:style-name="P1"><text:soft-page-break/><text:span text:style-name="T1">IR=77.28166351606805</text:span></text:p>
      <text:p text:style-name="P1"><text:span text:style-name="T1">variance NDVI=2.9315783230313116E8</text:span></text:p>
      <text:p text:style-name="P1"><text:span text:style-name="T1">varianceIR=253.6701089828295</text:span></text:p>
      <text:p text:style-name="P2"/>
      <text:p text:style-name="P1"><text:span text:style-name="T1">NDVI=-1.3341967550094519E7</text:span></text:p>
      <text:p text:style-name="P1"><text:span text:style-name="T1">IR=52.684310018903595</text:span></text:p>
      <text:p text:style-name="P1"><text:span text:style-name="T1">variance NDVI=3.672715503455436E9</text:span></text:p>
      <text:p text:style-name="P1"><text:span text:style-name="T1">varianceIR=63.64445424447027</text:span></text:p>
      <text:p text:style-name="P2"/>
      <text:p text:style-name="P1"><text:span text:style-name="T1">NDVI=-1.2096834812854443E7</text:span></text:p>
      <text:p text:style-name="P1"><text:span text:style-name="T1">IR=65.78449905482042</text:span></text:p>
      <text:p text:style-name="P1"><text:span text:style-name="T1">variance NDVI=2.1259565003577547E9</text:span></text:p>
      <text:p text:style-name="P1"><text:span text:style-name="T1">varianceIR=67.4461875390231</text:span></text:p>
      <text:p text:style-name="P2"/>
      <text:p text:style-name="P1"><text:span text:style-name="T1">NDVI=-1.1510382011342155E7</text:span></text:p>
      <text:p text:style-name="P1"><text:span text:style-name="T1">IR=71.46313799621929</text:span></text:p>
      <text:p text:style-name="P1"><text:span text:style-name="T1">variance NDVI=1.3407424246744505E8</text:span></text:p>
      <text:p text:style-name="P1"><text:span text:style-name="T1">varianceIR=6.0387736922361945</text:span></text:p>
      <text:p text:style-name="P2"/>
      <text:p text:style-name="P1"><text:span text:style-name="T1">NDVI=-1.1516879875236295E7</text:span></text:p>
      <text:p text:style-name="P1"><text:span text:style-name="T1">IR=72.80529300567107</text:span></text:p>
      <text:p text:style-name="P1"><text:span text:style-name="T1">variance NDVI=2.8960072677086025E8</text:span></text:p>
      <text:p text:style-name="P1"><text:span text:style-name="T1">varianceIR=56.721277635587384</text:span></text:p>
      <text:p text:style-name="P2"/>
      <text:p text:style-name="P1"><text:span text:style-name="T1">NDVI=-1.112821184120983E7</text:span></text:p>
      <text:p text:style-name="P1"><text:span text:style-name="T1">IR=82.99432892249527</text:span></text:p>
      <text:p text:style-name="P1"><text:span text:style-name="T1">variance NDVI=2.806560052520204E8</text:span></text:p>
      <text:p text:style-name="P1"><text:span text:style-name="T1">varianceIR=48.950929338493104</text:span></text:p>
      <text:p text:style-name="P2"/>
      <text:p text:style-name="P1"><text:span text:style-name="T1">NDVI=-1.1342803805293005E7</text:span></text:p>
      <text:p text:style-name="P1"><text:span text:style-name="T1">IR=78.5538752362949</text:span></text:p>
      <text:p text:style-name="P1"><text:span text:style-name="T1">variance NDVI=5.802502676702672E8</text:span></text:p>
      <text:p text:style-name="P1"><text:span text:style-name="T1">varianceIR=80.27490712741951</text:span></text:p>
      <text:p text:style-name="P2"/>
      <text:p text:style-name="P1"><text:span text:style-name="T1">NDVI=-1.1645007706994329E7</text:span></text:p>
      <text:p text:style-name="P1"><text:span text:style-name="T1">IR=69.34404536862004</text:span></text:p>
      <text:p text:style-name="P1"><text:span text:style-name="T1">variance NDVI=7.372335891158E7</text:span></text:p>
      <text:p text:style-name="P1"><text:span text:style-name="T1">varianceIR=11.054783310012072</text:span></text:p>
      <text:p text:style-name="P2"/>
      <text:p text:style-name="P1"><text:span text:style-name="T1">NDVI=-1.040543640831758E7</text:span></text:p>
      <text:p text:style-name="P1"><text:span text:style-name="T1">IR=101.2249527410208</text:span></text:p>
      <text:p text:style-name="P1"><text:span text:style-name="T1">variance NDVI=3.5585459294733806E9</text:span></text:p>
      <text:p text:style-name="P1"><text:span text:style-name="T1">varianceIR=206.4663925921364</text:span></text:p>
      <text:p text:style-name="P2"/>
      <text:p text:style-name="P1"><text:span text:style-name="T1">NDVI=-1.0000223971644612E7</text:span></text:p>
      <text:p text:style-name="P1"><text:span text:style-name="T1">IR=111.15122873345936</text:span></text:p>
      <text:p text:style-name="P1"><text:span text:style-name="T1">variance NDVI=7817140.540672929</text:span></text:p>
      <text:p text:style-name="P1"><text:span text:style-name="T1">varianceIR=3.902641493915023</text:span></text:p>
      <text:p text:style-name="P2"/>
      <text:p text:style-name="P1"><text:span text:style-name="T1">NDVI=-1.0139733822134387E7</text:span></text:p>
      <text:p text:style-name="P1"><text:span text:style-name="T1">IR=107.44268774703558</text:span></text:p>
      <text:p text:style-name="P1"><text:span text:style-name="T1">variance NDVI=8.43000370413226E7</text:span></text:p>
      <text:p text:style-name="P1"><text:span text:style-name="T1">varianceIR=23.985709673855784</text:span></text:p>
      <text:p text:style-name="P2"/>
      <text:p text:style-name="P1"><text:span text:style-name="T1">NDVI=-1.2019702595463138E7</text:span></text:p>
      <text:p text:style-name="P1"><text:span text:style-name="T1">IR=82.47826086956522</text:span></text:p>
      <text:p text:style-name="P1"><text:span text:style-name="T1">variance NDVI=2.4345066554906324E7</text:span></text:p>
      <text:p text:style-name="P1"><text:span text:style-name="T1">varianceIR=26.03906146704745</text:span></text:p>
      <text:p text:style-name="P2"/>
      <text:p text:style-name="P1"><text:span text:style-name="T1">NDVI=-1.233377411342155E7</text:span></text:p>
      <text:p text:style-name="P1"><text:span text:style-name="T1">IR=72.63137996219281</text:span></text:p>
      <text:p text:style-name="P1"><text:span text:style-name="T1">variance NDVI=4.623956921745583E8</text:span></text:p>
      <text:p text:style-name="P1"><text:soft-page-break/><text:span text:style-name="T1">varianceIR=66.8098987671834</text:span></text:p>
      <text:p text:style-name="P2"/>
      <text:p text:style-name="P1"><text:span text:style-name="T1">NDVI=-1.2383498852551986E7</text:span></text:p>
      <text:p text:style-name="P1"><text:span text:style-name="T1">IR=70.44801512287334</text:span></text:p>
      <text:p text:style-name="P1"><text:span text:style-name="T1">variance NDVI=2.727311076439424E8</text:span></text:p>
      <text:p text:style-name="P1"><text:span text:style-name="T1">varianceIR=31.87475094637355</text:span></text:p>
      <text:p text:style-name="P2"/>
      <text:p text:style-name="P1"><text:span text:style-name="T1">NDVI=-1.2762850328922495E7</text:span></text:p>
      <text:p text:style-name="P1"><text:span text:style-name="T1">IR=64.51417769376181</text:span></text:p>
      <text:p text:style-name="P1"><text:span text:style-name="T1">variance NDVI=4.001171324269688E8</text:span></text:p>
      <text:p text:style-name="P1"><text:span text:style-name="T1">varianceIR=30.079816239695734</text:span></text:p>
      <text:p text:style-name="P2"/>
      <text:p text:style-name="P1"><text:span text:style-name="T1">NDVI=-1.2790427007561436E7</text:span></text:p>
      <text:p text:style-name="P1"><text:span text:style-name="T1">IR=61.31001890359168</text:span></text:p>
      <text:p text:style-name="P1"><text:span text:style-name="T1">variance NDVI=1.6582260525959238E7</text:span></text:p>
      <text:p text:style-name="P1"><text:span text:style-name="T1">varianceIR=11.584263360623295</text:span></text:p>
      <text:p text:style-name="P2"/>
      <text:p text:style-name="P1"><text:span text:style-name="T1">NDVI=-1.2474102236294895E7</text:span></text:p>
      <text:p text:style-name="P1"><text:span text:style-name="T1">IR=64.44801512287334</text:span></text:p>
      <text:p text:style-name="P1"><text:span text:style-name="T1">variance NDVI=3.3353521633733386E8</text:span></text:p>
      <text:p text:style-name="P1"><text:span text:style-name="T1">varianceIR=10.756837559843333</text:span></text:p>
      <text:p text:style-name="P2"/>
      <text:p text:style-name="P1"><text:span text:style-name="T1">NDVI=-1.2170903160680529E7</text:span></text:p>
      <text:p text:style-name="P1"><text:span text:style-name="T1">IR=66.6086956521739</text:span></text:p>
      <text:p text:style-name="P1"><text:span text:style-name="T1">variance NDVI=2.0397905625589442E8</text:span></text:p>
      <text:p text:style-name="P1"><text:span text:style-name="T1">varianceIR=6.065630125678479</text:span></text:p>
      <text:p text:style-name="P2"/>
      <text:p text:style-name="P1"><text:span text:style-name="T1">NDVI=-1.2032196173913043E7</text:span></text:p>
      <text:p text:style-name="P1"><text:span text:style-name="T1">IR=68.05293005671078</text:span></text:p>
      <text:p text:style-name="P1"><text:span text:style-name="T1">variance NDVI=3.638965929397088E7</text:span></text:p>
      <text:p text:style-name="P1"><text:span text:style-name="T1">varianceIR=5.674327500407713</text:span></text:p>
      <text:p text:style-name="P2"/>
      <text:p text:style-name="P1"><text:span text:style-name="T1">NDVI=-1.1490560351606805E7</text:span></text:p>
      <text:p text:style-name="P1"><text:span text:style-name="T1">IR=83.85255198487712</text:span></text:p>
      <text:p text:style-name="P1"><text:span text:style-name="T1">variance NDVI=8.750809984077234E8</text:span></text:p>
      <text:p text:style-name="P1"><text:span text:style-name="T1">varianceIR=41.08459268279187</text:span></text:p>
      <text:p text:style-name="P2"/>
      <text:p text:style-name="P1"><text:span text:style-name="T1">NDVI=-1.2148672413988657E7</text:span></text:p>
      <text:p text:style-name="P1"><text:span text:style-name="T1">IR=73.26465028355388</text:span></text:p>
      <text:p text:style-name="P1"><text:span text:style-name="T1">variance NDVI=4.4445808042533726E7</text:span></text:p>
      <text:p text:style-name="P1"><text:span text:style-name="T1">varianceIR=57.69122484210579</text:span></text:p>
      <text:p text:style-name="P2"/>
      <text:p text:style-name="P1"><text:span text:style-name="T1">NDVI=-1.2155054241965974E7</text:span></text:p>
      <text:p text:style-name="P1"><text:span text:style-name="T1">IR=67.72400756143668</text:span></text:p>
      <text:p text:style-name="P1"><text:span text:style-name="T1">variance NDVI=4.945581576026783E8</text:span></text:p>
      <text:p text:style-name="P1"><text:span text:style-name="T1">varianceIR=39.61861305132561</text:span></text:p>
      <text:p text:style-name="P2"/>
      <text:p text:style-name="P1"><text:span text:style-name="T1">NDVI=-1.1439133457466919E7</text:span></text:p>
      <text:p text:style-name="P1"><text:span text:style-name="T1">IR=74.58790170132325</text:span></text:p>
      <text:p text:style-name="P1"><text:span text:style-name="T1">variance NDVI=6.827849562571883E8</text:span></text:p>
      <text:p text:style-name="P1"><text:span text:style-name="T1">varianceIR=7.155987998288745</text:span></text:p>
      <text:p text:style-name="P2"/>
      <text:p text:style-name="P1"><text:span text:style-name="T1">NDVI=-1.146761968241966E7</text:span></text:p>
      <text:p text:style-name="P1"><text:span text:style-name="T1">IR=72.11342155009451</text:span></text:p>
      <text:p text:style-name="P1"><text:span text:style-name="T1">variance NDVI=690622.5911405045</text:span></text:p>
      <text:p text:style-name="P1"><text:span text:style-name="T1">varianceIR=12.286465547553808</text:span></text:p>
      <text:p text:style-name="P2"/>
      <text:p text:style-name="P1"><text:span text:style-name="T1">NDVI=-1.1442598098298676E7</text:span></text:p>
      <text:p text:style-name="P1"><text:span text:style-name="T1">IR=75.38374291115312</text:span></text:p>
      <text:p text:style-name="P1"><text:span text:style-name="T1">variance NDVI=5.3397551631432265E8</text:span></text:p>
      <text:p text:style-name="P1"><text:span text:style-name="T1">varianceIR=68.85408106678778</text:span></text:p>
      <text:p text:style-name="P2"/>
      <text:p text:style-name="P1"><text:soft-page-break/><text:span text:style-name="T1">NDVI=-1.0723764230623819E7</text:span></text:p>
      <text:p text:style-name="P1"><text:span text:style-name="T1">IR=91.25519848771266</text:span></text:p>
      <text:p text:style-name="P1"><text:span text:style-name="T1">variance NDVI=8250211.539603586</text:span></text:p>
      <text:p text:style-name="P1"><text:span text:style-name="T1">varianceIR=21.67118989639058</text:span></text:p>
      <text:p text:style-name="P2"/>
      <text:p text:style-name="P1"><text:span text:style-name="T1">NDVI=-1.137129190926276E7</text:span></text:p>
      <text:p text:style-name="P1"><text:span text:style-name="T1">IR=75.16824196597354</text:span></text:p>
      <text:p text:style-name="P1"><text:span text:style-name="T1">variance NDVI=6.4032535307984E8</text:span></text:p>
      <text:p text:style-name="P1"><text:span text:style-name="T1">varianceIR=131.56954832756833</text:span></text:p>
      <text:p text:style-name="P2"/>
      <text:p text:style-name="P1"><text:span text:style-name="T1">NDVI=-1.1039765952741021E7</text:span></text:p>
      <text:p text:style-name="P1"><text:span text:style-name="T1">IR=78.70510396975425</text:span></text:p>
      <text:p text:style-name="P1"><text:span text:style-name="T1">variance NDVI=1.650182456005808E9</text:span></text:p>
      <text:p text:style-name="P1"><text:span text:style-name="T1">varianceIR=81.92909189068328</text:span></text:p>
      <text:p text:style-name="P2"/>
      <text:p text:style-name="P1"><text:span text:style-name="T1">NDVI=-1.0231610264650283E7</text:span></text:p>
      <text:p text:style-name="P1"><text:span text:style-name="T1">IR=108.69187145557656</text:span></text:p>
      <text:p text:style-name="P1"><text:span text:style-name="T1">variance NDVI=2.4539595876410648E8</text:span></text:p>
      <text:p text:style-name="P1"><text:span text:style-name="T1">varianceIR=8.254627538326124</text:span></text:p>
      <text:p text:style-name="P2"/>
      <text:p text:style-name="P1"><text:span text:style-name="T1">NDVI=-1.0174541219281664E7</text:span></text:p>
      <text:p text:style-name="P1"><text:span text:style-name="T1">IR=109.57844990548205</text:span></text:p>
      <text:p text:style-name="P1"><text:span text:style-name="T1">variance NDVI=3782392.4889936596</text:span></text:p>
      <text:p text:style-name="P1"><text:span text:style-name="T1">varianceIR=6.896845014386985</text:span></text:p>
      <text:p text:style-name="P2"/>
      <text:p text:style-name="P1"><text:span text:style-name="T1">NDVI=-1.0002984588932807E7</text:span></text:p>
      <text:p text:style-name="P1"><text:span text:style-name="T1">IR=110.68379446640316</text:span></text:p>
      <text:p text:style-name="P1"><text:span text:style-name="T1">variance NDVI=8.444755354417361E8</text:span></text:p>
      <text:p text:style-name="P1"><text:span text:style-name="T1">varianceIR=8.799030577283547</text:span></text:p>
      <text:p text:style-name="P2"/>
      <text:p text:style-name="P1"><text:span text:style-name="T1">NDVI=-1.1831447889328063E7</text:span></text:p>
      <text:p text:style-name="P1"><text:span text:style-name="T1">IR=85.3913043478261</text:span></text:p>
      <text:p text:style-name="P1"><text:span text:style-name="T1">variance NDVI=159308.39735897948</text:span></text:p>
      <text:p text:style-name="P1"><text:span text:style-name="T1">varianceIR=7.071534777378437</text:span></text:p>
      <text:p text:style-name="P2"/>
      <text:p text:style-name="P1"><text:span text:style-name="T1">NDVI=-1.1990122217391305E7</text:span></text:p>
      <text:p text:style-name="P1"><text:span text:style-name="T1">IR=81.48221343873517</text:span></text:p>
      <text:p text:style-name="P1"><text:span text:style-name="T1">variance NDVI=9.111361405069587E7</text:span></text:p>
      <text:p text:style-name="P1"><text:span text:style-name="T1">varianceIR=10.410456576727684</text:span></text:p>
      <text:p text:style-name="P2"/>
      <text:p text:style-name="P1"><text:span text:style-name="T1">NDVI=-1.2452914760869564E7</text:span></text:p>
      <text:p text:style-name="P1"><text:span text:style-name="T1">IR=74.20355731225297</text:span></text:p>
      <text:p text:style-name="P1"><text:span text:style-name="T1">variance NDVI=7.395254361897783E8</text:span></text:p>
      <text:p text:style-name="P1"><text:span text:style-name="T1">varianceIR=56.14269074037704</text:span></text:p>
      <text:p text:style-name="P2"/>
      <text:p text:style-name="P1"><text:span text:style-name="T1">NDVI=-1.253522667193676E7</text:span></text:p>
      <text:p text:style-name="P1"><text:span text:style-name="T1">IR=69.83399209486166</text:span></text:p>
      <text:p text:style-name="P1"><text:span text:style-name="T1">variance NDVI=1.1195277533284202E9</text:span></text:p>
      <text:p text:style-name="P1"><text:span text:style-name="T1">varianceIR=63.72893633967117</text:span></text:p>
      <text:p text:style-name="P2"/>
      <text:p text:style-name="P1"><text:span text:style-name="T1">NDVI=-1.2960160774703557E7</text:span></text:p>
      <text:p text:style-name="P1"><text:span text:style-name="T1">IR=57.78656126482213</text:span></text:p>
      <text:p text:style-name="P1"><text:span text:style-name="T1">variance NDVI=1.4456354206073554E9</text:span></text:p>
      <text:p text:style-name="P1"><text:span text:style-name="T1">varianceIR=7.668449168802018</text:span></text:p>
      <text:p text:style-name="P2"/>
      <text:p text:style-name="P1"><text:span text:style-name="T1">NDVI=-1.246664123320158E7</text:span></text:p>
      <text:p text:style-name="P1"><text:span text:style-name="T1">IR=62.95652173913044</text:span></text:p>
      <text:p text:style-name="P1"><text:span text:style-name="T1">variance NDVI=1.0466255583757629E8</text:span></text:p>
      <text:p text:style-name="P1"><text:span text:style-name="T1">varianceIR=7.799539738637318</text:span></text:p>
      <text:p text:style-name="P2"/>
      <text:p text:style-name="P1"><text:span text:style-name="T1">NDVI=-1.2149821035573123E7</text:span></text:p>
      <text:p text:style-name="P1"><text:span text:style-name="T1">IR=65.95256916996047</text:span></text:p>
      <text:p text:style-name="P1"><text:soft-page-break/><text:span text:style-name="T1">variance NDVI=1.4929278735406779E7</text:span></text:p>
      <text:p text:style-name="P1"><text:span text:style-name="T1">varianceIR=7.910282688137279</text:span></text:p>
      <text:p text:style-name="P2"/>
      <text:p text:style-name="P1"><text:span text:style-name="T1">NDVI=-1.1927392448616602E7</text:span></text:p>
      <text:p text:style-name="P1"><text:span text:style-name="T1">IR=69.49604743083005</text:span></text:p>
      <text:p text:style-name="P1"><text:span text:style-name="T1">variance NDVI=6.298832957497665E7</text:span></text:p>
      <text:p text:style-name="P1"><text:span text:style-name="T1">varianceIR=16.190104156857384</text:span></text:p>
      <text:p text:style-name="P2"/>
      <text:p text:style-name="P1"><text:span text:style-name="T1">NDVI=-1.130573762450593E7</text:span></text:p>
      <text:p text:style-name="P1"><text:span text:style-name="T1">IR=81.44268774703558</text:span></text:p>
      <text:p text:style-name="P1"><text:span text:style-name="T1">variance NDVI=7.175093557042671E8</text:span></text:p>
      <text:p text:style-name="P1"><text:span text:style-name="T1">varianceIR=19.125986822381744</text:span></text:p>
      <text:p text:style-name="P2"/>
      <text:p text:style-name="P1"><text:span text:style-name="T1">NDVI=-1.1510677804347826E7</text:span></text:p>
      <text:p text:style-name="P1"><text:span text:style-name="T1">IR=75.8399209486166</text:span></text:p>
      <text:p text:style-name="P1"><text:span text:style-name="T1">variance NDVI=4.2250238708382213E8</text:span></text:p>
      <text:p text:style-name="P1"><text:span text:style-name="T1">varianceIR=19.86507353029717</text:span></text:p>
      <text:p text:style-name="P2"/>
      <text:p text:style-name="P1"><text:span text:style-name="T1">NDVI=-1.1625443553359684E7</text:span></text:p>
      <text:p text:style-name="P1"><text:span text:style-name="T1">IR=73.9802371541502</text:span></text:p>
      <text:p text:style-name="P1"><text:span text:style-name="T1">variance NDVI=4.547697392427042E8</text:span></text:p>
      <text:p text:style-name="P1"><text:span text:style-name="T1">varianceIR=20.07288114807468</text:span></text:p>
      <text:p text:style-name="P2"/>
      <text:p text:style-name="P1"><text:span text:style-name="T1">NDVI=-1.1300885820158103E7</text:span></text:p>
      <text:p text:style-name="P1"><text:span text:style-name="T1">IR=76.3300395256917</text:span></text:p>
      <text:p text:style-name="P1"><text:span text:style-name="T1">variance NDVI=8.957299259802961E7</text:span></text:p>
      <text:p text:style-name="P1"><text:span text:style-name="T1">varianceIR=4.830352437160358</text:span></text:p>
      <text:p text:style-name="P2"/>
      <text:p text:style-name="P1"><text:span text:style-name="T1">NDVI=-1.1214747090909092E7</text:span></text:p>
      <text:p text:style-name="P1"><text:span text:style-name="T1">IR=79.6600790513834</text:span></text:p>
      <text:p text:style-name="P1"><text:span text:style-name="T1">variance NDVI=2.630437738004881E8</text:span></text:p>
      <text:p text:style-name="P1"><text:span text:style-name="T1">varianceIR=32.990635951206734</text:span></text:p>
      <text:p text:style-name="P2"/>
      <text:p text:style-name="P1"><text:span text:style-name="T1">NDVI=-1.08834900770751E7</text:span></text:p>
      <text:p text:style-name="P1"><text:span text:style-name="T1">IR=89.3695652173913</text:span></text:p>
      <text:p text:style-name="P1"><text:span text:style-name="T1">variance NDVI=5.6769756590369664E7</text:span></text:p>
      <text:p text:style-name="P1"><text:span text:style-name="T1">varianceIR=37.258518757892084</text:span></text:p>
      <text:p text:style-name="P2"/>
      <text:p text:style-name="P1"><text:span text:style-name="T1">NDVI=-1.0726280164031621E7</text:span></text:p>
      <text:p text:style-name="P1"><text:span text:style-name="T1">IR=92.51581027667984</text:span></text:p>
      <text:p text:style-name="P1"><text:span text:style-name="T1">variance NDVI=9294687.589974264</text:span></text:p>
      <text:p text:style-name="P1"><text:span text:style-name="T1">varianceIR=20.125590254816608</text:span></text:p>
      <text:p text:style-name="P2"/>
      <text:p text:style-name="P1"><text:span text:style-name="T1">NDVI=-1.062679426679842E7</text:span></text:p>
      <text:p text:style-name="P1"><text:span text:style-name="T1">IR=91.04545454545455</text:span></text:p>
      <text:p text:style-name="P1"><text:span text:style-name="T1">variance NDVI=4.7883618585435295E8</text:span></text:p>
      <text:p text:style-name="P1"><text:span text:style-name="T1">varianceIR=30.591362329729233</text:span></text:p>
      <text:p text:style-name="P2"/>
      <text:p text:style-name="P1"><text:span text:style-name="T1">NDVI=-1.037702566007905E7</text:span></text:p>
      <text:p text:style-name="P1"><text:span text:style-name="T1">IR=100.7905138339921</text:span></text:p>
      <text:p text:style-name="P1"><text:span text:style-name="T1">variance NDVI=2.3829362657564738E8</text:span></text:p>
      <text:p text:style-name="P1"><text:span text:style-name="T1">varianceIR=53.64925325162722</text:span></text:p>
      <text:p text:style-name="P2"/>
      <text:p text:style-name="P1"><text:span text:style-name="T1">NDVI=-1.0191504027667984E7</text:span></text:p>
      <text:p text:style-name="P1"><text:span text:style-name="T1">IR=109.44268774703558</text:span></text:p>
      <text:p text:style-name="P1"><text:span text:style-name="T1">variance NDVI=1.411734671820187E8</text:span></text:p>
      <text:p text:style-name="P1"><text:span text:style-name="T1">varianceIR=3.4832803279825435</text:span></text:p>
      <text:p text:style-name="P2"/>
      <text:p text:style-name="P1"><text:span text:style-name="T1">NDVI=-1.0126607023715414E7</text:span></text:p>
      <text:p text:style-name="P1"><text:span text:style-name="T1">IR=110.44664031620553</text:span></text:p>
      <text:p text:style-name="P1"><text:span text:style-name="T1">variance NDVI=7742119.256738178</text:span></text:p>
      <text:p text:style-name="P1"><text:span text:style-name="T1">varianceIR=2.5207898135866134</text:span></text:p>
      <text:p text:style-name="P2"><text:soft-page-break/></text:p>
      <text:p text:style-name="P1"><text:span text:style-name="T1">NDVI=-1.0080168948347107E7</text:span></text:p>
      <text:p text:style-name="P1"><text:span text:style-name="T1">IR=110.85330578512396</text:span></text:p>
      <text:p text:style-name="P1"><text:span text:style-name="T1">variance NDVI=2.753103636076036E7</text:span></text:p>
      <text:p text:style-name="P1"><text:span text:style-name="T1">varianceIR=2.7294217236239655</text:span>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9T12:59:49.669084603</meta:creation-date>
    <dc:date>2014-04-29T13:10:10.031264963</dc:date>
    <meta:editing-duration>P0D</meta:editing-duration>
    <meta:editing-cycles>1</meta:editing-cycles>
    <meta:document-statistic meta:table-count="0" meta:image-count="0" meta:object-count="0" meta:page-count="35" meta:paragraph-count="1713" meta:word-count="2116" meta:character-count="45721" meta:non-whitespace-character-count="45318"/>
    <meta:generator>LibreOffice/4.2.3.3$Linux_x86 LibreOffice_project/420m0$Build-3</meta:generator>
  </office:meta>
</office:document-meta>
</file>